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48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7555in"/>
    </style:style>
    <style:style style:name="co4" style:family="table-column">
      <style:table-column-properties fo:break-before="auto" style:column-width="0.4173in"/>
    </style:style>
    <style:style style:name="co5" style:family="table-column">
      <style:table-column-properties fo:break-before="auto" style:column-width="0.4965in"/>
    </style:style>
    <style:style style:name="co6" style:family="table-column">
      <style:table-column-properties fo:break-before="auto" style:column-width="0.541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37"/>
    <style:style style:name="ce4" style:family="table-cell" style:parent-style-name="Default" style:data-style-name="N37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" style:family="table-cell" style:parent-style-name="Default" style:data-style-name="N0"/>
    <style:style style:name="gr1" style:family="graphic">
      <style:graphic-properties draw:stroke="solid" svg:stroke-width="0.0201in" draw:marker-start-width="0.1087in" draw:marker-end-width="0.1087in" draw:fill="none" draw:textarea-horizontal-align="center" draw:textarea-vertical-align="middle" fo:padding-top="0.0098in" fo:padding-bottom="0.0098in" fo:padding-left="0.0098in" fo:padding-right="0.0098in" draw:ole-draw-aspect="1"/>
      <style:paragraph-properties fo:text-align="center"/>
    </style:style>
    <style:style style:name="gr2" style:family="graphic">
      <style:graphic-properties draw:stroke="solid" draw:stroke-dash="Double_20_Dash" svg:stroke-width="0.0201in" svg:stroke-color="#3465a4" draw:marker-start-width="0.1087in" draw:marker-end-width="0.1087in" svg:stroke-linecap="butt" draw:fill="none" draw:textarea-horizontal-align="center" draw:textarea-vertical-align="middle" fo:padding-top="0.0098in" fo:padding-bottom="0.0098in" fo:padding-left="0.0098in" fo:padding-right="0.0098in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52.6366in" svg:height="7.9in" svg:x="8.1685in" svg:y="1.0441in">
            <draw:object draw:notify-on-update-of-ranges="Sheet1.B2:Sheet1.B257 Sheet1.C1:Sheet1.C1 Sheet1.C2:Sheet1.C257 Sheet1.D1:Sheet1.D1 Sheet1.D2:Sheet1.D25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2" draw:text-style-name="P1" svg:width="6.2988in" svg:height="3.5429in" svg:x="15.3768in" svg:y="4.3618in">
            <draw:object draw:notify-on-update-of-ranges="Sheet1.AA2:Sheet1.AA6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7" table:default-cell-style-name="Default"/>
        <table:table-column table:style-name="co2" table:default-cell-style-name="Default"/>
        <table:table-column table:style-name="co3" table:number-columns-repeated="1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4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Sample No</text:p>
          </table:table-cell>
          <table:table-cell office:value-type="string" calcext:value-type="string">
            <text:p>Freq</text:p>
          </table:table-cell>
          <table:table-cell office:value-type="string" calcext:value-type="string">
            <text:p>M1_filtered</text:p>
          </table:table-cell>
          <table:table-cell/>
          <table:table-cell office:value-type="string" calcext:value-type="string">
            <text:p>M1</text:p>
          </table:table-cell>
          <table:table-cell table:number-columns-repeated="3"/>
          <table:table-cell table:number-columns-repeated="5" office:value-type="string" calcext:value-type="string">
            <text:p>M1_ref</text:p>
          </table:table-cell>
          <table:table-cell/>
          <table:table-cell table:number-columns-repeated="5" office:value-type="string" calcext:value-type="string">
            <text:p>M2_ref</text:p>
          </table:table-cell>
          <table:table-cell table:number-columns-repeated="7"/>
          <table:table-cell office:value-type="string" calcext:value-type="string">
            <text:p>Sampl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$H$2]/2/[.$H$3]*([.A2]-1)" office:value-type="float" office:value="0" calcext:value-type="float">
            <text:p>0</text:p>
          </table:table-cell>
          <table:table-cell table:formula="of:=[.E2]-AVERAGE([.I2:.M2])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ampling freq:</text:p>
          </table:table-cell>
          <table:table-cell table:formula="of:=ROUND(16000/[.H4]/13*1000)" office:value-type="float" office:value="19231" calcext:value-type="float">
            <text:p>19231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string" calcext:value-type="string">
            <text:p>440+1000+25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hite nois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ROUND([.$H$2]/2/[.$H$3]*([.A3]-1))" office:value-type="float" office:value="150" calcext:value-type="float">
            <text:p>150</text:p>
          </table:table-cell>
          <table:table-cell table:formula="of:=[.E3]-AVERAGE([.I3:.M3])" office:value-type="float" office:value="190.4051" calcext:value-type="float">
            <text:p>190.4051</text:p>
          </table:table-cell>
          <table:table-cell/>
          <table:table-cell office:value-type="float" office:value="4739.7451" calcext:value-type="float">
            <text:p>4739.7451</text:p>
          </table:table-cell>
          <table:table-cell office:value-type="float" office:value="2293.17" calcext:value-type="float">
            <text:p>2293.17</text:p>
          </table:table-cell>
          <table:table-cell office:value-type="string" calcext:value-type="string">
            <text:p>Samples:</text:p>
          </table:table-cell>
          <table:table-cell table:style-name="ce1" table:formula="of:=COUNTA([.E2:.E257])" office:value-type="float" office:value="64" calcext:value-type="float">
            <text:p>64</text:p>
          </table:table-cell>
          <table:table-cell office:value-type="float" office:value="4551.4" calcext:value-type="float">
            <text:p>4551.4</text:p>
          </table:table-cell>
          <table:table-cell office:value-type="float" office:value="4544.23" calcext:value-type="float">
            <text:p>4544.23</text:p>
          </table:table-cell>
          <table:table-cell office:value-type="float" office:value="4538.06" calcext:value-type="float">
            <text:p>4538.06</text:p>
          </table:table-cell>
          <table:table-cell office:value-type="float" office:value="4560.21" calcext:value-type="float">
            <text:p>4560.21</text:p>
          </table:table-cell>
          <table:table-cell office:value-type="float" office:value="4552.8" calcext:value-type="float">
            <text:p>4552.8</text:p>
          </table:table-cell>
          <table:table-cell/>
          <table:table-cell office:value-type="float" office:value="15307.0859" calcext:value-type="float">
            <text:p>15307.0859</text:p>
          </table:table-cell>
          <table:table-cell office:value-type="float" office:value="15373.4042" calcext:value-type="float">
            <text:p>15373.4042</text:p>
          </table:table-cell>
          <table:table-cell office:value-type="float" office:value="15370.6748" calcext:value-type="float">
            <text:p>15370.6748</text:p>
          </table:table-cell>
          <table:table-cell office:value-type="float" office:value="15379.8115" calcext:value-type="float">
            <text:p>15379.8115</text:p>
          </table:table-cell>
          <table:table-cell office:value-type="float" office:value="15356.2851" calcext:value-type="float">
            <text:p>15356.2851</text:p>
          </table:table-cell>
          <table:table-cell table:number-columns-repeated="2"/>
          <table:table-cell office:value-type="float" office:value="4739.7451" calcext:value-type="float">
            <text:p>4739.7451</text:p>
          </table:table-cell>
          <table:table-cell table:number-columns-repeated="2"/>
          <table:table-cell office:value-type="float" office:value="4658.7675" calcext:value-type="float">
            <text:p>4658.7675</text:p>
          </table:table-cell>
          <table:table-cell/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ROUND([.$H$2]/2/[.$H$3]*([.A4]-1))" office:value-type="float" office:value="300" calcext:value-type="float">
            <text:p>300</text:p>
          </table:table-cell>
          <table:table-cell table:formula="of:=[.E4]-AVERAGE([.I4:.M4])" office:value-type="float" office:value="-13.3043" calcext:value-type="float">
            <text:p>-13.3043</text:p>
          </table:table-cell>
          <table:table-cell/>
          <table:table-cell office:value-type="float" office:value="26.6717" calcext:value-type="float">
            <text:p>26.6717</text:p>
          </table:table-cell>
          <table:table-cell office:value-type="float" office:value="54.44" calcext:value-type="float">
            <text:p>54.44</text:p>
          </table:table-cell>
          <table:table-cell office:value-type="string" calcext:value-type="string">
            <text:p>Prescaler:</text:p>
          </table:table-cell>
          <table:table-cell office:value-type="float" office:value="64" calcext:value-type="float">
            <text:p>64</text:p>
          </table:table-cell>
          <table:table-cell office:value-type="float" office:value="49.24" calcext:value-type="float">
            <text:p>49.24</text:p>
          </table:table-cell>
          <table:table-cell office:value-type="float" office:value="44.77" calcext:value-type="float">
            <text:p>44.77</text:p>
          </table:table-cell>
          <table:table-cell office:value-type="float" office:value="19.72" calcext:value-type="float">
            <text:p>19.72</text:p>
          </table:table-cell>
          <table:table-cell office:value-type="float" office:value="51.8" calcext:value-type="float">
            <text:p>51.8</text:p>
          </table:table-cell>
          <table:table-cell office:value-type="float" office:value="34.35" calcext:value-type="float">
            <text:p>34.35</text:p>
          </table:table-cell>
          <table:table-cell/>
          <table:table-cell office:value-type="float" office:value="78.6237" calcext:value-type="float">
            <text:p>78.6237</text:p>
          </table:table-cell>
          <table:table-cell office:value-type="float" office:value="21.1978" calcext:value-type="float">
            <text:p>21.1978</text:p>
          </table:table-cell>
          <table:table-cell office:value-type="float" office:value="14.7404" calcext:value-type="float">
            <text:p>14.7404</text:p>
          </table:table-cell>
          <table:table-cell office:value-type="float" office:value="61.1438" calcext:value-type="float">
            <text:p>61.1438</text:p>
          </table:table-cell>
          <table:table-cell office:value-type="float" office:value="76.0018" calcext:value-type="float">
            <text:p>76.0018</text:p>
          </table:table-cell>
          <table:table-cell table:number-columns-repeated="2"/>
          <table:table-cell office:value-type="float" office:value="26.6717" calcext:value-type="float">
            <text:p>26.6717</text:p>
          </table:table-cell>
          <table:table-cell table:number-columns-repeated="2"/>
          <table:table-cell office:value-type="float" office:value="111.3753" calcext:value-type="float">
            <text:p>111.3753</text:p>
          </table:table-cell>
          <table:table-cell/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ROUND([.$H$2]/2/[.$H$3]*([.A5]-1))" office:value-type="float" office:value="451" calcext:value-type="float">
            <text:p>451</text:p>
          </table:table-cell>
          <table:table-cell table:formula="of:=[.E5]-AVERAGE([.I5:.M5])" office:value-type="float" office:value="-15.0128" calcext:value-type="float">
            <text:p>-15.0128</text:p>
          </table:table-cell>
          <table:table-cell/>
          <table:table-cell office:value-type="float" office:value="10.7852" calcext:value-type="float">
            <text:p>10.7852</text:p>
          </table:table-cell>
          <table:table-cell office:value-type="float" office:value="21.15" calcext:value-type="float">
            <text:p>21.15</text:p>
          </table:table-cell>
          <table:table-cell table:number-columns-repeated="2"/>
          <table:table-cell office:value-type="float" office:value="21.48" calcext:value-type="float">
            <text:p>21.48</text:p>
          </table:table-cell>
          <table:table-cell office:value-type="float" office:value="12.07" calcext:value-type="float">
            <text:p>12.07</text:p>
          </table:table-cell>
          <table:table-cell office:value-type="float" office:value="47.56" calcext:value-type="float">
            <text:p>47.56</text:p>
          </table:table-cell>
          <table:table-cell office:value-type="float" office:value="29.82" calcext:value-type="float">
            <text:p>29.82</text:p>
          </table:table-cell>
          <table:table-cell office:value-type="float" office:value="18.06" calcext:value-type="float">
            <text:p>18.06</text:p>
          </table:table-cell>
          <table:table-cell/>
          <table:table-cell office:value-type="float" office:value="397.4258" calcext:value-type="float">
            <text:p>397.4258</text:p>
          </table:table-cell>
          <table:table-cell office:value-type="float" office:value="215.946" calcext:value-type="float">
            <text:p>215.946</text:p>
          </table:table-cell>
          <table:table-cell office:value-type="float" office:value="176.9602" calcext:value-type="float">
            <text:p>176.9602</text:p>
          </table:table-cell>
          <table:table-cell office:value-type="float" office:value="143.3996" calcext:value-type="float">
            <text:p>143.3996</text:p>
          </table:table-cell>
          <table:table-cell office:value-type="float" office:value="299.7939" calcext:value-type="float">
            <text:p>299.7939</text:p>
          </table:table-cell>
          <table:table-cell table:number-columns-repeated="2"/>
          <table:table-cell office:value-type="float" office:value="10.7852" calcext:value-type="float">
            <text:p>10.7852</text:p>
          </table:table-cell>
          <table:table-cell table:number-columns-repeated="2"/>
          <table:table-cell office:value-type="float" office:value="169.2769" calcext:value-type="float">
            <text:p>169.2769</text:p>
          </table:table-cell>
          <table:table-cell/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ROUND([.$H$2]/2/[.$H$3]*([.A6]-1))" office:value-type="float" office:value="601" calcext:value-type="float">
            <text:p>601</text:p>
          </table:table-cell>
          <table:table-cell table:formula="of:=[.E6]-AVERAGE([.I6:.M6])" office:value-type="float" office:value="-10.5772" calcext:value-type="float">
            <text:p>-10.5772</text:p>
          </table:table-cell>
          <table:table-cell/>
          <table:table-cell office:value-type="float" office:value="4.3708" calcext:value-type="float">
            <text:p>4.3708</text:p>
          </table:table-cell>
          <table:table-cell office:value-type="float" office:value="239.13" calcext:value-type="float">
            <text:p>239.13</text:p>
          </table:table-cell>
          <table:table-cell table:style-name="ce2" office:value-type="float" office:value="1716502328" calcext:value-type="float">
            <text:p>1716502328</text:p>
          </table:table-cell>
          <table:table-cell/>
          <table:table-cell office:value-type="float" office:value="8.18" calcext:value-type="float">
            <text:p>8.18</text:p>
          </table:table-cell>
          <table:table-cell office:value-type="float" office:value="18.77" calcext:value-type="float">
            <text:p>18.77</text:p>
          </table:table-cell>
          <table:table-cell office:value-type="float" office:value="22.1" calcext:value-type="float">
            <text:p>22.1</text:p>
          </table:table-cell>
          <table:table-cell office:value-type="float" office:value="7.92" calcext:value-type="float">
            <text:p>7.92</text:p>
          </table:table-cell>
          <table:table-cell office:value-type="float" office:value="17.77" calcext:value-type="float">
            <text:p>17.77</text:p>
          </table:table-cell>
          <table:table-cell/>
          <table:table-cell office:value-type="float" office:value="41.6257" calcext:value-type="float">
            <text:p>41.6257</text:p>
          </table:table-cell>
          <table:table-cell office:value-type="float" office:value="14.7419" calcext:value-type="float">
            <text:p>14.7419</text:p>
          </table:table-cell>
          <table:table-cell office:value-type="float" office:value="41.8189" calcext:value-type="float">
            <text:p>41.8189</text:p>
          </table:table-cell>
          <table:table-cell office:value-type="float" office:value="34.071" calcext:value-type="float">
            <text:p>34.071</text:p>
          </table:table-cell>
          <table:table-cell office:value-type="float" office:value="36.8372" calcext:value-type="float">
            <text:p>36.8372</text:p>
          </table:table-cell>
          <table:table-cell table:number-columns-repeated="2"/>
          <table:table-cell office:value-type="float" office:value="4.3708" calcext:value-type="float">
            <text:p>4.3708</text:p>
          </table:table-cell>
          <table:table-cell table:number-columns-repeated="2"/>
          <table:table-cell office:value-type="float" office:value="196.677" calcext:value-type="float">
            <text:p>196.677</text:p>
          </table:table-cell>
          <table:table-cell/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ROUND([.$H$2]/2/[.$H$3]*([.A7]-1))" office:value-type="float" office:value="751" calcext:value-type="float">
            <text:p>751</text:p>
          </table:table-cell>
          <table:table-cell table:formula="of:=[.E7]-AVERAGE([.I7:.M7])" office:value-type="float" office:value="74.9808" calcext:value-type="float">
            <text:p>74.9808</text:p>
          </table:table-cell>
          <table:table-cell/>
          <table:table-cell office:value-type="float" office:value="89.5988" calcext:value-type="float">
            <text:p>89.5988</text:p>
          </table:table-cell>
          <table:table-cell office:value-type="float" office:value="427.4" calcext:value-type="float">
            <text:p>427.4</text:p>
          </table:table-cell>
          <table:table-cell table:style-name="ce3" table:formula="of:=([.G6]/86400)+DATE(1970;1;1)" office:value-type="date" office:date-value="2024-05-23T22:12:08" calcext:value-type="date">
            <text:p>05/23/24</text:p>
          </table:table-cell>
          <table:table-cell/>
          <table:table-cell office:value-type="float" office:value="12.81" calcext:value-type="float">
            <text:p>12.81</text:p>
          </table:table-cell>
          <table:table-cell office:value-type="float" office:value="6.27" calcext:value-type="float">
            <text:p>6.27</text:p>
          </table:table-cell>
          <table:table-cell office:value-type="float" office:value="33.7" calcext:value-type="float">
            <text:p>33.7</text:p>
          </table:table-cell>
          <table:table-cell office:value-type="float" office:value="11.11" calcext:value-type="float">
            <text:p>11.11</text:p>
          </table:table-cell>
          <table:table-cell office:value-type="float" office:value="9.2" calcext:value-type="float">
            <text:p>9.2</text:p>
          </table:table-cell>
          <table:table-cell/>
          <table:table-cell office:value-type="float" office:value="321.6798" calcext:value-type="float">
            <text:p>321.6798</text:p>
          </table:table-cell>
          <table:table-cell office:value-type="float" office:value="253.0826" calcext:value-type="float">
            <text:p>253.0826</text:p>
          </table:table-cell>
          <table:table-cell office:value-type="float" office:value="270.5451" calcext:value-type="float">
            <text:p>270.5451</text:p>
          </table:table-cell>
          <table:table-cell office:value-type="float" office:value="358.3846" calcext:value-type="float">
            <text:p>358.3846</text:p>
          </table:table-cell>
          <table:table-cell office:value-type="float" office:value="179.0587" calcext:value-type="float">
            <text:p>179.0587</text:p>
          </table:table-cell>
          <table:table-cell table:number-columns-repeated="2"/>
          <table:table-cell office:value-type="float" office:value="89.5988" calcext:value-type="float">
            <text:p>89.5988</text:p>
          </table:table-cell>
          <table:table-cell table:number-columns-repeated="2"/>
          <table:table-cell office:value-type="float" office:value="88.5036" calcext:value-type="float">
            <text:p>88.5036</text:p>
          </table:table-cell>
          <table:table-cell/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ROUND([.$H$2]/2/[.$H$3]*([.A8]-1))" office:value-type="float" office:value="901" calcext:value-type="float">
            <text:p>901</text:p>
          </table:table-cell>
          <table:table-cell table:formula="of:=[.E8]-AVERAGE([.I8:.M8])" office:value-type="float" office:value="387.0886" calcext:value-type="float">
            <text:p>387.0886</text:p>
          </table:table-cell>
          <table:table-cell/>
          <table:table-cell office:value-type="float" office:value="400.4206" calcext:value-type="float">
            <text:p>400.4206</text:p>
          </table:table-cell>
          <table:table-cell office:value-type="float" office:value="157.95" calcext:value-type="float">
            <text:p>157.95</text:p>
          </table:table-cell>
          <table:table-cell table:number-columns-repeated="2"/>
          <table:table-cell office:value-type="float" office:value="5.09" calcext:value-type="float">
            <text:p>5.09</text:p>
          </table:table-cell>
          <table:table-cell office:value-type="float" office:value="16.34" calcext:value-type="float">
            <text:p>16.34</text:p>
          </table:table-cell>
          <table:table-cell office:value-type="float" office:value="22.95" calcext:value-type="float">
            <text:p>22.95</text:p>
          </table:table-cell>
          <table:table-cell office:value-type="float" office:value="19.57" calcext:value-type="float">
            <text:p>19.57</text:p>
          </table:table-cell>
          <table:table-cell office:value-type="float" office:value="2.71" calcext:value-type="float">
            <text:p>2.71</text:p>
          </table:table-cell>
          <table:table-cell/>
          <table:table-cell office:value-type="float" office:value="96.7062" calcext:value-type="float">
            <text:p>96.7062</text:p>
          </table:table-cell>
          <table:table-cell office:value-type="float" office:value="53.3912" calcext:value-type="float">
            <text:p>53.3912</text:p>
          </table:table-cell>
          <table:table-cell office:value-type="float" office:value="88.7472" calcext:value-type="float">
            <text:p>88.7472</text:p>
          </table:table-cell>
          <table:table-cell office:value-type="float" office:value="70.5042" calcext:value-type="float">
            <text:p>70.5042</text:p>
          </table:table-cell>
          <table:table-cell office:value-type="float" office:value="52.514" calcext:value-type="float">
            <text:p>52.514</text:p>
          </table:table-cell>
          <table:table-cell table:number-columns-repeated="2"/>
          <table:table-cell office:value-type="float" office:value="400.4206" calcext:value-type="float">
            <text:p>400.4206</text:p>
          </table:table-cell>
          <table:table-cell table:number-columns-repeated="2"/>
          <table:table-cell office:value-type="float" office:value="177.3289" calcext:value-type="float">
            <text:p>177.3289</text:p>
          </table:table-cell>
          <table:table-cell/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ROUND([.$H$2]/2/[.$H$3]*([.A9]-1))" office:value-type="float" office:value="1052" calcext:value-type="float">
            <text:p>1052</text:p>
          </table:table-cell>
          <table:table-cell table:formula="of:=[.E9]-AVERAGE([.I9:.M9])" office:value-type="float" office:value="290.8341" calcext:value-type="float">
            <text:p>290.8341</text:p>
          </table:table-cell>
          <table:table-cell/>
          <table:table-cell office:value-type="float" office:value="302.7581" calcext:value-type="float">
            <text:p>302.7581</text:p>
          </table:table-cell>
          <table:table-cell office:value-type="float" office:value="4.84" calcext:value-type="float">
            <text:p>4.84</text:p>
          </table:table-cell>
          <table:table-cell table:number-columns-repeated="2"/>
          <table:table-cell office:value-type="float" office:value="11.18" calcext:value-type="float">
            <text:p>11.18</text:p>
          </table:table-cell>
          <table:table-cell office:value-type="float" office:value="7.67" calcext:value-type="float">
            <text:p>7.67</text:p>
          </table:table-cell>
          <table:table-cell office:value-type="float" office:value="17.63" calcext:value-type="float">
            <text:p>17.63</text:p>
          </table:table-cell>
          <table:table-cell office:value-type="float" office:value="11.33" calcext:value-type="float">
            <text:p>11.33</text:p>
          </table:table-cell>
          <table:table-cell office:value-type="float" office:value="11.81" calcext:value-type="float">
            <text:p>11.81</text:p>
          </table:table-cell>
          <table:table-cell/>
          <table:table-cell office:value-type="float" office:value="353.9896" calcext:value-type="float">
            <text:p>353.9896</text:p>
          </table:table-cell>
          <table:table-cell office:value-type="float" office:value="320.6993" calcext:value-type="float">
            <text:p>320.6993</text:p>
          </table:table-cell>
          <table:table-cell office:value-type="float" office:value="237.2533" calcext:value-type="float">
            <text:p>237.2533</text:p>
          </table:table-cell>
          <table:table-cell office:value-type="float" office:value="228.2047" calcext:value-type="float">
            <text:p>228.2047</text:p>
          </table:table-cell>
          <table:table-cell office:value-type="float" office:value="95.1548" calcext:value-type="float">
            <text:p>95.1548</text:p>
          </table:table-cell>
          <table:table-cell table:number-columns-repeated="2"/>
          <table:table-cell office:value-type="float" office:value="302.7581" calcext:value-type="float">
            <text:p>302.7581</text:p>
          </table:table-cell>
          <table:table-cell table:number-columns-repeated="2"/>
          <table:table-cell office:value-type="float" office:value="245.8478" calcext:value-type="float">
            <text:p>245.8478</text:p>
          </table:table-cell>
          <table:table-cell/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ROUND([.$H$2]/2/[.$H$3]*([.A10]-1))" office:value-type="float" office:value="1202" calcext:value-type="float">
            <text:p>1202</text:p>
          </table:table-cell>
          <table:table-cell table:formula="of:=[.E10]-AVERAGE([.I10:.M10])" office:value-type="float" office:value="13.9784" calcext:value-type="float">
            <text:p>13.9784</text:p>
          </table:table-cell>
          <table:table-cell/>
          <table:table-cell office:value-type="float" office:value="26.8124" calcext:value-type="float">
            <text:p>26.8124</text:p>
          </table:table-cell>
          <table:table-cell office:value-type="float" office:value="12.97" calcext:value-type="float">
            <text:p>12.97</text:p>
          </table:table-cell>
          <table:table-cell table:number-columns-repeated="2"/>
          <table:table-cell office:value-type="float" office:value="10.76" calcext:value-type="float">
            <text:p>10.76</text:p>
          </table:table-cell>
          <table:table-cell office:value-type="float" office:value="7.97" calcext:value-type="float">
            <text:p>7.97</text:p>
          </table:table-cell>
          <table:table-cell office:value-type="float" office:value="17.18" calcext:value-type="float">
            <text:p>17.18</text:p>
          </table:table-cell>
          <table:table-cell office:value-type="float" office:value="17.96" calcext:value-type="float">
            <text:p>17.96</text:p>
          </table:table-cell>
          <table:table-cell office:value-type="float" office:value="10.3" calcext:value-type="float">
            <text:p>10.3</text:p>
          </table:table-cell>
          <table:table-cell/>
          <table:table-cell office:value-type="float" office:value="22.84" calcext:value-type="float">
            <text:p>22.84</text:p>
          </table:table-cell>
          <table:table-cell office:value-type="float" office:value="53.7576" calcext:value-type="float">
            <text:p>53.7576</text:p>
          </table:table-cell>
          <table:table-cell office:value-type="float" office:value="42.582" calcext:value-type="float">
            <text:p>42.582</text:p>
          </table:table-cell>
          <table:table-cell office:value-type="float" office:value="27.0142" calcext:value-type="float">
            <text:p>27.0142</text:p>
          </table:table-cell>
          <table:table-cell office:value-type="float" office:value="50.2614" calcext:value-type="float">
            <text:p>50.2614</text:p>
          </table:table-cell>
          <table:table-cell table:number-columns-repeated="2"/>
          <table:table-cell office:value-type="float" office:value="26.8124" calcext:value-type="float">
            <text:p>26.8124</text:p>
          </table:table-cell>
          <table:table-cell table:number-columns-repeated="2"/>
          <table:table-cell office:value-type="float" office:value="185.9748" calcext:value-type="float">
            <text:p>185.9748</text:p>
          </table:table-cell>
          <table:table-cell/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ROUND([.$H$2]/2/[.$H$3]*([.A11]-1))" office:value-type="float" office:value="1352" calcext:value-type="float">
            <text:p>1352</text:p>
          </table:table-cell>
          <table:table-cell table:formula="of:=[.E11]-AVERAGE([.I11:.M11])" office:value-type="float" office:value="7.1556" calcext:value-type="float">
            <text:p>7.1556</text:p>
          </table:table-cell>
          <table:table-cell/>
          <table:table-cell office:value-type="float" office:value="18.3236" calcext:value-type="float">
            <text:p>18.3236</text:p>
          </table:table-cell>
          <table:table-cell office:value-type="float" office:value="13.26" calcext:value-type="float">
            <text:p>13.26</text:p>
          </table:table-cell>
          <table:table-cell table:number-columns-repeated="2"/>
          <table:table-cell office:value-type="float" office:value="8.45" calcext:value-type="float">
            <text:p>8.45</text:p>
          </table:table-cell>
          <table:table-cell office:value-type="float" office:value="16.11" calcext:value-type="float">
            <text:p>16.11</text:p>
          </table:table-cell>
          <table:table-cell office:value-type="float" office:value="7.16" calcext:value-type="float">
            <text:p>7.16</text:p>
          </table:table-cell>
          <table:table-cell office:value-type="float" office:value="13.21" calcext:value-type="float">
            <text:p>13.21</text:p>
          </table:table-cell>
          <table:table-cell office:value-type="float" office:value="10.91" calcext:value-type="float">
            <text:p>10.91</text:p>
          </table:table-cell>
          <table:table-cell/>
          <table:table-cell office:value-type="float" office:value="350.7364" calcext:value-type="float">
            <text:p>350.7364</text:p>
          </table:table-cell>
          <table:table-cell office:value-type="float" office:value="38.3712" calcext:value-type="float">
            <text:p>38.3712</text:p>
          </table:table-cell>
          <table:table-cell office:value-type="float" office:value="182.5679" calcext:value-type="float">
            <text:p>182.5679</text:p>
          </table:table-cell>
          <table:table-cell office:value-type="float" office:value="276.8477" calcext:value-type="float">
            <text:p>276.8477</text:p>
          </table:table-cell>
          <table:table-cell office:value-type="float" office:value="280.8682" calcext:value-type="float">
            <text:p>280.8682</text:p>
          </table:table-cell>
          <table:table-cell table:number-columns-repeated="2"/>
          <table:table-cell office:value-type="float" office:value="18.3236" calcext:value-type="float">
            <text:p>18.3236</text:p>
          </table:table-cell>
          <table:table-cell table:number-columns-repeated="2"/>
          <table:table-cell office:value-type="float" office:value="142.6462" calcext:value-type="float">
            <text:p>142.6462</text:p>
          </table:table-cell>
          <table:table-cell/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ROUND([.$H$2]/2/[.$H$3]*([.A12]-1))" office:value-type="float" office:value="1502" calcext:value-type="float">
            <text:p>1502</text:p>
          </table:table-cell>
          <table:table-cell table:formula="of:=[.E12]-AVERAGE([.I12:.M12])" office:value-type="float" office:value="-2.2098" calcext:value-type="float">
            <text:p>-2.2098</text:p>
          </table:table-cell>
          <table:table-cell/>
          <table:table-cell office:value-type="float" office:value="9.6822" calcext:value-type="float">
            <text:p>9.6822</text:p>
          </table:table-cell>
          <table:table-cell office:value-type="float" office:value="13.57" calcext:value-type="float">
            <text:p>13.57</text:p>
          </table:table-cell>
          <table:table-cell table:style-name="ce4"/>
          <table:table-cell/>
          <table:table-cell office:value-type="float" office:value="15.54" calcext:value-type="float">
            <text:p>15.54</text:p>
          </table:table-cell>
          <table:table-cell office:value-type="float" office:value="19.68" calcext:value-type="float">
            <text:p>19.68</text:p>
          </table:table-cell>
          <table:table-cell office:value-type="float" office:value="5.58" calcext:value-type="float">
            <text:p>5.58</text:p>
          </table:table-cell>
          <table:table-cell office:value-type="float" office:value="13.77" calcext:value-type="float">
            <text:p>13.77</text:p>
          </table:table-cell>
          <table:table-cell office:value-type="float" office:value="4.89" calcext:value-type="float">
            <text:p>4.89</text:p>
          </table:table-cell>
          <table:table-cell/>
          <table:table-cell office:value-type="float" office:value="60.3096" calcext:value-type="float">
            <text:p>60.3096</text:p>
          </table:table-cell>
          <table:table-cell office:value-type="float" office:value="55.2235" calcext:value-type="float">
            <text:p>55.2235</text:p>
          </table:table-cell>
          <table:table-cell office:value-type="float" office:value="40.2617" calcext:value-type="float">
            <text:p>40.2617</text:p>
          </table:table-cell>
          <table:table-cell office:value-type="float" office:value="69.1717" calcext:value-type="float">
            <text:p>69.1717</text:p>
          </table:table-cell>
          <table:table-cell office:value-type="float" office:value="60.9162" calcext:value-type="float">
            <text:p>60.9162</text:p>
          </table:table-cell>
          <table:table-cell table:number-columns-repeated="2"/>
          <table:table-cell office:value-type="float" office:value="9.6822" calcext:value-type="float">
            <text:p>9.6822</text:p>
          </table:table-cell>
          <table:table-cell table:number-columns-repeated="2"/>
          <table:table-cell office:value-type="float" office:value="174.1524" calcext:value-type="float">
            <text:p>174.1524</text:p>
          </table:table-cell>
          <table:table-cell/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ROUND([.$H$2]/2/[.$H$3]*([.A13]-1))" office:value-type="float" office:value="1653" calcext:value-type="float">
            <text:p>1653</text:p>
          </table:table-cell>
          <table:table-cell table:formula="of:=[.E13]-AVERAGE([.I13:.M13])" office:value-type="float" office:value="-7.0195" calcext:value-type="float">
            <text:p>-7.0195</text:p>
          </table:table-cell>
          <table:table-cell/>
          <table:table-cell office:value-type="float" office:value="4.1285" calcext:value-type="float">
            <text:p>4.1285</text:p>
          </table:table-cell>
          <table:table-cell office:value-type="float" office:value="1.86" calcext:value-type="float">
            <text:p>1.86</text:p>
          </table:table-cell>
          <table:table-cell table:number-columns-repeated="2"/>
          <table:table-cell office:value-type="float" office:value="11.87" calcext:value-type="float">
            <text:p>11.87</text:p>
          </table:table-cell>
          <table:table-cell office:value-type="float" office:value="9.54" calcext:value-type="float">
            <text:p>9.54</text:p>
          </table:table-cell>
          <table:table-cell office:value-type="float" office:value="15.35" calcext:value-type="float">
            <text:p>15.35</text:p>
          </table:table-cell>
          <table:table-cell office:value-type="float" office:value="6.59" calcext:value-type="float">
            <text:p>6.59</text:p>
          </table:table-cell>
          <table:table-cell office:value-type="float" office:value="12.39" calcext:value-type="float">
            <text:p>12.39</text:p>
          </table:table-cell>
          <table:table-cell/>
          <table:table-cell office:value-type="float" office:value="343.4087" calcext:value-type="float">
            <text:p>343.4087</text:p>
          </table:table-cell>
          <table:table-cell office:value-type="float" office:value="179.0986" calcext:value-type="float">
            <text:p>179.0986</text:p>
          </table:table-cell>
          <table:table-cell office:value-type="float" office:value="184.7449" calcext:value-type="float">
            <text:p>184.7449</text:p>
          </table:table-cell>
          <table:table-cell office:value-type="float" office:value="350.9423" calcext:value-type="float">
            <text:p>350.9423</text:p>
          </table:table-cell>
          <table:table-cell office:value-type="float" office:value="241.217" calcext:value-type="float">
            <text:p>241.217</text:p>
          </table:table-cell>
          <table:table-cell table:number-columns-repeated="2"/>
          <table:table-cell office:value-type="float" office:value="4.1285" calcext:value-type="float">
            <text:p>4.1285</text:p>
          </table:table-cell>
          <table:table-cell table:number-columns-repeated="2"/>
          <table:table-cell office:value-type="float" office:value="165.3422" calcext:value-type="float">
            <text:p>165.3422</text:p>
          </table:table-cell>
          <table:table-cell/>
          <table:table-cell office:value-type="float" office:value="308" calcext:value-type="float">
            <text:p>30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ROUND([.$H$2]/2/[.$H$3]*([.A14]-1))" office:value-type="float" office:value="1803" calcext:value-type="float">
            <text:p>1803</text:p>
          </table:table-cell>
          <table:table-cell table:formula="of:=[.E14]-AVERAGE([.I14:.M14])" office:value-type="float" office:value="4.6576" calcext:value-type="float">
            <text:p>4.6576</text:p>
          </table:table-cell>
          <table:table-cell/>
          <table:table-cell office:value-type="float" office:value="16.0856" calcext:value-type="float">
            <text:p>16.085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9.1" calcext:value-type="float">
            <text:p>9.1</text:p>
          </table:table-cell>
          <table:table-cell office:value-type="float" office:value="6.38" calcext:value-type="float">
            <text:p>6.38</text:p>
          </table:table-cell>
          <table:table-cell office:value-type="float" office:value="25.34" calcext:value-type="float">
            <text:p>25.34</text:p>
          </table:table-cell>
          <table:table-cell office:value-type="float" office:value="11.27" calcext:value-type="float">
            <text:p>11.27</text:p>
          </table:table-cell>
          <table:table-cell office:value-type="float" office:value="5.05" calcext:value-type="float">
            <text:p>5.05</text:p>
          </table:table-cell>
          <table:table-cell/>
          <table:table-cell office:value-type="float" office:value="87.1685" calcext:value-type="float">
            <text:p>87.1685</text:p>
          </table:table-cell>
          <table:table-cell office:value-type="float" office:value="78.1767" calcext:value-type="float">
            <text:p>78.1767</text:p>
          </table:table-cell>
          <table:table-cell office:value-type="float" office:value="52.4738" calcext:value-type="float">
            <text:p>52.4738</text:p>
          </table:table-cell>
          <table:table-cell office:value-type="float" office:value="49.0331" calcext:value-type="float">
            <text:p>49.0331</text:p>
          </table:table-cell>
          <table:table-cell office:value-type="float" office:value="82.2852" calcext:value-type="float">
            <text:p>82.2852</text:p>
          </table:table-cell>
          <table:table-cell table:number-columns-repeated="2"/>
          <table:table-cell office:value-type="float" office:value="16.0856" calcext:value-type="float">
            <text:p>16.0856</text:p>
          </table:table-cell>
          <table:table-cell table:number-columns-repeated="2"/>
          <table:table-cell office:value-type="float" office:value="103.7462" calcext:value-type="float">
            <text:p>103.7462</text:p>
          </table:table-cell>
          <table:table-cell/>
          <table:table-cell office:value-type="float" office:value="334" calcext:value-type="float">
            <text:p>33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ROUND([.$H$2]/2/[.$H$3]*([.A15]-1))" office:value-type="float" office:value="1953" calcext:value-type="float">
            <text:p>1953</text:p>
          </table:table-cell>
          <table:table-cell table:formula="of:=[.E15]-AVERAGE([.I15:.M15])" office:value-type="float" office:value="284.1943" calcext:value-type="float">
            <text:p>284.1943</text:p>
          </table:table-cell>
          <table:table-cell/>
          <table:table-cell office:value-type="float" office:value="293.9483" calcext:value-type="float">
            <text:p>293.9483</text:p>
          </table:table-cell>
          <table:table-cell office:value-type="float" office:value="4.59" calcext:value-type="float">
            <text:p>4.59</text:p>
          </table:table-cell>
          <table:table-cell table:number-columns-repeated="2"/>
          <table:table-cell office:value-type="float" office:value="6.26" calcext:value-type="float">
            <text:p>6.26</text:p>
          </table:table-cell>
          <table:table-cell office:value-type="float" office:value="4.7" calcext:value-type="float">
            <text:p>4.7</text:p>
          </table:table-cell>
          <table:table-cell office:value-type="float" office:value="28.82" calcext:value-type="float">
            <text:p>28.82</text:p>
          </table:table-cell>
          <table:table-cell office:value-type="float" office:value="2.84" calcext:value-type="float">
            <text:p>2.84</text:p>
          </table:table-cell>
          <table:table-cell office:value-type="float" office:value="6.15" calcext:value-type="float">
            <text:p>6.15</text:p>
          </table:table-cell>
          <table:table-cell/>
          <table:table-cell office:value-type="float" office:value="355.517" calcext:value-type="float">
            <text:p>355.517</text:p>
          </table:table-cell>
          <table:table-cell office:value-type="float" office:value="363.0495" calcext:value-type="float">
            <text:p>363.0495</text:p>
          </table:table-cell>
          <table:table-cell office:value-type="float" office:value="93.1141" calcext:value-type="float">
            <text:p>93.1141</text:p>
          </table:table-cell>
          <table:table-cell office:value-type="float" office:value="331.1513" calcext:value-type="float">
            <text:p>331.1513</text:p>
          </table:table-cell>
          <table:table-cell office:value-type="float" office:value="291.7267" calcext:value-type="float">
            <text:p>291.7267</text:p>
          </table:table-cell>
          <table:table-cell table:number-columns-repeated="2"/>
          <table:table-cell office:value-type="float" office:value="293.9483" calcext:value-type="float">
            <text:p>293.9483</text:p>
          </table:table-cell>
          <table:table-cell table:number-columns-repeated="2"/>
          <table:table-cell office:value-type="float" office:value="468.1268" calcext:value-type="float">
            <text:p>468.1268</text:p>
          </table:table-cell>
          <table:table-cell/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ROUND([.$H$2]/2/[.$H$3]*([.A16]-1))" office:value-type="float" office:value="2103" calcext:value-type="float">
            <text:p>2103</text:p>
          </table:table-cell>
          <table:table-cell table:formula="of:=[.E16]-AVERAGE([.I16:.M16])" office:value-type="float" office:value="1378.0464" calcext:value-type="float">
            <text:p>1378.0464</text:p>
          </table:table-cell>
          <table:table-cell/>
          <table:table-cell office:value-type="float" office:value="1385.2224" calcext:value-type="float">
            <text:p>1385.2224</text:p>
          </table:table-cell>
          <table:table-cell office:value-type="float" office:value="10.65" calcext:value-type="float">
            <text:p>10.65</text:p>
          </table:table-cell>
          <table:table-cell table:number-columns-repeated="2"/>
          <table:table-cell office:value-type="float" office:value="2.69" calcext:value-type="float">
            <text:p>2.69</text:p>
          </table:table-cell>
          <table:table-cell office:value-type="float" office:value="1.88" calcext:value-type="float">
            <text:p>1.88</text:p>
          </table:table-cell>
          <table:table-cell office:value-type="float" office:value="17.33" calcext:value-type="float">
            <text:p>17.33</text:p>
          </table:table-cell>
          <table:table-cell office:value-type="float" office:value="7.57" calcext:value-type="float">
            <text:p>7.57</text:p>
          </table:table-cell>
          <table:table-cell office:value-type="float" office:value="6.41" calcext:value-type="float">
            <text:p>6.41</text:p>
          </table:table-cell>
          <table:table-cell/>
          <table:table-cell office:value-type="float" office:value="139.7853" calcext:value-type="float">
            <text:p>139.7853</text:p>
          </table:table-cell>
          <table:table-cell office:value-type="float" office:value="108.6758" calcext:value-type="float">
            <text:p>108.6758</text:p>
          </table:table-cell>
          <table:table-cell office:value-type="float" office:value="55.1723" calcext:value-type="float">
            <text:p>55.1723</text:p>
          </table:table-cell>
          <table:table-cell office:value-type="float" office:value="127.6499" calcext:value-type="float">
            <text:p>127.6499</text:p>
          </table:table-cell>
          <table:table-cell office:value-type="float" office:value="74.927" calcext:value-type="float">
            <text:p>74.927</text:p>
          </table:table-cell>
          <table:table-cell table:number-columns-repeated="2"/>
          <table:table-cell office:value-type="float" office:value="1385.2224" calcext:value-type="float">
            <text:p>1385.2224</text:p>
          </table:table-cell>
          <table:table-cell table:number-columns-repeated="2"/>
          <table:table-cell office:value-type="float" office:value="345.4867" calcext:value-type="float">
            <text:p>345.4867</text:p>
          </table:table-cell>
          <table:table-cell/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ROUND([.$H$2]/2/[.$H$3]*([.A17]-1))" office:value-type="float" office:value="2254" calcext:value-type="float">
            <text:p>2254</text:p>
          </table:table-cell>
          <table:table-cell table:formula="of:=[.E17]-AVERAGE([.I17:.M17])" office:value-type="float" office:value="1125.0339" calcext:value-type="float">
            <text:p>1125.0339</text:p>
          </table:table-cell>
          <table:table-cell/>
          <table:table-cell office:value-type="float" office:value="1132.2559" calcext:value-type="float">
            <text:p>1132.2559</text:p>
          </table:table-cell>
          <table:table-cell office:value-type="float" office:value="3.91" calcext:value-type="float">
            <text:p>3.91</text:p>
          </table:table-cell>
          <table:table-cell table:number-columns-repeated="2"/>
          <table:table-cell office:value-type="float" office:value="1.76" calcext:value-type="float">
            <text:p>1.76</text:p>
          </table:table-cell>
          <table:table-cell office:value-type="float" office:value="1.35" calcext:value-type="float">
            <text:p>1.35</text:p>
          </table:table-cell>
          <table:table-cell office:value-type="float" office:value="14.61" calcext:value-type="float">
            <text:p>14.61</text:p>
          </table:table-cell>
          <table:table-cell office:value-type="float" office:value="14.68" calcext:value-type="float">
            <text:p>14.68</text:p>
          </table:table-cell>
          <table:table-cell office:value-type="float" office:value="3.71" calcext:value-type="float">
            <text:p>3.71</text:p>
          </table:table-cell>
          <table:table-cell/>
          <table:table-cell office:value-type="float" office:value="303.1806" calcext:value-type="float">
            <text:p>303.1806</text:p>
          </table:table-cell>
          <table:table-cell office:value-type="float" office:value="174.938" calcext:value-type="float">
            <text:p>174.938</text:p>
          </table:table-cell>
          <table:table-cell office:value-type="float" office:value="215.572" calcext:value-type="float">
            <text:p>215.572</text:p>
          </table:table-cell>
          <table:table-cell office:value-type="float" office:value="217.3668" calcext:value-type="float">
            <text:p>217.3668</text:p>
          </table:table-cell>
          <table:table-cell office:value-type="float" office:value="341.9461" calcext:value-type="float">
            <text:p>341.9461</text:p>
          </table:table-cell>
          <table:table-cell table:number-columns-repeated="2"/>
          <table:table-cell office:value-type="float" office:value="1132.2559" calcext:value-type="float">
            <text:p>1132.2559</text:p>
          </table:table-cell>
          <table:table-cell table:number-columns-repeated="2"/>
          <table:table-cell office:value-type="float" office:value="111.1435" calcext:value-type="float">
            <text:p>111.1435</text:p>
          </table:table-cell>
          <table:table-cell/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ROUND([.$H$2]/2/[.$H$3]*([.A18]-1))" office:value-type="float" office:value="2404" calcext:value-type="float">
            <text:p>2404</text:p>
          </table:table-cell>
          <table:table-cell table:formula="of:=[.E18]-AVERAGE([.I18:.M18])" office:value-type="float" office:value="94.4508" calcext:value-type="float">
            <text:p>94.4508</text:p>
          </table:table-cell>
          <table:table-cell/>
          <table:table-cell office:value-type="float" office:value="101.9988" calcext:value-type="float">
            <text:p>101.9988</text:p>
          </table:table-cell>
          <table:table-cell table:number-columns-repeated="3"/>
          <table:table-cell office:value-type="float" office:value="3.91" calcext:value-type="float">
            <text:p>3.91</text:p>
          </table:table-cell>
          <table:table-cell office:value-type="float" office:value="6.14" calcext:value-type="float">
            <text:p>6.14</text:p>
          </table:table-cell>
          <table:table-cell office:value-type="float" office:value="18.15" calcext:value-type="float">
            <text:p>18.15</text:p>
          </table:table-cell>
          <table:table-cell office:value-type="float" office:value="4.05" calcext:value-type="float">
            <text:p>4.05</text:p>
          </table:table-cell>
          <table:table-cell office:value-type="float" office:value="5.49" calcext:value-type="float">
            <text:p>5.49</text:p>
          </table:table-cell>
          <table:table-cell/>
          <table:table-cell office:value-type="float" office:value="110.2767" calcext:value-type="float">
            <text:p>110.2767</text:p>
          </table:table-cell>
          <table:table-cell office:value-type="float" office:value="88.3425" calcext:value-type="float">
            <text:p>88.3425</text:p>
          </table:table-cell>
          <table:table-cell office:value-type="float" office:value="71.8721" calcext:value-type="float">
            <text:p>71.8721</text:p>
          </table:table-cell>
          <table:table-cell office:value-type="float" office:value="94.4971" calcext:value-type="float">
            <text:p>94.4971</text:p>
          </table:table-cell>
          <table:table-cell office:value-type="float" office:value="82.5995" calcext:value-type="float">
            <text:p>82.5995</text:p>
          </table:table-cell>
          <table:table-cell table:number-columns-repeated="2"/>
          <table:table-cell office:value-type="float" office:value="101.9988" calcext:value-type="float">
            <text:p>101.9988</text:p>
          </table:table-cell>
          <table:table-cell table:number-columns-repeated="2"/>
          <table:table-cell office:value-type="float" office:value="149.5155" calcext:value-type="float">
            <text:p>149.5155</text:p>
          </table:table-cell>
          <table:table-cell/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ROUND([.$H$2]/2/[.$H$3]*([.A19]-1))" office:value-type="float" office:value="2554" calcext:value-type="float">
            <text:p>2554</text:p>
          </table:table-cell>
          <table:table-cell table:formula="of:=[.E19]-AVERAGE([.I19:.M19])" office:value-type="float" office:value="14.3272" calcext:value-type="float">
            <text:p>14.3272</text:p>
          </table:table-cell>
          <table:table-cell/>
          <table:table-cell office:value-type="float" office:value="21.3572" calcext:value-type="float">
            <text:p>21.3572</text:p>
          </table:table-cell>
          <table:table-cell table:number-columns-repeated="3"/>
          <table:table-cell office:value-type="float" office:value="5.47" calcext:value-type="float">
            <text:p>5.47</text:p>
          </table:table-cell>
          <table:table-cell office:value-type="float" office:value="7.81" calcext:value-type="float">
            <text:p>7.81</text:p>
          </table:table-cell>
          <table:table-cell office:value-type="float" office:value="6.88" calcext:value-type="float">
            <text:p>6.88</text:p>
          </table:table-cell>
          <table:table-cell office:value-type="float" office:value="7.17" calcext:value-type="float">
            <text:p>7.17</text:p>
          </table:table-cell>
          <table:table-cell office:value-type="float" office:value="7.82" calcext:value-type="float">
            <text:p>7.82</text:p>
          </table:table-cell>
          <table:table-cell/>
          <table:table-cell office:value-type="float" office:value="418.3602" calcext:value-type="float">
            <text:p>418.3602</text:p>
          </table:table-cell>
          <table:table-cell office:value-type="float" office:value="222.1233" calcext:value-type="float">
            <text:p>222.1233</text:p>
          </table:table-cell>
          <table:table-cell office:value-type="float" office:value="278.3722" calcext:value-type="float">
            <text:p>278.3722</text:p>
          </table:table-cell>
          <table:table-cell office:value-type="float" office:value="301.8443" calcext:value-type="float">
            <text:p>301.8443</text:p>
          </table:table-cell>
          <table:table-cell office:value-type="float" office:value="167.4687" calcext:value-type="float">
            <text:p>167.4687</text:p>
          </table:table-cell>
          <table:table-cell table:number-columns-repeated="2"/>
          <table:table-cell office:value-type="float" office:value="21.3572" calcext:value-type="float">
            <text:p>21.3572</text:p>
          </table:table-cell>
          <table:table-cell table:number-columns-repeated="2"/>
          <table:table-cell office:value-type="float" office:value="270.5885" calcext:value-type="float">
            <text:p>270.5885</text:p>
          </table:table-cell>
          <table:table-cell/>
          <table:table-cell office:value-type="float" office:value="341" calcext:value-type="float">
            <text:p>34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ROUND([.$H$2]/2/[.$H$3]*([.A20]-1))" office:value-type="float" office:value="2704" calcext:value-type="float">
            <text:p>2704</text:p>
          </table:table-cell>
          <table:table-cell table:formula="of:=[.E20]-AVERAGE([.I20:.M20])" office:value-type="float" office:value="19.7131" calcext:value-type="float">
            <text:p>19.7131</text:p>
          </table:table-cell>
          <table:table-cell/>
          <table:table-cell office:value-type="float" office:value="25.9091" calcext:value-type="float">
            <text:p>25.9091</text:p>
          </table:table-cell>
          <table:table-cell table:number-columns-repeated="3"/>
          <table:table-cell office:value-type="float" office:value="3.31" calcext:value-type="float">
            <text:p>3.31</text:p>
          </table:table-cell>
          <table:table-cell office:value-type="float" office:value="7.04" calcext:value-type="float">
            <text:p>7.04</text:p>
          </table:table-cell>
          <table:table-cell office:value-type="float" office:value="7.42" calcext:value-type="float">
            <text:p>7.42</text:p>
          </table:table-cell>
          <table:table-cell office:value-type="float" office:value="11.26" calcext:value-type="float">
            <text:p>11.26</text:p>
          </table:table-cell>
          <table:table-cell office:value-type="float" office:value="1.95" calcext:value-type="float">
            <text:p>1.95</text:p>
          </table:table-cell>
          <table:table-cell/>
          <table:table-cell office:value-type="float" office:value="140.2042" calcext:value-type="float">
            <text:p>140.2042</text:p>
          </table:table-cell>
          <table:table-cell office:value-type="float" office:value="73.0911" calcext:value-type="float">
            <text:p>73.0911</text:p>
          </table:table-cell>
          <table:table-cell office:value-type="float" office:value="145.912" calcext:value-type="float">
            <text:p>145.912</text:p>
          </table:table-cell>
          <table:table-cell office:value-type="float" office:value="51.7907" calcext:value-type="float">
            <text:p>51.7907</text:p>
          </table:table-cell>
          <table:table-cell office:value-type="float" office:value="154.4955" calcext:value-type="float">
            <text:p>154.4955</text:p>
          </table:table-cell>
          <table:table-cell table:number-columns-repeated="2"/>
          <table:table-cell office:value-type="float" office:value="25.9091" calcext:value-type="float">
            <text:p>25.9091</text:p>
          </table:table-cell>
          <table:table-cell table:number-columns-repeated="2"/>
          <table:table-cell office:value-type="float" office:value="112.1954" calcext:value-type="float">
            <text:p>112.1954</text:p>
          </table:table-cell>
          <table:table-cell/>
          <table:table-cell office:value-type="float" office:value="328" calcext:value-type="float">
            <text:p>32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ROUND([.$H$2]/2/[.$H$3]*([.A21]-1))" office:value-type="float" office:value="2855" calcext:value-type="float">
            <text:p>2855</text:p>
          </table:table-cell>
          <table:table-cell table:formula="of:=[.E21]-AVERAGE([.I21:.M21])" office:value-type="float" office:value="9.0258" calcext:value-type="float">
            <text:p>9.0258</text:p>
          </table:table-cell>
          <table:table-cell/>
          <table:table-cell office:value-type="float" office:value="15.1858" calcext:value-type="float">
            <text:p>15.1858</text:p>
          </table:table-cell>
          <table:table-cell table:number-columns-repeated="3"/>
          <table:table-cell office:value-type="float" office:value="7.2" calcext:value-type="float">
            <text:p>7.2</text:p>
          </table:table-cell>
          <table:table-cell office:value-type="float" office:value="3.12" calcext:value-type="float">
            <text:p>3.12</text:p>
          </table:table-cell>
          <table:table-cell office:value-type="float" office:value="5.48" calcext:value-type="float">
            <text:p>5.48</text:p>
          </table:table-cell>
          <table:table-cell office:value-type="float" office:value="12.11" calcext:value-type="float">
            <text:p>12.11</text:p>
          </table:table-cell>
          <table:table-cell office:value-type="float" office:value="2.89" calcext:value-type="float">
            <text:p>2.89</text:p>
          </table:table-cell>
          <table:table-cell/>
          <table:table-cell office:value-type="float" office:value="427.3348" calcext:value-type="float">
            <text:p>427.3348</text:p>
          </table:table-cell>
          <table:table-cell office:value-type="float" office:value="252.5378" calcext:value-type="float">
            <text:p>252.5378</text:p>
          </table:table-cell>
          <table:table-cell office:value-type="float" office:value="161.2051" calcext:value-type="float">
            <text:p>161.2051</text:p>
          </table:table-cell>
          <table:table-cell office:value-type="float" office:value="391.0107" calcext:value-type="float">
            <text:p>391.0107</text:p>
          </table:table-cell>
          <table:table-cell office:value-type="float" office:value="190.4295" calcext:value-type="float">
            <text:p>190.4295</text:p>
          </table:table-cell>
          <table:table-cell table:number-columns-repeated="2"/>
          <table:table-cell office:value-type="float" office:value="15.1858" calcext:value-type="float">
            <text:p>15.1858</text:p>
          </table:table-cell>
          <table:table-cell table:number-columns-repeated="2"/>
          <table:table-cell office:value-type="float" office:value="134.3563" calcext:value-type="float">
            <text:p>134.3563</text:p>
          </table:table-cell>
          <table:table-cell/>
          <table:table-cell office:value-type="float" office:value="308" calcext:value-type="float">
            <text:p>30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ROUND([.$H$2]/2/[.$H$3]*([.A22]-1))" office:value-type="float" office:value="3005" calcext:value-type="float">
            <text:p>3005</text:p>
          </table:table-cell>
          <table:table-cell table:formula="of:=[.E22]-AVERAGE([.I22:.M22])" office:value-type="float" office:value="25.4895" calcext:value-type="float">
            <text:p>25.4895</text:p>
          </table:table-cell>
          <table:table-cell/>
          <table:table-cell office:value-type="float" office:value="31.9135" calcext:value-type="float">
            <text:p>31.9135</text:p>
          </table:table-cell>
          <table:table-cell table:number-columns-repeated="3"/>
          <table:table-cell office:value-type="float" office:value="5.51" calcext:value-type="float">
            <text:p>5.51</text:p>
          </table:table-cell>
          <table:table-cell office:value-type="float" office:value="4.62" calcext:value-type="float">
            <text:p>4.62</text:p>
          </table:table-cell>
          <table:table-cell office:value-type="float" office:value="9.53" calcext:value-type="float">
            <text:p>9.53</text:p>
          </table:table-cell>
          <table:table-cell office:value-type="float" office:value="8.31" calcext:value-type="float">
            <text:p>8.31</text:p>
          </table:table-cell>
          <table:table-cell office:value-type="float" office:value="4.15" calcext:value-type="float">
            <text:p>4.15</text:p>
          </table:table-cell>
          <table:table-cell/>
          <table:table-cell office:value-type="float" office:value="132.1736" calcext:value-type="float">
            <text:p>132.1736</text:p>
          </table:table-cell>
          <table:table-cell office:value-type="float" office:value="122.1303" calcext:value-type="float">
            <text:p>122.1303</text:p>
          </table:table-cell>
          <table:table-cell office:value-type="float" office:value="77.751" calcext:value-type="float">
            <text:p>77.751</text:p>
          </table:table-cell>
          <table:table-cell office:value-type="float" office:value="139.2095" calcext:value-type="float">
            <text:p>139.2095</text:p>
          </table:table-cell>
          <table:table-cell office:value-type="float" office:value="124.0707" calcext:value-type="float">
            <text:p>124.0707</text:p>
          </table:table-cell>
          <table:table-cell table:number-columns-repeated="2"/>
          <table:table-cell office:value-type="float" office:value="31.9135" calcext:value-type="float">
            <text:p>31.9135</text:p>
          </table:table-cell>
          <table:table-cell table:number-columns-repeated="2"/>
          <table:table-cell office:value-type="float" office:value="116.6265" calcext:value-type="float">
            <text:p>116.6265</text:p>
          </table:table-cell>
          <table:table-cell/>
          <table:table-cell office:value-type="float" office:value="278" calcext:value-type="float">
            <text:p>27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ROUND([.$H$2]/2/[.$H$3]*([.A23]-1))" office:value-type="float" office:value="3155" calcext:value-type="float">
            <text:p>3155</text:p>
          </table:table-cell>
          <table:table-cell table:formula="of:=[.E23]-AVERAGE([.I23:.M23])" office:value-type="float" office:value="52.6187" calcext:value-type="float">
            <text:p>52.6187</text:p>
          </table:table-cell>
          <table:table-cell/>
          <table:table-cell office:value-type="float" office:value="62.9227" calcext:value-type="float">
            <text:p>62.9227</text:p>
          </table:table-cell>
          <table:table-cell table:number-columns-repeated="3"/>
          <table:table-cell office:value-type="float" office:value="4.51" calcext:value-type="float">
            <text:p>4.51</text:p>
          </table:table-cell>
          <table:table-cell office:value-type="float" office:value="9.73" calcext:value-type="float">
            <text:p>9.73</text:p>
          </table:table-cell>
          <table:table-cell office:value-type="float" office:value="21.47" calcext:value-type="float">
            <text:p>21.47</text:p>
          </table:table-cell>
          <table:table-cell office:value-type="float" office:value="8.3" calcext:value-type="float">
            <text:p>8.3</text:p>
          </table:table-cell>
          <table:table-cell office:value-type="float" office:value="7.51" calcext:value-type="float">
            <text:p>7.51</text:p>
          </table:table-cell>
          <table:table-cell/>
          <table:table-cell office:value-type="float" office:value="374.2307" calcext:value-type="float">
            <text:p>374.2307</text:p>
          </table:table-cell>
          <table:table-cell office:value-type="float" office:value="159.1341" calcext:value-type="float">
            <text:p>159.1341</text:p>
          </table:table-cell>
          <table:table-cell office:value-type="float" office:value="226.2213" calcext:value-type="float">
            <text:p>226.2213</text:p>
          </table:table-cell>
          <table:table-cell office:value-type="float" office:value="295.2327" calcext:value-type="float">
            <text:p>295.2327</text:p>
          </table:table-cell>
          <table:table-cell office:value-type="float" office:value="189.2447" calcext:value-type="float">
            <text:p>189.2447</text:p>
          </table:table-cell>
          <table:table-cell table:number-columns-repeated="2"/>
          <table:table-cell office:value-type="float" office:value="62.9227" calcext:value-type="float">
            <text:p>62.9227</text:p>
          </table:table-cell>
          <table:table-cell table:number-columns-repeated="2"/>
          <table:table-cell office:value-type="float" office:value="25.3354" calcext:value-type="float">
            <text:p>25.3354</text:p>
          </table:table-cell>
          <table:table-cell/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ROUND([.$H$2]/2/[.$H$3]*([.A24]-1))" office:value-type="float" office:value="3305" calcext:value-type="float">
            <text:p>3305</text:p>
          </table:table-cell>
          <table:table-cell table:formula="of:=[.E24]-AVERAGE([.I24:.M24])" office:value-type="float" office:value="52.385" calcext:value-type="float">
            <text:p>52.385</text:p>
          </table:table-cell>
          <table:table-cell/>
          <table:table-cell office:value-type="float" office:value="62.123" calcext:value-type="float">
            <text:p>62.123</text:p>
          </table:table-cell>
          <table:table-cell table:number-columns-repeated="3"/>
          <table:table-cell office:value-type="float" office:value="1.42" calcext:value-type="float">
            <text:p>1.42</text:p>
          </table:table-cell>
          <table:table-cell office:value-type="float" office:value="9.76" calcext:value-type="float">
            <text:p>9.76</text:p>
          </table:table-cell>
          <table:table-cell office:value-type="float" office:value="24.1" calcext:value-type="float">
            <text:p>24.1</text:p>
          </table:table-cell>
          <table:table-cell office:value-type="float" office:value="5.72" calcext:value-type="float">
            <text:p>5.72</text:p>
          </table:table-cell>
          <table:table-cell office:value-type="float" office:value="7.69" calcext:value-type="float">
            <text:p>7.69</text:p>
          </table:table-cell>
          <table:table-cell/>
          <table:table-cell office:value-type="float" office:value="201.7638" calcext:value-type="float">
            <text:p>201.7638</text:p>
          </table:table-cell>
          <table:table-cell office:value-type="float" office:value="128.9709" calcext:value-type="float">
            <text:p>128.9709</text:p>
          </table:table-cell>
          <table:table-cell office:value-type="float" office:value="96.465" calcext:value-type="float">
            <text:p>96.465</text:p>
          </table:table-cell>
          <table:table-cell office:value-type="float" office:value="146.6737" calcext:value-type="float">
            <text:p>146.6737</text:p>
          </table:table-cell>
          <table:table-cell office:value-type="float" office:value="120.1922" calcext:value-type="float">
            <text:p>120.1922</text:p>
          </table:table-cell>
          <table:table-cell table:number-columns-repeated="2"/>
          <table:table-cell office:value-type="float" office:value="62.123" calcext:value-type="float">
            <text:p>62.123</text:p>
          </table:table-cell>
          <table:table-cell table:number-columns-repeated="2"/>
          <table:table-cell office:value-type="float" office:value="75.3423" calcext:value-type="float">
            <text:p>75.3423</text:p>
          </table:table-cell>
          <table:table-cell/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ROUND([.$H$2]/2/[.$H$3]*([.A25]-1))" office:value-type="float" office:value="3456" calcext:value-type="float">
            <text:p>3456</text:p>
          </table:table-cell>
          <table:table-cell table:formula="of:=[.E25]-AVERAGE([.I25:.M25])" office:value-type="float" office:value="11.5955" calcext:value-type="float">
            <text:p>11.5955</text:p>
          </table:table-cell>
          <table:table-cell/>
          <table:table-cell office:value-type="float" office:value="18.8235" calcext:value-type="float">
            <text:p>18.8235</text:p>
          </table:table-cell>
          <table:table-cell table:number-columns-repeated="3"/>
          <table:table-cell office:value-type="float" office:value="3.67" calcext:value-type="float">
            <text:p>3.67</text:p>
          </table:table-cell>
          <table:table-cell office:value-type="float" office:value="4.09" calcext:value-type="float">
            <text:p>4.09</text:p>
          </table:table-cell>
          <table:table-cell office:value-type="float" office:value="17.09" calcext:value-type="float">
            <text:p>17.09</text:p>
          </table:table-cell>
          <table:table-cell office:value-type="float" office:value="3.93" calcext:value-type="float">
            <text:p>3.93</text:p>
          </table:table-cell>
          <table:table-cell office:value-type="float" office:value="7.36" calcext:value-type="float">
            <text:p>7.36</text:p>
          </table:table-cell>
          <table:table-cell/>
          <table:table-cell office:value-type="float" office:value="320.3695" calcext:value-type="float">
            <text:p>320.3695</text:p>
          </table:table-cell>
          <table:table-cell office:value-type="float" office:value="78.542" calcext:value-type="float">
            <text:p>78.542</text:p>
          </table:table-cell>
          <table:table-cell office:value-type="float" office:value="211.1208" calcext:value-type="float">
            <text:p>211.1208</text:p>
          </table:table-cell>
          <table:table-cell office:value-type="float" office:value="275.8027" calcext:value-type="float">
            <text:p>275.8027</text:p>
          </table:table-cell>
          <table:table-cell office:value-type="float" office:value="152.2855" calcext:value-type="float">
            <text:p>152.2855</text:p>
          </table:table-cell>
          <table:table-cell table:number-columns-repeated="2"/>
          <table:table-cell office:value-type="float" office:value="18.8235" calcext:value-type="float">
            <text:p>18.8235</text:p>
          </table:table-cell>
          <table:table-cell table:number-columns-repeated="2"/>
          <table:table-cell office:value-type="float" office:value="92.4399" calcext:value-type="float">
            <text:p>92.4399</text:p>
          </table:table-cell>
          <table:table-cell/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ROUND([.$H$2]/2/[.$H$3]*([.A26]-1))" office:value-type="float" office:value="3606" calcext:value-type="float">
            <text:p>3606</text:p>
          </table:table-cell>
          <table:table-cell table:formula="of:=[.E26]-AVERAGE([.I26:.M26])" office:value-type="float" office:value="7.2253" calcext:value-type="float">
            <text:p>7.2253</text:p>
          </table:table-cell>
          <table:table-cell/>
          <table:table-cell office:value-type="float" office:value="13.1833" calcext:value-type="float">
            <text:p>13.1833</text:p>
          </table:table-cell>
          <table:table-cell table:number-columns-repeated="3"/>
          <table:table-cell office:value-type="float" office:value="7.12" calcext:value-type="float">
            <text:p>7.12</text:p>
          </table:table-cell>
          <table:table-cell office:value-type="float" office:value="1.25" calcext:value-type="float">
            <text:p>1.25</text:p>
          </table:table-cell>
          <table:table-cell office:value-type="float" office:value="13.86" calcext:value-type="float">
            <text:p>13.86</text:p>
          </table:table-cell>
          <table:table-cell office:value-type="float" office:value="3.86" calcext:value-type="float">
            <text:p>3.86</text:p>
          </table:table-cell>
          <table:table-cell office:value-type="float" office:value="3.7" calcext:value-type="float">
            <text:p>3.7</text:p>
          </table:table-cell>
          <table:table-cell/>
          <table:table-cell office:value-type="float" office:value="197.3738" calcext:value-type="float">
            <text:p>197.3738</text:p>
          </table:table-cell>
          <table:table-cell office:value-type="float" office:value="106.841" calcext:value-type="float">
            <text:p>106.841</text:p>
          </table:table-cell>
          <table:table-cell office:value-type="float" office:value="113.7063" calcext:value-type="float">
            <text:p>113.7063</text:p>
          </table:table-cell>
          <table:table-cell office:value-type="float" office:value="143.1561" calcext:value-type="float">
            <text:p>143.1561</text:p>
          </table:table-cell>
          <table:table-cell office:value-type="float" office:value="114.146" calcext:value-type="float">
            <text:p>114.146</text:p>
          </table:table-cell>
          <table:table-cell table:number-columns-repeated="2"/>
          <table:table-cell office:value-type="float" office:value="13.1833" calcext:value-type="float">
            <text:p>13.1833</text:p>
          </table:table-cell>
          <table:table-cell table:number-columns-repeated="2"/>
          <table:table-cell office:value-type="float" office:value="100.8531" calcext:value-type="float">
            <text:p>100.8531</text:p>
          </table:table-cell>
          <table:table-cell/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ROUND([.$H$2]/2/[.$H$3]*([.A27]-1))" office:value-type="float" office:value="3756" calcext:value-type="float">
            <text:p>3756</text:p>
          </table:table-cell>
          <table:table-cell table:formula="of:=[.E27]-AVERAGE([.I27:.M27])" office:value-type="float" office:value="0.8013" calcext:value-type="float">
            <text:p>0.8013</text:p>
          </table:table-cell>
          <table:table-cell/>
          <table:table-cell office:value-type="float" office:value="6.8693" calcext:value-type="float">
            <text:p>6.8693</text:p>
          </table:table-cell>
          <table:table-cell table:number-columns-repeated="3"/>
          <table:table-cell office:value-type="float" office:value="4.94" calcext:value-type="float">
            <text:p>4.94</text:p>
          </table:table-cell>
          <table:table-cell office:value-type="float" office:value="4.88" calcext:value-type="float">
            <text:p>4.88</text:p>
          </table:table-cell>
          <table:table-cell office:value-type="float" office:value="13.82" calcext:value-type="float">
            <text:p>13.82</text:p>
          </table:table-cell>
          <table:table-cell office:value-type="float" office:value="3.97" calcext:value-type="float">
            <text:p>3.97</text:p>
          </table:table-cell>
          <table:table-cell office:value-type="float" office:value="2.73" calcext:value-type="float">
            <text:p>2.73</text:p>
          </table:table-cell>
          <table:table-cell/>
          <table:table-cell office:value-type="float" office:value="230.4234" calcext:value-type="float">
            <text:p>230.4234</text:p>
          </table:table-cell>
          <table:table-cell office:value-type="float" office:value="206.5782" calcext:value-type="float">
            <text:p>206.5782</text:p>
          </table:table-cell>
          <table:table-cell office:value-type="float" office:value="180.8549" calcext:value-type="float">
            <text:p>180.8549</text:p>
          </table:table-cell>
          <table:table-cell office:value-type="float" office:value="199.4539" calcext:value-type="float">
            <text:p>199.4539</text:p>
          </table:table-cell>
          <table:table-cell office:value-type="float" office:value="206.2438" calcext:value-type="float">
            <text:p>206.2438</text:p>
          </table:table-cell>
          <table:table-cell table:number-columns-repeated="2"/>
          <table:table-cell office:value-type="float" office:value="6.8693" calcext:value-type="float">
            <text:p>6.8693</text:p>
          </table:table-cell>
          <table:table-cell table:number-columns-repeated="2"/>
          <table:table-cell office:value-type="float" office:value="91.3147" calcext:value-type="float">
            <text:p>91.3147</text:p>
          </table:table-cell>
          <table:table-cell/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ROUND([.$H$2]/2/[.$H$3]*([.A28]-1))" office:value-type="float" office:value="3906" calcext:value-type="float">
            <text:p>3906</text:p>
          </table:table-cell>
          <table:table-cell table:formula="of:=[.E28]-AVERAGE([.I28:.M28])" office:value-type="float" office:value="9.9281" calcext:value-type="float">
            <text:p>9.9281</text:p>
          </table:table-cell>
          <table:table-cell/>
          <table:table-cell office:value-type="float" office:value="14.8601" calcext:value-type="float">
            <text:p>14.8601</text:p>
          </table:table-cell>
          <table:table-cell table:number-columns-repeated="3"/>
          <table:table-cell office:value-type="float" office:value="3.32" calcext:value-type="float">
            <text:p>3.32</text:p>
          </table:table-cell>
          <table:table-cell office:value-type="float" office:value="3.69" calcext:value-type="float">
            <text:p>3.69</text:p>
          </table:table-cell>
          <table:table-cell office:value-type="float" office:value="11.28" calcext:value-type="float">
            <text:p>11.28</text:p>
          </table:table-cell>
          <table:table-cell office:value-type="float" office:value="4.12" calcext:value-type="float">
            <text:p>4.12</text:p>
          </table:table-cell>
          <table:table-cell office:value-type="float" office:value="2.25" calcext:value-type="float">
            <text:p>2.25</text:p>
          </table:table-cell>
          <table:table-cell/>
          <table:table-cell office:value-type="float" office:value="230.9565" calcext:value-type="float">
            <text:p>230.9565</text:p>
          </table:table-cell>
          <table:table-cell office:value-type="float" office:value="142.6082" calcext:value-type="float">
            <text:p>142.6082</text:p>
          </table:table-cell>
          <table:table-cell office:value-type="float" office:value="144.0825" calcext:value-type="float">
            <text:p>144.0825</text:p>
          </table:table-cell>
          <table:table-cell office:value-type="float" office:value="194.3556" calcext:value-type="float">
            <text:p>194.3556</text:p>
          </table:table-cell>
          <table:table-cell office:value-type="float" office:value="158.2433" calcext:value-type="float">
            <text:p>158.2433</text:p>
          </table:table-cell>
          <table:table-cell table:number-columns-repeated="2"/>
          <table:table-cell office:value-type="float" office:value="14.8601" calcext:value-type="float">
            <text:p>14.8601</text:p>
          </table:table-cell>
          <table:table-cell table:number-columns-repeated="2"/>
          <table:table-cell office:value-type="float" office:value="67.3335" calcext:value-type="float">
            <text:p>67.3335</text:p>
          </table:table-cell>
          <table:table-cell/>
          <table:table-cell office:value-type="float" office:value="278" calcext:value-type="float">
            <text:p>27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ROUND([.$H$2]/2/[.$H$3]*([.A29]-1))" office:value-type="float" office:value="4057" calcext:value-type="float">
            <text:p>4057</text:p>
          </table:table-cell>
          <table:table-cell table:formula="of:=[.E29]-AVERAGE([.I29:.M29])" office:value-type="float" office:value="5.8236" calcext:value-type="float">
            <text:p>5.8236</text:p>
          </table:table-cell>
          <table:table-cell/>
          <table:table-cell office:value-type="float" office:value="8.2716" calcext:value-type="float">
            <text:p>8.2716</text:p>
          </table:table-cell>
          <table:table-cell table:number-columns-repeated="3"/>
          <table:table-cell office:value-type="float" office:value="2.29" calcext:value-type="float">
            <text:p>2.29</text:p>
          </table:table-cell>
          <table:table-cell office:value-type="float" office:value="2.86" calcext:value-type="float">
            <text:p>2.86</text:p>
          </table:table-cell>
          <table:table-cell office:value-type="float" office:value="3.04" calcext:value-type="float">
            <text:p>3.04</text:p>
          </table:table-cell>
          <table:table-cell office:value-type="float" office:value="2.84" calcext:value-type="float">
            <text:p>2.84</text:p>
          </table:table-cell>
          <table:table-cell office:value-type="float" office:value="1.21" calcext:value-type="float">
            <text:p>1.21</text:p>
          </table:table-cell>
          <table:table-cell/>
          <table:table-cell office:value-type="float" office:value="370.3912" calcext:value-type="float">
            <text:p>370.3912</text:p>
          </table:table-cell>
          <table:table-cell office:value-type="float" office:value="155.2925" calcext:value-type="float">
            <text:p>155.2925</text:p>
          </table:table-cell>
          <table:table-cell office:value-type="float" office:value="328.0394" calcext:value-type="float">
            <text:p>328.0394</text:p>
          </table:table-cell>
          <table:table-cell office:value-type="float" office:value="226.0411" calcext:value-type="float">
            <text:p>226.0411</text:p>
          </table:table-cell>
          <table:table-cell office:value-type="float" office:value="133.1949" calcext:value-type="float">
            <text:p>133.1949</text:p>
          </table:table-cell>
          <table:table-cell table:number-columns-repeated="2"/>
          <table:table-cell office:value-type="float" office:value="8.2716" calcext:value-type="float">
            <text:p>8.2716</text:p>
          </table:table-cell>
          <table:table-cell table:number-columns-repeated="2"/>
          <table:table-cell office:value-type="float" office:value="199.8459" calcext:value-type="float">
            <text:p>199.8459</text:p>
          </table:table-cell>
          <table:table-cell/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ROUND([.$H$2]/2/[.$H$3]*([.A30]-1))" office:value-type="float" office:value="4207" calcext:value-type="float">
            <text:p>4207</text:p>
          </table:table-cell>
          <table:table-cell table:formula="of:=[.E30]-AVERAGE([.I30:.M30])" office:value-type="float" office:value="23.2378" calcext:value-type="float">
            <text:p>23.2378</text:p>
          </table:table-cell>
          <table:table-cell/>
          <table:table-cell office:value-type="float" office:value="27.2158" calcext:value-type="float">
            <text:p>27.2158</text:p>
          </table:table-cell>
          <table:table-cell table:number-columns-repeated="3"/>
          <table:table-cell office:value-type="float" office:value="2.73" calcext:value-type="float">
            <text:p>2.73</text:p>
          </table:table-cell>
          <table:table-cell office:value-type="float" office:value="3.02" calcext:value-type="float">
            <text:p>3.02</text:p>
          </table:table-cell>
          <table:table-cell office:value-type="float" office:value="9.37" calcext:value-type="float">
            <text:p>9.37</text:p>
          </table:table-cell>
          <table:table-cell office:value-type="float" office:value="2.31" calcext:value-type="float">
            <text:p>2.31</text:p>
          </table:table-cell>
          <table:table-cell office:value-type="float" office:value="2.46" calcext:value-type="float">
            <text:p>2.46</text:p>
          </table:table-cell>
          <table:table-cell/>
          <table:table-cell office:value-type="float" office:value="213.2756" calcext:value-type="float">
            <text:p>213.2756</text:p>
          </table:table-cell>
          <table:table-cell office:value-type="float" office:value="142.3395" calcext:value-type="float">
            <text:p>142.3395</text:p>
          </table:table-cell>
          <table:table-cell office:value-type="float" office:value="172.0569" calcext:value-type="float">
            <text:p>172.0569</text:p>
          </table:table-cell>
          <table:table-cell office:value-type="float" office:value="147.5828" calcext:value-type="float">
            <text:p>147.5828</text:p>
          </table:table-cell>
          <table:table-cell office:value-type="float" office:value="136.7756" calcext:value-type="float">
            <text:p>136.7756</text:p>
          </table:table-cell>
          <table:table-cell table:number-columns-repeated="2"/>
          <table:table-cell office:value-type="float" office:value="27.2158" calcext:value-type="float">
            <text:p>27.2158</text:p>
          </table:table-cell>
          <table:table-cell table:number-columns-repeated="2"/>
          <table:table-cell office:value-type="float" office:value="108.5462" calcext:value-type="float">
            <text:p>108.5462</text:p>
          </table:table-cell>
          <table:table-cell/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ROUND([.$H$2]/2/[.$H$3]*([.A31]-1))" office:value-type="float" office:value="4357" calcext:value-type="float">
            <text:p>4357</text:p>
          </table:table-cell>
          <table:table-cell table:formula="of:=[.E31]-AVERAGE([.I31:.M31])" office:value-type="float" office:value="48.9823" calcext:value-type="float">
            <text:p>48.9823</text:p>
          </table:table-cell>
          <table:table-cell/>
          <table:table-cell office:value-type="float" office:value="53.7383" calcext:value-type="float">
            <text:p>53.7383</text:p>
          </table:table-cell>
          <table:table-cell table:number-columns-repeated="3"/>
          <table:table-cell office:value-type="float" office:value="2.87" calcext:value-type="float">
            <text:p>2.87</text:p>
          </table:table-cell>
          <table:table-cell office:value-type="float" office:value="1.86" calcext:value-type="float">
            <text:p>1.86</text:p>
          </table:table-cell>
          <table:table-cell office:value-type="float" office:value="11.8" calcext:value-type="float">
            <text:p>11.8</text:p>
          </table:table-cell>
          <table:table-cell office:value-type="float" office:value="2.24" calcext:value-type="float">
            <text:p>2.24</text:p>
          </table:table-cell>
          <table:table-cell office:value-type="float" office:value="5.01" calcext:value-type="float">
            <text:p>5.01</text:p>
          </table:table-cell>
          <table:table-cell/>
          <table:table-cell office:value-type="float" office:value="337.9409" calcext:value-type="float">
            <text:p>337.9409</text:p>
          </table:table-cell>
          <table:table-cell office:value-type="float" office:value="227.9855" calcext:value-type="float">
            <text:p>227.9855</text:p>
          </table:table-cell>
          <table:table-cell office:value-type="float" office:value="177.8907" calcext:value-type="float">
            <text:p>177.8907</text:p>
          </table:table-cell>
          <table:table-cell office:value-type="float" office:value="167.8721" calcext:value-type="float">
            <text:p>167.8721</text:p>
          </table:table-cell>
          <table:table-cell office:value-type="float" office:value="150.2613" calcext:value-type="float">
            <text:p>150.2613</text:p>
          </table:table-cell>
          <table:table-cell table:number-columns-repeated="2"/>
          <table:table-cell office:value-type="float" office:value="53.7383" calcext:value-type="float">
            <text:p>53.7383</text:p>
          </table:table-cell>
          <table:table-cell table:number-columns-repeated="2"/>
          <table:table-cell office:value-type="float" office:value="70.2428" calcext:value-type="float">
            <text:p>70.2428</text:p>
          </table:table-cell>
          <table:table-cell/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ROUND([.$H$2]/2/[.$H$3]*([.A32]-1))" office:value-type="float" office:value="4507" calcext:value-type="float">
            <text:p>4507</text:p>
          </table:table-cell>
          <table:table-cell table:formula="of:=[.E32]-AVERAGE([.I32:.M32])" office:value-type="float" office:value="16.1315" calcext:value-type="float">
            <text:p>16.1315</text:p>
          </table:table-cell>
          <table:table-cell/>
          <table:table-cell office:value-type="float" office:value="20.2715" calcext:value-type="float">
            <text:p>20.2715</text:p>
          </table:table-cell>
          <table:table-cell table:number-columns-repeated="3"/>
          <table:table-cell office:value-type="float" office:value="4.27" calcext:value-type="float">
            <text:p>4.27</text:p>
          </table:table-cell>
          <table:table-cell office:value-type="float" office:value="1.62" calcext:value-type="float">
            <text:p>1.62</text:p>
          </table:table-cell>
          <table:table-cell office:value-type="float" office:value="5.1" calcext:value-type="float">
            <text:p>5.1</text:p>
          </table:table-cell>
          <table:table-cell office:value-type="float" office:value="4.77" calcext:value-type="float">
            <text:p>4.77</text:p>
          </table:table-cell>
          <table:table-cell office:value-type="float" office:value="4.94" calcext:value-type="float">
            <text:p>4.94</text:p>
          </table:table-cell>
          <table:table-cell/>
          <table:table-cell office:value-type="float" office:value="296.7383" calcext:value-type="float">
            <text:p>296.7383</text:p>
          </table:table-cell>
          <table:table-cell office:value-type="float" office:value="185.9716" calcext:value-type="float">
            <text:p>185.9716</text:p>
          </table:table-cell>
          <table:table-cell office:value-type="float" office:value="129.5128" calcext:value-type="float">
            <text:p>129.5128</text:p>
          </table:table-cell>
          <table:table-cell office:value-type="float" office:value="196.8621" calcext:value-type="float">
            <text:p>196.8621</text:p>
          </table:table-cell>
          <table:table-cell office:value-type="float" office:value="153.2337" calcext:value-type="float">
            <text:p>153.2337</text:p>
          </table:table-cell>
          <table:table-cell table:number-columns-repeated="2"/>
          <table:table-cell office:value-type="float" office:value="20.2715" calcext:value-type="float">
            <text:p>20.2715</text:p>
          </table:table-cell>
          <table:table-cell table:number-columns-repeated="2"/>
          <table:table-cell office:value-type="float" office:value="55.8917" calcext:value-type="float">
            <text:p>55.8917</text:p>
          </table:table-cell>
          <table:table-cell/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ROUND([.$H$2]/2/[.$H$3]*([.A33]-1))" office:value-type="float" office:value="4658" calcext:value-type="float">
            <text:p>4658</text:p>
          </table:table-cell>
          <table:table-cell table:formula="of:=[.E33]-AVERAGE([.I33:.M33])" office:value-type="float" office:value="3.468" calcext:value-type="float">
            <text:p>3.468</text:p>
          </table:table-cell>
          <table:table-cell/>
          <table:table-cell office:value-type="float" office:value="10.29" calcext:value-type="float">
            <text:p>10.29</text:p>
          </table:table-cell>
          <table:table-cell table:number-columns-repeated="3"/>
          <table:table-cell office:value-type="float" office:value="8.46" calcext:value-type="float">
            <text:p>8.46</text:p>
          </table:table-cell>
          <table:table-cell office:value-type="float" office:value="0.71" calcext:value-type="float">
            <text:p>0.71</text:p>
          </table:table-cell>
          <table:table-cell office:value-type="float" office:value="17.61" calcext:value-type="float">
            <text:p>17.61</text:p>
          </table:table-cell>
          <table:table-cell office:value-type="float" office:value="5.29" calcext:value-type="float">
            <text:p>5.29</text:p>
          </table:table-cell>
          <table:table-cell office:value-type="float" office:value="2.04" calcext:value-type="float">
            <text:p>2.04</text:p>
          </table:table-cell>
          <table:table-cell/>
          <table:table-cell office:value-type="float" office:value="302.7312" calcext:value-type="float">
            <text:p>302.7312</text:p>
          </table:table-cell>
          <table:table-cell office:value-type="float" office:value="148.8132" calcext:value-type="float">
            <text:p>148.8132</text:p>
          </table:table-cell>
          <table:table-cell office:value-type="float" office:value="320.7654" calcext:value-type="float">
            <text:p>320.7654</text:p>
          </table:table-cell>
          <table:table-cell office:value-type="float" office:value="165.5037" calcext:value-type="float">
            <text:p>165.5037</text:p>
          </table:table-cell>
          <table:table-cell office:value-type="float" office:value="127.9769" calcext:value-type="float">
            <text:p>127.9769</text:p>
          </table:table-cell>
          <table:table-cell table:number-columns-repeated="2"/>
          <table:table-cell office:value-type="float" office:value="10.29" calcext:value-type="float">
            <text:p>10.29</text:p>
          </table:table-cell>
          <table:table-cell table:number-columns-repeated="2"/>
          <table:table-cell office:value-type="float" office:value="44.6089" calcext:value-type="float">
            <text:p>44.6089</text:p>
          </table:table-cell>
          <table:table-cell/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ROUND([.$H$2]/2/[.$H$3]*([.A34]-1))" office:value-type="float" office:value="4808" calcext:value-type="float">
            <text:p>4808</text:p>
          </table:table-cell>
          <table:table-cell table:formula="of:=[.E34]-AVERAGE([.I34:.M34])" office:value-type="float" office:value="15.4767" calcext:value-type="float">
            <text:p>15.4767</text:p>
          </table:table-cell>
          <table:table-cell/>
          <table:table-cell office:value-type="float" office:value="15.4767" calcext:value-type="float">
            <text:p>15.4767</text:p>
          </table:table-cell>
          <table:table-cell table:number-columns-repeated="3"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223.9314" calcext:value-type="float">
            <text:p>223.9314</text:p>
          </table:table-cell>
          <table:table-cell office:value-type="float" office:value="158.8208" calcext:value-type="float">
            <text:p>158.8208</text:p>
          </table:table-cell>
          <table:table-cell office:value-type="float" office:value="155.4543" calcext:value-type="float">
            <text:p>155.4543</text:p>
          </table:table-cell>
          <table:table-cell office:value-type="float" office:value="181.1532" calcext:value-type="float">
            <text:p>181.1532</text:p>
          </table:table-cell>
          <table:table-cell office:value-type="float" office:value="168.949" calcext:value-type="float">
            <text:p>168.949</text:p>
          </table:table-cell>
          <table:table-cell table:number-columns-repeated="2"/>
          <table:table-cell office:value-type="float" office:value="15.4767" calcext:value-type="float">
            <text:p>15.4767</text:p>
          </table:table-cell>
          <table:table-cell table:number-columns-repeated="2"/>
          <table:table-cell office:value-type="float" office:value="175.3978" calcext:value-type="float">
            <text:p>175.3978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ROUND([.$H$2]/2/[.$H$3]*([.A35]-1))" office:value-type="float" office:value="4958" calcext:value-type="float">
            <text:p>4958</text:p>
          </table:table-cell>
          <table:table-cell table:formula="of:=[.E35]-AVERAGE([.I35:.M35])" office:value-type="float" office:value="10.9696" calcext:value-type="float">
            <text:p>10.9696</text:p>
          </table:table-cell>
          <table:table-cell/>
          <table:table-cell office:value-type="float" office:value="10.9696" calcext:value-type="float">
            <text:p>10.9696</text:p>
          </table:table-cell>
          <table:table-cell table:number-columns-repeated="3"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41.8938" calcext:value-type="float">
            <text:p>141.8938</text:p>
          </table:table-cell>
          <table:table-cell office:value-type="float" office:value="126.5814" calcext:value-type="float">
            <text:p>126.5814</text:p>
          </table:table-cell>
          <table:table-cell office:value-type="float" office:value="102.9285" calcext:value-type="float">
            <text:p>102.9285</text:p>
          </table:table-cell>
          <table:table-cell office:value-type="float" office:value="203.9644" calcext:value-type="float">
            <text:p>203.9644</text:p>
          </table:table-cell>
          <table:table-cell office:value-type="float" office:value="201.6885" calcext:value-type="float">
            <text:p>201.6885</text:p>
          </table:table-cell>
          <table:table-cell table:number-columns-repeated="2"/>
          <table:table-cell office:value-type="float" office:value="10.9696" calcext:value-type="float">
            <text:p>10.9696</text:p>
          </table:table-cell>
          <table:table-cell table:number-columns-repeated="2"/>
          <table:table-cell office:value-type="float" office:value="241.9224" calcext:value-type="float">
            <text:p>241.9224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ROUND([.$H$2]/2/[.$H$3]*([.A36]-1))" office:value-type="float" office:value="5108" calcext:value-type="float">
            <text:p>5108</text:p>
          </table:table-cell>
          <table:table-cell table:formula="of:=[.E36]-AVERAGE([.I36:.M36])" office:value-type="float" office:value="72.9425" calcext:value-type="float">
            <text:p>72.9425</text:p>
          </table:table-cell>
          <table:table-cell/>
          <table:table-cell office:value-type="float" office:value="72.9425" calcext:value-type="float">
            <text:p>72.9425</text:p>
          </table:table-cell>
          <table:table-cell table:number-columns-repeated="3"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227.4977" calcext:value-type="float">
            <text:p>227.4977</text:p>
          </table:table-cell>
          <table:table-cell office:value-type="float" office:value="149.1441" calcext:value-type="float">
            <text:p>149.1441</text:p>
          </table:table-cell>
          <table:table-cell office:value-type="float" office:value="236.9829" calcext:value-type="float">
            <text:p>236.9829</text:p>
          </table:table-cell>
          <table:table-cell office:value-type="float" office:value="215.5402" calcext:value-type="float">
            <text:p>215.5402</text:p>
          </table:table-cell>
          <table:table-cell office:value-type="float" office:value="184.4131" calcext:value-type="float">
            <text:p>184.4131</text:p>
          </table:table-cell>
          <table:table-cell table:number-columns-repeated="2"/>
          <table:table-cell office:value-type="float" office:value="72.9425" calcext:value-type="float">
            <text:p>72.9425</text:p>
          </table:table-cell>
          <table:table-cell table:number-columns-repeated="2"/>
          <table:table-cell office:value-type="float" office:value="317.0226" calcext:value-type="float">
            <text:p>317.0226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ROUND([.$H$2]/2/[.$H$3]*([.A37]-1))" office:value-type="float" office:value="5258" calcext:value-type="float">
            <text:p>5258</text:p>
          </table:table-cell>
          <table:table-cell table:formula="of:=[.E37]-AVERAGE([.I37:.M37])" office:value-type="float" office:value="523.0202" calcext:value-type="float">
            <text:p>523.0202</text:p>
          </table:table-cell>
          <table:table-cell/>
          <table:table-cell office:value-type="float" office:value="523.0202" calcext:value-type="float">
            <text:p>523.0202</text:p>
          </table:table-cell>
          <table:table-cell table:number-columns-repeated="3"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290.6603" calcext:value-type="float">
            <text:p>290.6603</text:p>
          </table:table-cell>
          <table:table-cell office:value-type="float" office:value="133.4354" calcext:value-type="float">
            <text:p>133.4354</text:p>
          </table:table-cell>
          <table:table-cell office:value-type="float" office:value="96.1106" calcext:value-type="float">
            <text:p>96.1106</text:p>
          </table:table-cell>
          <table:table-cell office:value-type="float" office:value="140.3378" calcext:value-type="float">
            <text:p>140.3378</text:p>
          </table:table-cell>
          <table:table-cell office:value-type="float" office:value="149.9013" calcext:value-type="float">
            <text:p>149.9013</text:p>
          </table:table-cell>
          <table:table-cell table:number-columns-repeated="2"/>
          <table:table-cell office:value-type="float" office:value="523.0202" calcext:value-type="float">
            <text:p>523.0202</text:p>
          </table:table-cell>
          <table:table-cell table:number-columns-repeated="2"/>
          <table:table-cell office:value-type="float" office:value="177.3431" calcext:value-type="float">
            <text:p>177.3431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ROUND([.$H$2]/2/[.$H$3]*([.A38]-1))" office:value-type="float" office:value="5409" calcext:value-type="float">
            <text:p>5409</text:p>
          </table:table-cell>
          <table:table-cell table:formula="of:=[.E38]-AVERAGE([.I38:.M38])" office:value-type="float" office:value="1046.5245" calcext:value-type="float">
            <text:p>1046.5245</text:p>
          </table:table-cell>
          <table:table-cell/>
          <table:table-cell office:value-type="float" office:value="1046.5245" calcext:value-type="float">
            <text:p>1046.5245</text:p>
          </table:table-cell>
          <table:table-cell table:number-columns-repeated="3"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242.1209" calcext:value-type="float">
            <text:p>242.1209</text:p>
          </table:table-cell>
          <table:table-cell office:value-type="float" office:value="162.0519" calcext:value-type="float">
            <text:p>162.0519</text:p>
          </table:table-cell>
          <table:table-cell office:value-type="float" office:value="182.4786" calcext:value-type="float">
            <text:p>182.4786</text:p>
          </table:table-cell>
          <table:table-cell office:value-type="float" office:value="177.383" calcext:value-type="float">
            <text:p>177.383</text:p>
          </table:table-cell>
          <table:table-cell office:value-type="float" office:value="155.6238" calcext:value-type="float">
            <text:p>155.6238</text:p>
          </table:table-cell>
          <table:table-cell table:number-columns-repeated="2"/>
          <table:table-cell office:value-type="float" office:value="1046.5245" calcext:value-type="float">
            <text:p>1046.5245</text:p>
          </table:table-cell>
          <table:table-cell table:number-columns-repeated="2"/>
          <table:table-cell office:value-type="float" office:value="177.2203" calcext:value-type="float">
            <text:p>177.2203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ROUND([.$H$2]/2/[.$H$3]*([.A39]-1))" office:value-type="float" office:value="5559" calcext:value-type="float">
            <text:p>5559</text:p>
          </table:table-cell>
          <table:table-cell table:formula="of:=[.E39]-AVERAGE([.I39:.M39])" office:value-type="float" office:value="386.9934" calcext:value-type="float">
            <text:p>386.9934</text:p>
          </table:table-cell>
          <table:table-cell/>
          <table:table-cell office:value-type="float" office:value="386.9934" calcext:value-type="float">
            <text:p>386.9934</text:p>
          </table:table-cell>
          <table:table-cell table:number-columns-repeated="3"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58.2295" calcext:value-type="float">
            <text:p>158.2295</text:p>
          </table:table-cell>
          <table:table-cell office:value-type="float" office:value="153.7221" calcext:value-type="float">
            <text:p>153.7221</text:p>
          </table:table-cell>
          <table:table-cell office:value-type="float" office:value="164.4491" calcext:value-type="float">
            <text:p>164.4491</text:p>
          </table:table-cell>
          <table:table-cell office:value-type="float" office:value="151.5064" calcext:value-type="float">
            <text:p>151.5064</text:p>
          </table:table-cell>
          <table:table-cell office:value-type="float" office:value="163.2774" calcext:value-type="float">
            <text:p>163.2774</text:p>
          </table:table-cell>
          <table:table-cell table:number-columns-repeated="2"/>
          <table:table-cell office:value-type="float" office:value="386.9934" calcext:value-type="float">
            <text:p>386.9934</text:p>
          </table:table-cell>
          <table:table-cell table:number-columns-repeated="2"/>
          <table:table-cell office:value-type="float" office:value="68.8419" calcext:value-type="float">
            <text:p>68.8419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ROUND([.$H$2]/2/[.$H$3]*([.A40]-1))" office:value-type="float" office:value="5709" calcext:value-type="float">
            <text:p>5709</text:p>
          </table:table-cell>
          <table:table-cell table:formula="of:=[.E40]-AVERAGE([.I40:.M40])" office:value-type="float" office:value="48.9241" calcext:value-type="float">
            <text:p>48.9241</text:p>
          </table:table-cell>
          <table:table-cell/>
          <table:table-cell office:value-type="float" office:value="48.9241" calcext:value-type="float">
            <text:p>48.9241</text:p>
          </table:table-cell>
          <table:table-cell table:number-columns-repeated="3"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233.6191" calcext:value-type="float">
            <text:p>233.6191</text:p>
          </table:table-cell>
          <table:table-cell office:value-type="float" office:value="164.156" calcext:value-type="float">
            <text:p>164.156</text:p>
          </table:table-cell>
          <table:table-cell office:value-type="float" office:value="204.442" calcext:value-type="float">
            <text:p>204.442</text:p>
          </table:table-cell>
          <table:table-cell office:value-type="float" office:value="219.1207" calcext:value-type="float">
            <text:p>219.1207</text:p>
          </table:table-cell>
          <table:table-cell office:value-type="float" office:value="186.4387" calcext:value-type="float">
            <text:p>186.4387</text:p>
          </table:table-cell>
          <table:table-cell table:number-columns-repeated="2"/>
          <table:table-cell office:value-type="float" office:value="48.9241" calcext:value-type="float">
            <text:p>48.9241</text:p>
          </table:table-cell>
          <table:table-cell table:number-columns-repeated="2"/>
          <table:table-cell office:value-type="float" office:value="644.0294" calcext:value-type="float">
            <text:p>644.0294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ROUND([.$H$2]/2/[.$H$3]*([.A41]-1))" office:value-type="float" office:value="5859" calcext:value-type="float">
            <text:p>5859</text:p>
          </table:table-cell>
          <table:table-cell table:formula="of:=[.E41]-AVERAGE([.I41:.M41])" office:value-type="float" office:value="18.2356" calcext:value-type="float">
            <text:p>18.2356</text:p>
          </table:table-cell>
          <table:table-cell/>
          <table:table-cell office:value-type="float" office:value="18.2356" calcext:value-type="float">
            <text:p>18.2356</text:p>
          </table:table-cell>
          <table:table-cell table:number-columns-repeated="3"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323.0023" calcext:value-type="float">
            <text:p>323.0023</text:p>
          </table:table-cell>
          <table:table-cell office:value-type="float" office:value="108.5055" calcext:value-type="float">
            <text:p>108.5055</text:p>
          </table:table-cell>
          <table:table-cell office:value-type="float" office:value="55.9458" calcext:value-type="float">
            <text:p>55.9458</text:p>
          </table:table-cell>
          <table:table-cell office:value-type="float" office:value="192.1533" calcext:value-type="float">
            <text:p>192.1533</text:p>
          </table:table-cell>
          <table:table-cell office:value-type="float" office:value="78.161" calcext:value-type="float">
            <text:p>78.161</text:p>
          </table:table-cell>
          <table:table-cell table:number-columns-repeated="2"/>
          <table:table-cell office:value-type="float" office:value="18.2356" calcext:value-type="float">
            <text:p>18.2356</text:p>
          </table:table-cell>
          <table:table-cell table:number-columns-repeated="2"/>
          <table:table-cell office:value-type="float" office:value="691.3264" calcext:value-type="float">
            <text:p>691.3264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ROUND([.$H$2]/2/[.$H$3]*([.A42]-1))" office:value-type="float" office:value="6010" calcext:value-type="float">
            <text:p>6010</text:p>
          </table:table-cell>
          <table:table-cell table:formula="of:=[.E42]-AVERAGE([.I42:.M42])" office:value-type="float" office:value="16.479" calcext:value-type="float">
            <text:p>16.479</text:p>
          </table:table-cell>
          <table:table-cell/>
          <table:table-cell office:value-type="float" office:value="16.479" calcext:value-type="float">
            <text:p>16.479</text:p>
          </table:table-cell>
          <table:table-cell table:number-columns-repeated="3"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245.001" calcext:value-type="float">
            <text:p>245.001</text:p>
          </table:table-cell>
          <table:table-cell office:value-type="float" office:value="185.1302" calcext:value-type="float">
            <text:p>185.1302</text:p>
          </table:table-cell>
          <table:table-cell office:value-type="float" office:value="180.4037" calcext:value-type="float">
            <text:p>180.4037</text:p>
          </table:table-cell>
          <table:table-cell office:value-type="float" office:value="205.2485" calcext:value-type="float">
            <text:p>205.2485</text:p>
          </table:table-cell>
          <table:table-cell office:value-type="float" office:value="181.2262" calcext:value-type="float">
            <text:p>181.2262</text:p>
          </table:table-cell>
          <table:table-cell table:number-columns-repeated="2"/>
          <table:table-cell office:value-type="float" office:value="16.479" calcext:value-type="float">
            <text:p>16.479</text:p>
          </table:table-cell>
          <table:table-cell table:number-columns-repeated="2"/>
          <table:table-cell office:value-type="float" office:value="572.9883" calcext:value-type="float">
            <text:p>572.9883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ROUND([.$H$2]/2/[.$H$3]*([.A43]-1))" office:value-type="float" office:value="6160" calcext:value-type="float">
            <text:p>6160</text:p>
          </table:table-cell>
          <table:table-cell table:formula="of:=[.E43]-AVERAGE([.I43:.M43])" office:value-type="float" office:value="4.5036" calcext:value-type="float">
            <text:p>4.5036</text:p>
          </table:table-cell>
          <table:table-cell/>
          <table:table-cell office:value-type="float" office:value="4.5036" calcext:value-type="float">
            <text:p>4.5036</text:p>
          </table:table-cell>
          <table:table-cell table:number-columns-repeated="3"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89.2305" calcext:value-type="float">
            <text:p>89.2305</text:p>
          </table:table-cell>
          <table:table-cell office:value-type="float" office:value="146.0142" calcext:value-type="float">
            <text:p>146.0142</text:p>
          </table:table-cell>
          <table:table-cell office:value-type="float" office:value="44.5539" calcext:value-type="float">
            <text:p>44.5539</text:p>
          </table:table-cell>
          <table:table-cell office:value-type="float" office:value="70.6157" calcext:value-type="float">
            <text:p>70.6157</text:p>
          </table:table-cell>
          <table:table-cell office:value-type="float" office:value="161.3168" calcext:value-type="float">
            <text:p>161.3168</text:p>
          </table:table-cell>
          <table:table-cell table:number-columns-repeated="2"/>
          <table:table-cell office:value-type="float" office:value="4.5036" calcext:value-type="float">
            <text:p>4.5036</text:p>
          </table:table-cell>
          <table:table-cell table:number-columns-repeated="2"/>
          <table:table-cell office:value-type="float" office:value="200.1727" calcext:value-type="float">
            <text:p>200.1727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ROUND([.$H$2]/2/[.$H$3]*([.A44]-1))" office:value-type="float" office:value="6310" calcext:value-type="float">
            <text:p>6310</text:p>
          </table:table-cell>
          <table:table-cell table:formula="of:=[.E44]-AVERAGE([.I44:.M44])" office:value-type="float" office:value="2.0541" calcext:value-type="float">
            <text:p>2.0541</text:p>
          </table:table-cell>
          <table:table-cell/>
          <table:table-cell office:value-type="float" office:value="2.0541" calcext:value-type="float">
            <text:p>2.0541</text:p>
          </table:table-cell>
          <table:table-cell table:number-columns-repeated="3"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310.8657" calcext:value-type="float">
            <text:p>310.8657</text:p>
          </table:table-cell>
          <table:table-cell office:value-type="float" office:value="191.1279" calcext:value-type="float">
            <text:p>191.1279</text:p>
          </table:table-cell>
          <table:table-cell office:value-type="float" office:value="161.2524" calcext:value-type="float">
            <text:p>161.2524</text:p>
          </table:table-cell>
          <table:table-cell office:value-type="float" office:value="179.464" calcext:value-type="float">
            <text:p>179.464</text:p>
          </table:table-cell>
          <table:table-cell office:value-type="float" office:value="195.4861" calcext:value-type="float">
            <text:p>195.4861</text:p>
          </table:table-cell>
          <table:table-cell table:number-columns-repeated="2"/>
          <table:table-cell office:value-type="float" office:value="2.0541" calcext:value-type="float">
            <text:p>2.0541</text:p>
          </table:table-cell>
          <table:table-cell table:number-columns-repeated="2"/>
          <table:table-cell office:value-type="float" office:value="205.7135" calcext:value-type="float">
            <text:p>205.7135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ROUND([.$H$2]/2/[.$H$3]*([.A45]-1))" office:value-type="float" office:value="6460" calcext:value-type="float">
            <text:p>6460</text:p>
          </table:table-cell>
          <table:table-cell table:formula="of:=[.E45]-AVERAGE([.I45:.M45])" office:value-type="float" office:value="11.9101" calcext:value-type="float">
            <text:p>11.9101</text:p>
          </table:table-cell>
          <table:table-cell/>
          <table:table-cell office:value-type="float" office:value="11.9101" calcext:value-type="float">
            <text:p>11.9101</text:p>
          </table:table-cell>
          <table:table-cell table:number-columns-repeated="3"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50.4778" calcext:value-type="float">
            <text:p>150.4778</text:p>
          </table:table-cell>
          <table:table-cell office:value-type="float" office:value="287.9747" calcext:value-type="float">
            <text:p>287.9747</text:p>
          </table:table-cell>
          <table:table-cell office:value-type="float" office:value="99.7251" calcext:value-type="float">
            <text:p>99.7251</text:p>
          </table:table-cell>
          <table:table-cell office:value-type="float" office:value="245.4239" calcext:value-type="float">
            <text:p>245.4239</text:p>
          </table:table-cell>
          <table:table-cell office:value-type="float" office:value="121.3408" calcext:value-type="float">
            <text:p>121.3408</text:p>
          </table:table-cell>
          <table:table-cell table:number-columns-repeated="2"/>
          <table:table-cell office:value-type="float" office:value="11.9101" calcext:value-type="float">
            <text:p>11.9101</text:p>
          </table:table-cell>
          <table:table-cell table:number-columns-repeated="2"/>
          <table:table-cell office:value-type="float" office:value="105.9225" calcext:value-type="float">
            <text:p>105.9225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ROUND([.$H$2]/2/[.$H$3]*([.A46]-1))" office:value-type="float" office:value="6611" calcext:value-type="float">
            <text:p>6611</text:p>
          </table:table-cell>
          <table:table-cell table:formula="of:=[.E46]-AVERAGE([.I46:.M46])" office:value-type="float" office:value="10.6836" calcext:value-type="float">
            <text:p>10.6836</text:p>
          </table:table-cell>
          <table:table-cell/>
          <table:table-cell office:value-type="float" office:value="10.6836" calcext:value-type="float">
            <text:p>10.6836</text:p>
          </table:table-cell>
          <table:table-cell table:number-columns-repeated="3"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263.1971" calcext:value-type="float">
            <text:p>263.1971</text:p>
          </table:table-cell>
          <table:table-cell office:value-type="float" office:value="204.424" calcext:value-type="float">
            <text:p>204.424</text:p>
          </table:table-cell>
          <table:table-cell office:value-type="float" office:value="197.9407" calcext:value-type="float">
            <text:p>197.9407</text:p>
          </table:table-cell>
          <table:table-cell office:value-type="float" office:value="231.6661" calcext:value-type="float">
            <text:p>231.6661</text:p>
          </table:table-cell>
          <table:table-cell office:value-type="float" office:value="202.1479" calcext:value-type="float">
            <text:p>202.1479</text:p>
          </table:table-cell>
          <table:table-cell table:number-columns-repeated="2"/>
          <table:table-cell office:value-type="float" office:value="10.6836" calcext:value-type="float">
            <text:p>10.6836</text:p>
          </table:table-cell>
          <table:table-cell table:number-columns-repeated="2"/>
          <table:table-cell office:value-type="float" office:value="236.0521" calcext:value-type="float">
            <text:p>236.0521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ROUND([.$H$2]/2/[.$H$3]*([.A47]-1))" office:value-type="float" office:value="6761" calcext:value-type="float">
            <text:p>6761</text:p>
          </table:table-cell>
          <table:table-cell table:formula="of:=[.E47]-AVERAGE([.I47:.M47])" office:value-type="float" office:value="2.1068" calcext:value-type="float">
            <text:p>2.1068</text:p>
          </table:table-cell>
          <table:table-cell/>
          <table:table-cell office:value-type="float" office:value="2.1068" calcext:value-type="float">
            <text:p>2.1068</text:p>
          </table:table-cell>
          <table:table-cell table:number-columns-repeated="3"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213.4613" calcext:value-type="float">
            <text:p>213.4613</text:p>
          </table:table-cell>
          <table:table-cell office:value-type="float" office:value="189.047" calcext:value-type="float">
            <text:p>189.047</text:p>
          </table:table-cell>
          <table:table-cell office:value-type="float" office:value="140.5485" calcext:value-type="float">
            <text:p>140.5485</text:p>
          </table:table-cell>
          <table:table-cell office:value-type="float" office:value="203.981" calcext:value-type="float">
            <text:p>203.981</text:p>
          </table:table-cell>
          <table:table-cell office:value-type="float" office:value="219.6957" calcext:value-type="float">
            <text:p>219.6957</text:p>
          </table:table-cell>
          <table:table-cell table:number-columns-repeated="2"/>
          <table:table-cell office:value-type="float" office:value="2.1068" calcext:value-type="float">
            <text:p>2.1068</text:p>
          </table:table-cell>
          <table:table-cell table:number-columns-repeated="2"/>
          <table:table-cell office:value-type="float" office:value="212.56" calcext:value-type="float">
            <text:p>212.56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ROUND([.$H$2]/2/[.$H$3]*([.A48]-1))" office:value-type="float" office:value="6911" calcext:value-type="float">
            <text:p>6911</text:p>
          </table:table-cell>
          <table:table-cell table:formula="of:=[.E48]-AVERAGE([.I48:.M48])" office:value-type="float" office:value="6.9795" calcext:value-type="float">
            <text:p>6.9795</text:p>
          </table:table-cell>
          <table:table-cell/>
          <table:table-cell office:value-type="float" office:value="6.9795" calcext:value-type="float">
            <text:p>6.9795</text:p>
          </table:table-cell>
          <table:table-cell table:number-columns-repeated="3"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340.2297" calcext:value-type="float">
            <text:p>340.2297</text:p>
          </table:table-cell>
          <table:table-cell office:value-type="float" office:value="267.0187" calcext:value-type="float">
            <text:p>267.0187</text:p>
          </table:table-cell>
          <table:table-cell office:value-type="float" office:value="171.4899" calcext:value-type="float">
            <text:p>171.4899</text:p>
          </table:table-cell>
          <table:table-cell office:value-type="float" office:value="270.3038" calcext:value-type="float">
            <text:p>270.3038</text:p>
          </table:table-cell>
          <table:table-cell office:value-type="float" office:value="240.4411" calcext:value-type="float">
            <text:p>240.4411</text:p>
          </table:table-cell>
          <table:table-cell table:number-columns-repeated="2"/>
          <table:table-cell office:value-type="float" office:value="6.9795" calcext:value-type="float">
            <text:p>6.9795</text:p>
          </table:table-cell>
          <table:table-cell table:number-columns-repeated="2"/>
          <table:table-cell office:value-type="float" office:value="198.9853" calcext:value-type="float">
            <text:p>198.9853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ROUND([.$H$2]/2/[.$H$3]*([.A49]-1))" office:value-type="float" office:value="7061" calcext:value-type="float">
            <text:p>7061</text:p>
          </table:table-cell>
          <table:table-cell table:formula="of:=[.E49]-AVERAGE([.I49:.M49])" office:value-type="float" office:value="1.8508" calcext:value-type="float">
            <text:p>1.8508</text:p>
          </table:table-cell>
          <table:table-cell/>
          <table:table-cell office:value-type="float" office:value="1.8508" calcext:value-type="float">
            <text:p>1.8508</text:p>
          </table:table-cell>
          <table:table-cell table:number-columns-repeated="3"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67.2844" calcext:value-type="float">
            <text:p>67.2844</text:p>
          </table:table-cell>
          <table:table-cell office:value-type="float" office:value="32.8478" calcext:value-type="float">
            <text:p>32.8478</text:p>
          </table:table-cell>
          <table:table-cell office:value-type="float" office:value="95.1499" calcext:value-type="float">
            <text:p>95.1499</text:p>
          </table:table-cell>
          <table:table-cell office:value-type="float" office:value="158.7472" calcext:value-type="float">
            <text:p>158.7472</text:p>
          </table:table-cell>
          <table:table-cell office:value-type="float" office:value="168.797" calcext:value-type="float">
            <text:p>168.797</text:p>
          </table:table-cell>
          <table:table-cell table:number-columns-repeated="2"/>
          <table:table-cell office:value-type="float" office:value="1.8508" calcext:value-type="float">
            <text:p>1.8508</text:p>
          </table:table-cell>
          <table:table-cell table:number-columns-repeated="2"/>
          <table:table-cell office:value-type="float" office:value="175.7243" calcext:value-type="float">
            <text:p>175.7243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ROUND([.$H$2]/2/[.$H$3]*([.A50]-1))" office:value-type="float" office:value="7212" calcext:value-type="float">
            <text:p>7212</text:p>
          </table:table-cell>
          <table:table-cell table:formula="of:=[.E50]-AVERAGE([.I50:.M50])" office:value-type="float" office:value="13.2809" calcext:value-type="float">
            <text:p>13.2809</text:p>
          </table:table-cell>
          <table:table-cell/>
          <table:table-cell office:value-type="float" office:value="13.2809" calcext:value-type="float">
            <text:p>13.2809</text:p>
          </table:table-cell>
          <table:table-cell table:number-columns-repeated="3"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293.9588" calcext:value-type="float">
            <text:p>293.9588</text:p>
          </table:table-cell>
          <table:table-cell office:value-type="float" office:value="209.8801" calcext:value-type="float">
            <text:p>209.8801</text:p>
          </table:table-cell>
          <table:table-cell office:value-type="float" office:value="185.3509" calcext:value-type="float">
            <text:p>185.3509</text:p>
          </table:table-cell>
          <table:table-cell office:value-type="float" office:value="225.9464" calcext:value-type="float">
            <text:p>225.9464</text:p>
          </table:table-cell>
          <table:table-cell office:value-type="float" office:value="209.1047" calcext:value-type="float">
            <text:p>209.1047</text:p>
          </table:table-cell>
          <table:table-cell table:number-columns-repeated="2"/>
          <table:table-cell office:value-type="float" office:value="13.2809" calcext:value-type="float">
            <text:p>13.2809</text:p>
          </table:table-cell>
          <table:table-cell table:number-columns-repeated="2"/>
          <table:table-cell office:value-type="float" office:value="28.6107" calcext:value-type="float">
            <text:p>28.6107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ROUND([.$H$2]/2/[.$H$3]*([.A51]-1))" office:value-type="float" office:value="7362" calcext:value-type="float">
            <text:p>7362</text:p>
          </table:table-cell>
          <table:table-cell table:formula="of:=[.E51]-AVERAGE([.I51:.M51])" office:value-type="float" office:value="4.6224" calcext:value-type="float">
            <text:p>4.6224</text:p>
          </table:table-cell>
          <table:table-cell/>
          <table:table-cell office:value-type="float" office:value="4.6224" calcext:value-type="float">
            <text:p>4.6224</text:p>
          </table:table-cell>
          <table:table-cell table:number-columns-repeated="3"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40.1296" calcext:value-type="float">
            <text:p>140.1296</text:p>
          </table:table-cell>
          <table:table-cell office:value-type="float" office:value="76.6078" calcext:value-type="float">
            <text:p>76.6078</text:p>
          </table:table-cell>
          <table:table-cell office:value-type="float" office:value="111.9872" calcext:value-type="float">
            <text:p>111.9872</text:p>
          </table:table-cell>
          <table:table-cell office:value-type="float" office:value="98.2262" calcext:value-type="float">
            <text:p>98.2262</text:p>
          </table:table-cell>
          <table:table-cell office:value-type="float" office:value="38.6849" calcext:value-type="float">
            <text:p>38.6849</text:p>
          </table:table-cell>
          <table:table-cell table:number-columns-repeated="2"/>
          <table:table-cell office:value-type="float" office:value="4.6224" calcext:value-type="float">
            <text:p>4.6224</text:p>
          </table:table-cell>
          <table:table-cell table:number-columns-repeated="2"/>
          <table:table-cell office:value-type="float" office:value="123.0937" calcext:value-type="float">
            <text:p>123.0937</text:p>
          </table:table-cell>
          <table:table-cell table:number-columns-repeated="2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ROUND([.$H$2]/2/[.$H$3]*([.A52]-1))" office:value-type="float" office:value="7512" calcext:value-type="float">
            <text:p>7512</text:p>
          </table:table-cell>
          <table:table-cell table:formula="of:=[.E52]-AVERAGE([.I52:.M52])" office:value-type="float" office:value="55.0386" calcext:value-type="float">
            <text:p>55.0386</text:p>
          </table:table-cell>
          <table:table-cell/>
          <table:table-cell office:value-type="float" office:value="55.0386" calcext:value-type="float">
            <text:p>55.0386</text:p>
          </table:table-cell>
          <table:table-cell table:number-columns-repeated="3"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319.3301" calcext:value-type="float">
            <text:p>319.3301</text:p>
          </table:table-cell>
          <table:table-cell office:value-type="float" office:value="202.7907" calcext:value-type="float">
            <text:p>202.7907</text:p>
          </table:table-cell>
          <table:table-cell office:value-type="float" office:value="223.5428" calcext:value-type="float">
            <text:p>223.5428</text:p>
          </table:table-cell>
          <table:table-cell office:value-type="float" office:value="208.1618" calcext:value-type="float">
            <text:p>208.1618</text:p>
          </table:table-cell>
          <table:table-cell office:value-type="float" office:value="262.2944" calcext:value-type="float">
            <text:p>262.2944</text:p>
          </table:table-cell>
          <table:table-cell table:number-columns-repeated="2"/>
          <table:table-cell office:value-type="float" office:value="55.0386" calcext:value-type="float">
            <text:p>55.0386</text:p>
          </table:table-cell>
          <table:table-cell table:number-columns-repeated="2"/>
          <table:table-cell office:value-type="float" office:value="102.2862" calcext:value-type="float">
            <text:p>102.2862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ROUND([.$H$2]/2/[.$H$3]*([.A53]-1))" office:value-type="float" office:value="7662" calcext:value-type="float">
            <text:p>7662</text:p>
          </table:table-cell>
          <table:table-cell table:formula="of:=[.E53]-AVERAGE([.I53:.M53])" office:value-type="float" office:value="40.6489" calcext:value-type="float">
            <text:p>40.6489</text:p>
          </table:table-cell>
          <table:table-cell/>
          <table:table-cell office:value-type="float" office:value="40.6489" calcext:value-type="float">
            <text:p>40.6489</text:p>
          </table:table-cell>
          <table:table-cell table:number-columns-repeated="3"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44.3657" calcext:value-type="float">
            <text:p>44.3657</text:p>
          </table:table-cell>
          <table:table-cell office:value-type="float" office:value="64.8956" calcext:value-type="float">
            <text:p>64.8956</text:p>
          </table:table-cell>
          <table:table-cell office:value-type="float" office:value="17.567" calcext:value-type="float">
            <text:p>17.567</text:p>
          </table:table-cell>
          <table:table-cell office:value-type="float" office:value="170.1592" calcext:value-type="float">
            <text:p>170.1592</text:p>
          </table:table-cell>
          <table:table-cell office:value-type="float" office:value="31.8595" calcext:value-type="float">
            <text:p>31.8595</text:p>
          </table:table-cell>
          <table:table-cell table:number-columns-repeated="2"/>
          <table:table-cell office:value-type="float" office:value="40.6489" calcext:value-type="float">
            <text:p>40.6489</text:p>
          </table:table-cell>
          <table:table-cell table:number-columns-repeated="2"/>
          <table:table-cell office:value-type="float" office:value="26.0076" calcext:value-type="float">
            <text:p>26.0076</text:p>
          </table:table-cell>
          <table:table-cell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ROUND([.$H$2]/2/[.$H$3]*([.A54]-1))" office:value-type="float" office:value="7813" calcext:value-type="float">
            <text:p>7813</text:p>
          </table:table-cell>
          <table:table-cell table:formula="of:=[.E54]-AVERAGE([.I54:.M54])" office:value-type="float" office:value="12.0698" calcext:value-type="float">
            <text:p>12.0698</text:p>
          </table:table-cell>
          <table:table-cell/>
          <table:table-cell office:value-type="float" office:value="12.0698" calcext:value-type="float">
            <text:p>12.0698</text:p>
          </table:table-cell>
          <table:table-cell table:number-columns-repeated="3"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265.1458" calcext:value-type="float">
            <text:p>265.1458</text:p>
          </table:table-cell>
          <table:table-cell office:value-type="float" office:value="220.869" calcext:value-type="float">
            <text:p>220.869</text:p>
          </table:table-cell>
          <table:table-cell office:value-type="float" office:value="189.4404" calcext:value-type="float">
            <text:p>189.4404</text:p>
          </table:table-cell>
          <table:table-cell office:value-type="float" office:value="278.5013" calcext:value-type="float">
            <text:p>278.5013</text:p>
          </table:table-cell>
          <table:table-cell office:value-type="float" office:value="249.668" calcext:value-type="float">
            <text:p>249.668</text:p>
          </table:table-cell>
          <table:table-cell table:number-columns-repeated="2"/>
          <table:table-cell office:value-type="float" office:value="12.0698" calcext:value-type="float">
            <text:p>12.0698</text:p>
          </table:table-cell>
          <table:table-cell table:number-columns-repeated="2"/>
          <table:table-cell office:value-type="float" office:value="15.9468" calcext:value-type="float">
            <text:p>15.9468</text:p>
          </table:table-cell>
          <table:table-cell table:number-columns-repeated="2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ROUND([.$H$2]/2/[.$H$3]*([.A55]-1))" office:value-type="float" office:value="7963" calcext:value-type="float">
            <text:p>7963</text:p>
          </table:table-cell>
          <table:table-cell table:formula="of:=[.E55]-AVERAGE([.I55:.M55])" office:value-type="float" office:value="13.3914" calcext:value-type="float">
            <text:p>13.3914</text:p>
          </table:table-cell>
          <table:table-cell/>
          <table:table-cell office:value-type="float" office:value="13.3914" calcext:value-type="float">
            <text:p>13.3914</text:p>
          </table:table-cell>
          <table:table-cell table:number-columns-repeated="3"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16.0484" calcext:value-type="float">
            <text:p>116.0484</text:p>
          </table:table-cell>
          <table:table-cell office:value-type="float" office:value="40.4623" calcext:value-type="float">
            <text:p>40.4623</text:p>
          </table:table-cell>
          <table:table-cell office:value-type="float" office:value="29.5599" calcext:value-type="float">
            <text:p>29.5599</text:p>
          </table:table-cell>
          <table:table-cell office:value-type="float" office:value="9.9174" calcext:value-type="float">
            <text:p>9.9174</text:p>
          </table:table-cell>
          <table:table-cell office:value-type="float" office:value="29.4228" calcext:value-type="float">
            <text:p>29.4228</text:p>
          </table:table-cell>
          <table:table-cell table:number-columns-repeated="2"/>
          <table:table-cell office:value-type="float" office:value="13.3914" calcext:value-type="float">
            <text:p>13.3914</text:p>
          </table:table-cell>
          <table:table-cell table:number-columns-repeated="2"/>
          <table:table-cell office:value-type="float" office:value="37.2975" calcext:value-type="float">
            <text:p>37.2975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ROUND([.$H$2]/2/[.$H$3]*([.A56]-1))" office:value-type="float" office:value="8113" calcext:value-type="float">
            <text:p>8113</text:p>
          </table:table-cell>
          <table:table-cell table:formula="of:=[.E56]-AVERAGE([.I56:.M56])" office:value-type="float" office:value="4.9524" calcext:value-type="float">
            <text:p>4.9524</text:p>
          </table:table-cell>
          <table:table-cell/>
          <table:table-cell office:value-type="float" office:value="4.9524" calcext:value-type="float">
            <text:p>4.9524</text:p>
          </table:table-cell>
          <table:table-cell table:number-columns-repeated="3"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336.697" calcext:value-type="float">
            <text:p>336.697</text:p>
          </table:table-cell>
          <table:table-cell office:value-type="float" office:value="211.7825" calcext:value-type="float">
            <text:p>211.7825</text:p>
          </table:table-cell>
          <table:table-cell office:value-type="float" office:value="188.7518" calcext:value-type="float">
            <text:p>188.7518</text:p>
          </table:table-cell>
          <table:table-cell office:value-type="float" office:value="221.7052" calcext:value-type="float">
            <text:p>221.7052</text:p>
          </table:table-cell>
          <table:table-cell office:value-type="float" office:value="204.4224" calcext:value-type="float">
            <text:p>204.4224</text:p>
          </table:table-cell>
          <table:table-cell table:number-columns-repeated="2"/>
          <table:table-cell office:value-type="float" office:value="4.9524" calcext:value-type="float">
            <text:p>4.9524</text:p>
          </table:table-cell>
          <table:table-cell table:number-columns-repeated="2"/>
          <table:table-cell office:value-type="float" office:value="5.582" calcext:value-type="float">
            <text:p>5.582</text:p>
          </table:table-cell>
          <table:table-cell table:number-columns-repeated="2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ROUND([.$H$2]/2/[.$H$3]*([.A57]-1))" office:value-type="float" office:value="8263" calcext:value-type="float">
            <text:p>8263</text:p>
          </table:table-cell>
          <table:table-cell table:formula="of:=[.E57]-AVERAGE([.I57:.M57])" office:value-type="float" office:value="13.738" calcext:value-type="float">
            <text:p>13.738</text:p>
          </table:table-cell>
          <table:table-cell/>
          <table:table-cell office:value-type="float" office:value="13.738" calcext:value-type="float">
            <text:p>13.738</text:p>
          </table:table-cell>
          <table:table-cell table:number-columns-repeated="3"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68.5172" calcext:value-type="float">
            <text:p>168.5172</text:p>
          </table:table-cell>
          <table:table-cell office:value-type="float" office:value="93.1042" calcext:value-type="float">
            <text:p>93.1042</text:p>
          </table:table-cell>
          <table:table-cell office:value-type="float" office:value="108.3841" calcext:value-type="float">
            <text:p>108.3841</text:p>
          </table:table-cell>
          <table:table-cell office:value-type="float" office:value="88.3503" calcext:value-type="float">
            <text:p>88.3503</text:p>
          </table:table-cell>
          <table:table-cell office:value-type="float" office:value="72.9272" calcext:value-type="float">
            <text:p>72.9272</text:p>
          </table:table-cell>
          <table:table-cell table:number-columns-repeated="2"/>
          <table:table-cell office:value-type="float" office:value="13.738" calcext:value-type="float">
            <text:p>13.738</text:p>
          </table:table-cell>
          <table:table-cell table:number-columns-repeated="2"/>
          <table:table-cell office:value-type="float" office:value="17.1295" calcext:value-type="float">
            <text:p>17.1295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ROUND([.$H$2]/2/[.$H$3]*([.A58]-1))" office:value-type="float" office:value="8414" calcext:value-type="float">
            <text:p>8414</text:p>
          </table:table-cell>
          <table:table-cell table:formula="of:=[.E58]-AVERAGE([.I58:.M58])" office:value-type="float" office:value="17.2614" calcext:value-type="float">
            <text:p>17.2614</text:p>
          </table:table-cell>
          <table:table-cell/>
          <table:table-cell office:value-type="float" office:value="17.2614" calcext:value-type="float">
            <text:p>17.2614</text:p>
          </table:table-cell>
          <table:table-cell table:number-columns-repeated="3"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311.8585" calcext:value-type="float">
            <text:p>311.8585</text:p>
          </table:table-cell>
          <table:table-cell office:value-type="float" office:value="236.0676" calcext:value-type="float">
            <text:p>236.0676</text:p>
          </table:table-cell>
          <table:table-cell office:value-type="float" office:value="191.2735" calcext:value-type="float">
            <text:p>191.2735</text:p>
          </table:table-cell>
          <table:table-cell office:value-type="float" office:value="240.1217" calcext:value-type="float">
            <text:p>240.1217</text:p>
          </table:table-cell>
          <table:table-cell office:value-type="float" office:value="211.3078" calcext:value-type="float">
            <text:p>211.3078</text:p>
          </table:table-cell>
          <table:table-cell table:number-columns-repeated="2"/>
          <table:table-cell office:value-type="float" office:value="17.2614" calcext:value-type="float">
            <text:p>17.2614</text:p>
          </table:table-cell>
          <table:table-cell table:number-columns-repeated="2"/>
          <table:table-cell office:value-type="float" office:value="8.4837" calcext:value-type="float">
            <text:p>8.4837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ROUND([.$H$2]/2/[.$H$3]*([.A59]-1))" office:value-type="float" office:value="8564" calcext:value-type="float">
            <text:p>8564</text:p>
          </table:table-cell>
          <table:table-cell table:formula="of:=[.E59]-AVERAGE([.I59:.M59])" office:value-type="float" office:value="12.5151" calcext:value-type="float">
            <text:p>12.5151</text:p>
          </table:table-cell>
          <table:table-cell/>
          <table:table-cell office:value-type="float" office:value="12.5151" calcext:value-type="float">
            <text:p>12.5151</text:p>
          </table:table-cell>
          <table:table-cell table:number-columns-repeated="3"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45.1493" calcext:value-type="float">
            <text:p>45.1493</text:p>
          </table:table-cell>
          <table:table-cell office:value-type="float" office:value="30.501" calcext:value-type="float">
            <text:p>30.501</text:p>
          </table:table-cell>
          <table:table-cell office:value-type="float" office:value="58.907" calcext:value-type="float">
            <text:p>58.907</text:p>
          </table:table-cell>
          <table:table-cell office:value-type="float" office:value="32.6202" calcext:value-type="float">
            <text:p>32.6202</text:p>
          </table:table-cell>
          <table:table-cell office:value-type="float" office:value="120.6359" calcext:value-type="float">
            <text:p>120.6359</text:p>
          </table:table-cell>
          <table:table-cell table:number-columns-repeated="2"/>
          <table:table-cell office:value-type="float" office:value="12.5151" calcext:value-type="float">
            <text:p>12.5151</text:p>
          </table:table-cell>
          <table:table-cell table:number-columns-repeated="2"/>
          <table:table-cell office:value-type="float" office:value="17.5886" calcext:value-type="float">
            <text:p>17.5886</text:p>
          </table:table-cell>
          <table:table-cell table:number-columns-repeated="2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ROUND([.$H$2]/2/[.$H$3]*([.A60]-1))" office:value-type="float" office:value="8714" calcext:value-type="float">
            <text:p>8714</text:p>
          </table:table-cell>
          <table:table-cell table:formula="of:=[.E60]-AVERAGE([.I60:.M60])" office:value-type="float" office:value="10.1552" calcext:value-type="float">
            <text:p>10.1552</text:p>
          </table:table-cell>
          <table:table-cell/>
          <table:table-cell office:value-type="float" office:value="10.1552" calcext:value-type="float">
            <text:p>10.1552</text:p>
          </table:table-cell>
          <table:table-cell table:number-columns-repeated="3"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288.421" calcext:value-type="float">
            <text:p>288.421</text:p>
          </table:table-cell>
          <table:table-cell office:value-type="float" office:value="233.6299" calcext:value-type="float">
            <text:p>233.6299</text:p>
          </table:table-cell>
          <table:table-cell office:value-type="float" office:value="227.5355" calcext:value-type="float">
            <text:p>227.5355</text:p>
          </table:table-cell>
          <table:table-cell office:value-type="float" office:value="266.0632" calcext:value-type="float">
            <text:p>266.0632</text:p>
          </table:table-cell>
          <table:table-cell office:value-type="float" office:value="267.5673" calcext:value-type="float">
            <text:p>267.5673</text:p>
          </table:table-cell>
          <table:table-cell table:number-columns-repeated="2"/>
          <table:table-cell office:value-type="float" office:value="10.1552" calcext:value-type="float">
            <text:p>10.1552</text:p>
          </table:table-cell>
          <table:table-cell table:number-columns-repeated="2"/>
          <table:table-cell office:value-type="float" office:value="5.7555" calcext:value-type="float">
            <text:p>5.7555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ROUND([.$H$2]/2/[.$H$3]*([.A61]-1))" office:value-type="float" office:value="8864" calcext:value-type="float">
            <text:p>8864</text:p>
          </table:table-cell>
          <table:table-cell table:formula="of:=[.E61]-AVERAGE([.I61:.M61])" office:value-type="float" office:value="10.2151" calcext:value-type="float">
            <text:p>10.2151</text:p>
          </table:table-cell>
          <table:table-cell/>
          <table:table-cell office:value-type="float" office:value="10.2151" calcext:value-type="float">
            <text:p>10.2151</text:p>
          </table:table-cell>
          <table:table-cell table:number-columns-repeated="3"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74.3043" calcext:value-type="float">
            <text:p>74.3043</text:p>
          </table:table-cell>
          <table:table-cell office:value-type="float" office:value="27.222" calcext:value-type="float">
            <text:p>27.222</text:p>
          </table:table-cell>
          <table:table-cell office:value-type="float" office:value="72.1323" calcext:value-type="float">
            <text:p>72.1323</text:p>
          </table:table-cell>
          <table:table-cell office:value-type="float" office:value="8.757" calcext:value-type="float">
            <text:p>8.757</text:p>
          </table:table-cell>
          <table:table-cell office:value-type="float" office:value="22.5856" calcext:value-type="float">
            <text:p>22.5856</text:p>
          </table:table-cell>
          <table:table-cell table:number-columns-repeated="2"/>
          <table:table-cell office:value-type="float" office:value="10.2151" calcext:value-type="float">
            <text:p>10.2151</text:p>
          </table:table-cell>
          <table:table-cell table:number-columns-repeated="2"/>
          <table:table-cell office:value-type="float" office:value="4.8647" calcext:value-type="float">
            <text:p>4.8647</text:p>
          </table:table-cell>
          <table:table-cell table:number-columns-repeated="2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ROUND([.$H$2]/2/[.$H$3]*([.A62]-1))" office:value-type="float" office:value="9015" calcext:value-type="float">
            <text:p>9015</text:p>
          </table:table-cell>
          <table:table-cell table:formula="of:=[.E62]-AVERAGE([.I62:.M62])" office:value-type="float" office:value="2.968" calcext:value-type="float">
            <text:p>2.968</text:p>
          </table:table-cell>
          <table:table-cell/>
          <table:table-cell office:value-type="float" office:value="2.968" calcext:value-type="float">
            <text:p>2.968</text:p>
          </table:table-cell>
          <table:table-cell table:number-columns-repeated="3"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310.4516" calcext:value-type="float">
            <text:p>310.4516</text:p>
          </table:table-cell>
          <table:table-cell office:value-type="float" office:value="204.485" calcext:value-type="float">
            <text:p>204.485</text:p>
          </table:table-cell>
          <table:table-cell office:value-type="float" office:value="223.7515" calcext:value-type="float">
            <text:p>223.7515</text:p>
          </table:table-cell>
          <table:table-cell office:value-type="float" office:value="249.3362" calcext:value-type="float">
            <text:p>249.3362</text:p>
          </table:table-cell>
          <table:table-cell office:value-type="float" office:value="229.0566" calcext:value-type="float">
            <text:p>229.0566</text:p>
          </table:table-cell>
          <table:table-cell table:number-columns-repeated="2"/>
          <table:table-cell office:value-type="float" office:value="2.968" calcext:value-type="float">
            <text:p>2.968</text:p>
          </table:table-cell>
          <table:table-cell table:number-columns-repeated="2"/>
          <table:table-cell office:value-type="float" office:value="3.9577" calcext:value-type="float">
            <text:p>3.9577</text:p>
          </table:table-cell>
          <table:table-cell table:number-columns-repeated="2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ROUND([.$H$2]/2/[.$H$3]*([.A63]-1))" office:value-type="float" office:value="9165" calcext:value-type="float">
            <text:p>9165</text:p>
          </table:table-cell>
          <table:table-cell table:formula="of:=[.E63]-AVERAGE([.I63:.M63])" office:value-type="float" office:value="3.1515" calcext:value-type="float">
            <text:p>3.1515</text:p>
          </table:table-cell>
          <table:table-cell/>
          <table:table-cell office:value-type="float" office:value="3.1515" calcext:value-type="float">
            <text:p>3.1515</text:p>
          </table:table-cell>
          <table:table-cell table:number-columns-repeated="3"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60.0115" calcext:value-type="float">
            <text:p>60.0115</text:p>
          </table:table-cell>
          <table:table-cell office:value-type="float" office:value="116.7742" calcext:value-type="float">
            <text:p>116.7742</text:p>
          </table:table-cell>
          <table:table-cell office:value-type="float" office:value="128.4378" calcext:value-type="float">
            <text:p>128.4378</text:p>
          </table:table-cell>
          <table:table-cell office:value-type="float" office:value="162.3854" calcext:value-type="float">
            <text:p>162.3854</text:p>
          </table:table-cell>
          <table:table-cell office:value-type="float" office:value="43.0015" calcext:value-type="float">
            <text:p>43.0015</text:p>
          </table:table-cell>
          <table:table-cell table:number-columns-repeated="2"/>
          <table:table-cell office:value-type="float" office:value="3.1515" calcext:value-type="float">
            <text:p>3.1515</text:p>
          </table:table-cell>
          <table:table-cell table:number-columns-repeated="2"/>
          <table:table-cell office:value-type="float" office:value="20.3078" calcext:value-type="float">
            <text:p>20.3078</text:p>
          </table:table-cell>
          <table:table-cell table:number-columns-repeated="2"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ROUND([.$H$2]/2/[.$H$3]*([.A64]-1))" office:value-type="float" office:value="9315" calcext:value-type="float">
            <text:p>9315</text:p>
          </table:table-cell>
          <table:table-cell table:formula="of:=[.E64]-AVERAGE([.I64:.M64])" office:value-type="float" office:value="7.4893" calcext:value-type="float">
            <text:p>7.4893</text:p>
          </table:table-cell>
          <table:table-cell/>
          <table:table-cell office:value-type="float" office:value="7.4893" calcext:value-type="float">
            <text:p>7.4893</text:p>
          </table:table-cell>
          <table:table-cell table:number-columns-repeated="3"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315.8512" calcext:value-type="float">
            <text:p>315.8512</text:p>
          </table:table-cell>
          <table:table-cell office:value-type="float" office:value="211.0523" calcext:value-type="float">
            <text:p>211.0523</text:p>
          </table:table-cell>
          <table:table-cell office:value-type="float" office:value="247.1047" calcext:value-type="float">
            <text:p>247.1047</text:p>
          </table:table-cell>
          <table:table-cell office:value-type="float" office:value="267.7753" calcext:value-type="float">
            <text:p>267.7753</text:p>
          </table:table-cell>
          <table:table-cell office:value-type="float" office:value="224.6666" calcext:value-type="float">
            <text:p>224.6666</text:p>
          </table:table-cell>
          <table:table-cell table:number-columns-repeated="2"/>
          <table:table-cell office:value-type="float" office:value="7.4893" calcext:value-type="float">
            <text:p>7.4893</text:p>
          </table:table-cell>
          <table:table-cell table:number-columns-repeated="2"/>
          <table:table-cell office:value-type="float" office:value="20.5839" calcext:value-type="float">
            <text:p>20.5839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ROUND([.$H$2]/2/[.$H$3]*([.A65]-1))" office:value-type="float" office:value="9465" calcext:value-type="float">
            <text:p>9465</text:p>
          </table:table-cell>
          <table:table-cell table:formula="of:=[.E65]-AVERAGE([.I65:.M65])" office:value-type="float" office:value="4.0333" calcext:value-type="float">
            <text:p>4.0333</text:p>
          </table:table-cell>
          <table:table-cell/>
          <table:table-cell office:value-type="float" office:value="4.0333" calcext:value-type="float">
            <text:p>4.0333</text:p>
          </table:table-cell>
          <table:table-cell table:number-columns-repeated="3"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20.2206" calcext:value-type="float">
            <text:p>120.2206</text:p>
          </table:table-cell>
          <table:table-cell office:value-type="float" office:value="13.6233" calcext:value-type="float">
            <text:p>13.6233</text:p>
          </table:table-cell>
          <table:table-cell office:value-type="float" office:value="62.6948" calcext:value-type="float">
            <text:p>62.6948</text:p>
          </table:table-cell>
          <table:table-cell office:value-type="float" office:value="129.8175" calcext:value-type="float">
            <text:p>129.8175</text:p>
          </table:table-cell>
          <table:table-cell office:value-type="float" office:value="40.5744" calcext:value-type="float">
            <text:p>40.5744</text:p>
          </table:table-cell>
          <table:table-cell table:number-columns-repeated="2"/>
          <table:table-cell office:value-type="float" office:value="4.0333" calcext:value-type="float">
            <text:p>4.0333</text:p>
          </table:table-cell>
          <table:table-cell table:number-columns-repeated="2"/>
          <table:table-cell office:value-type="float" office:value="15.4193" calcext:value-type="float">
            <text:p>15.4193</text:p>
          </table:table-cell>
          <table:table-cell table:number-columns-repeated="2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ROUND([.$H$2]/2/[.$H$3]*([.A66]-1))" office:value-type="float" office:value="9616" calcext:value-type="float">
            <text:p>9616</text:p>
          </table:table-cell>
          <table:table-cell table:formula="of:=[.E66]-AVERAGE([.I66:.M66])" office:value-type="float" office:value="0" calcext:value-type="float">
            <text:p>0</text:p>
          </table:table-cell>
          <table:table-cell table:number-columns-repeated="5"/>
          <table:table-cell table:number-columns-repeated="5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ROUND([.$H$2]/2/[.$H$3]*([.A67]-1))" office:value-type="float" office:value="9766" calcext:value-type="float">
            <text:p>9766</text:p>
          </table:table-cell>
          <table:table-cell table:formula="of:=[.E67]-AVERAGE([.I67:.M67])" office:value-type="float" office:value="0" calcext:value-type="float">
            <text:p>0</text:p>
          </table:table-cell>
          <table:table-cell table:number-columns-repeated="5"/>
          <table:table-cell table:number-columns-repeated="5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ROUND([.$H$2]/2/[.$H$3]*([.A68]-1))" office:value-type="float" office:value="9916" calcext:value-type="float">
            <text:p>9916</text:p>
          </table:table-cell>
          <table:table-cell table:formula="of:=[.E68]-AVERAGE([.I68:.M68])" office:value-type="float" office:value="0" calcext:value-type="float">
            <text:p>0</text:p>
          </table:table-cell>
          <table:table-cell table:number-columns-repeated="5"/>
          <table:table-cell table:number-columns-repeated="5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ROUND([.$H$2]/2/[.$H$3]*([.A69]-1))" office:value-type="float" office:value="10066" calcext:value-type="float">
            <text:p>10066</text:p>
          </table:table-cell>
          <table:table-cell table:formula="of:=[.E69]-AVERAGE([.I69:.M69])" office:value-type="float" office:value="0" calcext:value-type="float">
            <text:p>0</text:p>
          </table:table-cell>
          <table:table-cell table:number-columns-repeated="5"/>
          <table:table-cell table:number-columns-repeated="5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ROUND([.$H$2]/2/[.$H$3]*([.A70]-1))" office:value-type="float" office:value="10216" calcext:value-type="float">
            <text:p>10216</text:p>
          </table:table-cell>
          <table:table-cell table:formula="of:=[.E70]-AVERAGE([.I70:.M70])" office:value-type="float" office:value="0" calcext:value-type="float">
            <text:p>0</text:p>
          </table:table-cell>
          <table:table-cell table:number-columns-repeated="5"/>
          <table:table-cell table:number-columns-repeated="5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ROUND([.$H$2]/2/[.$H$3]*([.A71]-1))" office:value-type="float" office:value="10367" calcext:value-type="float">
            <text:p>10367</text:p>
          </table:table-cell>
          <table:table-cell table:formula="of:=[.E71]-AVERAGE([.I71:.M71])" office:value-type="float" office:value="0" calcext:value-type="float">
            <text:p>0</text:p>
          </table:table-cell>
          <table:table-cell table:number-columns-repeated="5"/>
          <table:table-cell table:number-columns-repeated="5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ROUND([.$H$2]/2/[.$H$3]*([.A72]-1))" office:value-type="float" office:value="10517" calcext:value-type="float">
            <text:p>10517</text:p>
          </table:table-cell>
          <table:table-cell table:formula="of:=[.E72]-AVERAGE([.I72:.M72])" office:value-type="float" office:value="0" calcext:value-type="float">
            <text:p>0</text:p>
          </table:table-cell>
          <table:table-cell table:number-columns-repeated="5"/>
          <table:table-cell table:number-columns-repeated="5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ROUND([.$H$2]/2/[.$H$3]*([.A73]-1))" office:value-type="float" office:value="10667" calcext:value-type="float">
            <text:p>10667</text:p>
          </table:table-cell>
          <table:table-cell table:formula="of:=[.E73]-AVERAGE([.I73:.M73])" office:value-type="float" office:value="0" calcext:value-type="float">
            <text:p>0</text:p>
          </table:table-cell>
          <table:table-cell table:number-columns-repeated="5"/>
          <table:table-cell table:number-columns-repeated="5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ROUND([.$H$2]/2/[.$H$3]*([.A74]-1))" office:value-type="float" office:value="10817" calcext:value-type="float">
            <text:p>10817</text:p>
          </table:table-cell>
          <table:table-cell table:formula="of:=[.E74]-AVERAGE([.I74:.M74])" office:value-type="float" office:value="0" calcext:value-type="float">
            <text:p>0</text:p>
          </table:table-cell>
          <table:table-cell table:number-columns-repeated="5"/>
          <table:table-cell table:number-columns-repeated="5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ROUND([.$H$2]/2/[.$H$3]*([.A75]-1))" office:value-type="float" office:value="10968" calcext:value-type="float">
            <text:p>10968</text:p>
          </table:table-cell>
          <table:table-cell table:formula="of:=[.E75]-AVERAGE([.I75:.M75])" office:value-type="float" office:value="0" calcext:value-type="float">
            <text:p>0</text:p>
          </table:table-cell>
          <table:table-cell table:number-columns-repeated="5"/>
          <table:table-cell table:number-columns-repeated="5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ROUND([.$H$2]/2/[.$H$3]*([.A76]-1))" office:value-type="float" office:value="11118" calcext:value-type="float">
            <text:p>11118</text:p>
          </table:table-cell>
          <table:table-cell table:formula="of:=[.E76]-AVERAGE([.I76:.M76])" office:value-type="float" office:value="0" calcext:value-type="float">
            <text:p>0</text:p>
          </table:table-cell>
          <table:table-cell table:number-columns-repeated="5"/>
          <table:table-cell table:number-columns-repeated="5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ROUND([.$H$2]/2/[.$H$3]*([.A77]-1))" office:value-type="float" office:value="11268" calcext:value-type="float">
            <text:p>11268</text:p>
          </table:table-cell>
          <table:table-cell table:formula="of:=[.E77]-AVERAGE([.I77:.M77])" office:value-type="float" office:value="0" calcext:value-type="float">
            <text:p>0</text:p>
          </table:table-cell>
          <table:table-cell table:number-columns-repeated="5"/>
          <table:table-cell table:number-columns-repeated="5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ROUND([.$H$2]/2/[.$H$3]*([.A78]-1))" office:value-type="float" office:value="11418" calcext:value-type="float">
            <text:p>11418</text:p>
          </table:table-cell>
          <table:table-cell table:formula="of:=[.E78]-AVERAGE([.I78:.M78])" office:value-type="string" office:string-value="" calcext:value-type="error">
            <text:p>#DIV/0!</text:p>
          </table:table-cell>
          <table:table-cell table:number-columns-repeated="24"/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ROUND([.$H$2]/2/[.$H$3]*([.A79]-1))" office:value-type="float" office:value="11569" calcext:value-type="float">
            <text:p>11569</text:p>
          </table:table-cell>
          <table:table-cell table:formula="of:=[.E79]-AVERAGE([.I79:.M79])" office:value-type="string" office:string-value="" calcext:value-type="error">
            <text:p>#DIV/0!</text:p>
          </table:table-cell>
          <table:table-cell table:number-columns-repeated="24"/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ROUND([.$H$2]/2/[.$H$3]*([.A80]-1))" office:value-type="float" office:value="11719" calcext:value-type="float">
            <text:p>11719</text:p>
          </table:table-cell>
          <table:table-cell table:formula="of:=[.E80]-AVERAGE([.I80:.M80])" office:value-type="string" office:string-value="" calcext:value-type="error">
            <text:p>#DIV/0!</text:p>
          </table:table-cell>
          <table:table-cell table:number-columns-repeated="24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ROUND([.$H$2]/2/[.$H$3]*([.A81]-1))" office:value-type="float" office:value="11869" calcext:value-type="float">
            <text:p>11869</text:p>
          </table:table-cell>
          <table:table-cell table:formula="of:=[.E81]-AVERAGE([.I81:.M81])" office:value-type="string" office:string-value="" calcext:value-type="error">
            <text:p>#DIV/0!</text:p>
          </table:table-cell>
          <table:table-cell table:number-columns-repeated="24"/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ROUND([.$H$2]/2/[.$H$3]*([.A82]-1))" office:value-type="float" office:value="12019" calcext:value-type="float">
            <text:p>12019</text:p>
          </table:table-cell>
          <table:table-cell table:formula="of:=[.E82]-AVERAGE([.I82:.M82])" office:value-type="string" office:string-value="" calcext:value-type="error">
            <text:p>#DIV/0!</text:p>
          </table:table-cell>
          <table:table-cell table:number-columns-repeated="24"/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ROUND([.$H$2]/2/[.$H$3]*([.A83]-1))" office:value-type="float" office:value="12170" calcext:value-type="float">
            <text:p>12170</text:p>
          </table:table-cell>
          <table:table-cell table:formula="of:=[.E83]-AVERAGE([.I83:.M83])" office:value-type="string" office:string-value="" calcext:value-type="error">
            <text:p>#DIV/0!</text:p>
          </table:table-cell>
          <table:table-cell table:number-columns-repeated="24"/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ROUND([.$H$2]/2/[.$H$3]*([.A84]-1))" office:value-type="float" office:value="12320" calcext:value-type="float">
            <text:p>12320</text:p>
          </table:table-cell>
          <table:table-cell table:formula="of:=[.E84]-AVERAGE([.I84:.M84])" office:value-type="string" office:string-value="" calcext:value-type="error">
            <text:p>#DIV/0!</text:p>
          </table:table-cell>
          <table:table-cell table:number-columns-repeated="24"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ROUND([.$H$2]/2/[.$H$3]*([.A85]-1))" office:value-type="float" office:value="12470" calcext:value-type="float">
            <text:p>12470</text:p>
          </table:table-cell>
          <table:table-cell table:formula="of:=[.E85]-AVERAGE([.I85:.M85])" office:value-type="string" office:string-value="" calcext:value-type="error">
            <text:p>#DIV/0!</text:p>
          </table:table-cell>
          <table:table-cell table:number-columns-repeated="24"/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ROUND([.$H$2]/2/[.$H$3]*([.A86]-1))" office:value-type="float" office:value="12620" calcext:value-type="float">
            <text:p>12620</text:p>
          </table:table-cell>
          <table:table-cell table:formula="of:=[.E86]-AVERAGE([.I86:.M86])" office:value-type="string" office:string-value="" calcext:value-type="error">
            <text:p>#DIV/0!</text:p>
          </table:table-cell>
          <table:table-cell table:number-columns-repeated="24"/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ROUND([.$H$2]/2/[.$H$3]*([.A87]-1))" office:value-type="float" office:value="12771" calcext:value-type="float">
            <text:p>12771</text:p>
          </table:table-cell>
          <table:table-cell table:formula="of:=[.E87]-AVERAGE([.I87:.M87])" office:value-type="string" office:string-value="" calcext:value-type="error">
            <text:p>#DIV/0!</text:p>
          </table:table-cell>
          <table:table-cell table:number-columns-repeated="24"/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ROUND([.$H$2]/2/[.$H$3]*([.A88]-1))" office:value-type="float" office:value="12921" calcext:value-type="float">
            <text:p>12921</text:p>
          </table:table-cell>
          <table:table-cell table:formula="of:=[.E88]-AVERAGE([.I88:.M88])" office:value-type="string" office:string-value="" calcext:value-type="error">
            <text:p>#DIV/0!</text:p>
          </table:table-cell>
          <table:table-cell table:number-columns-repeated="24"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ROUND([.$H$2]/2/[.$H$3]*([.A89]-1))" office:value-type="float" office:value="13071" calcext:value-type="float">
            <text:p>13071</text:p>
          </table:table-cell>
          <table:table-cell table:formula="of:=[.E89]-AVERAGE([.I89:.M89])" office:value-type="string" office:string-value="" calcext:value-type="error">
            <text:p>#DIV/0!</text:p>
          </table:table-cell>
          <table:table-cell table:number-columns-repeated="24"/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ROUND([.$H$2]/2/[.$H$3]*([.A90]-1))" office:value-type="float" office:value="13221" calcext:value-type="float">
            <text:p>13221</text:p>
          </table:table-cell>
          <table:table-cell table:formula="of:=[.E90]-AVERAGE([.I90:.M90])" office:value-type="string" office:string-value="" calcext:value-type="error">
            <text:p>#DIV/0!</text:p>
          </table:table-cell>
          <table:table-cell table:number-columns-repeated="24"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ROUND([.$H$2]/2/[.$H$3]*([.A91]-1))" office:value-type="float" office:value="13372" calcext:value-type="float">
            <text:p>13372</text:p>
          </table:table-cell>
          <table:table-cell table:formula="of:=[.E91]-AVERAGE([.I91:.M91])" office:value-type="string" office:string-value="" calcext:value-type="error">
            <text:p>#DIV/0!</text:p>
          </table:table-cell>
          <table:table-cell table:number-columns-repeated="24"/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ROUND([.$H$2]/2/[.$H$3]*([.A92]-1))" office:value-type="float" office:value="13522" calcext:value-type="float">
            <text:p>13522</text:p>
          </table:table-cell>
          <table:table-cell table:formula="of:=[.E92]-AVERAGE([.I92:.M92])" office:value-type="string" office:string-value="" calcext:value-type="error">
            <text:p>#DIV/0!</text:p>
          </table:table-cell>
          <table:table-cell table:number-columns-repeated="24"/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ROUND([.$H$2]/2/[.$H$3]*([.A93]-1))" office:value-type="float" office:value="13672" calcext:value-type="float">
            <text:p>13672</text:p>
          </table:table-cell>
          <table:table-cell table:formula="of:=[.E93]-AVERAGE([.I93:.M93])" office:value-type="string" office:string-value="" calcext:value-type="error">
            <text:p>#DIV/0!</text:p>
          </table:table-cell>
          <table:table-cell table:number-columns-repeated="24"/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ROUND([.$H$2]/2/[.$H$3]*([.A94]-1))" office:value-type="float" office:value="13822" calcext:value-type="float">
            <text:p>13822</text:p>
          </table:table-cell>
          <table:table-cell table:formula="of:=[.E94]-AVERAGE([.I94:.M94])" office:value-type="string" office:string-value="" calcext:value-type="error">
            <text:p>#DIV/0!</text:p>
          </table:table-cell>
          <table:table-cell table:number-columns-repeated="24"/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ROUND([.$H$2]/2/[.$H$3]*([.A95]-1))" office:value-type="float" office:value="13973" calcext:value-type="float">
            <text:p>13973</text:p>
          </table:table-cell>
          <table:table-cell table:formula="of:=[.E95]-AVERAGE([.I95:.M95])" office:value-type="string" office:string-value="" calcext:value-type="error">
            <text:p>#DIV/0!</text:p>
          </table:table-cell>
          <table:table-cell table:number-columns-repeated="24"/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ROUND([.$H$2]/2/[.$H$3]*([.A96]-1))" office:value-type="float" office:value="14123" calcext:value-type="float">
            <text:p>14123</text:p>
          </table:table-cell>
          <table:table-cell table:formula="of:=[.E96]-AVERAGE([.I96:.M96])" office:value-type="string" office:string-value="" calcext:value-type="error">
            <text:p>#DIV/0!</text:p>
          </table:table-cell>
          <table:table-cell table:number-columns-repeated="24"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ROUND([.$H$2]/2/[.$H$3]*([.A97]-1))" office:value-type="float" office:value="14273" calcext:value-type="float">
            <text:p>14273</text:p>
          </table:table-cell>
          <table:table-cell table:formula="of:=[.E97]-AVERAGE([.I97:.M97])" office:value-type="string" office:string-value="" calcext:value-type="error">
            <text:p>#DIV/0!</text:p>
          </table:table-cell>
          <table:table-cell table:number-columns-repeated="24"/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ROUND([.$H$2]/2/[.$H$3]*([.A98]-1))" office:value-type="float" office:value="14423" calcext:value-type="float">
            <text:p>14423</text:p>
          </table:table-cell>
          <table:table-cell table:formula="of:=[.E98]-AVERAGE([.I98:.M98])" office:value-type="string" office:string-value="" calcext:value-type="error">
            <text:p>#DIV/0!</text:p>
          </table:table-cell>
          <table:table-cell table:number-columns-repeated="24"/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ROUND([.$H$2]/2/[.$H$3]*([.A99]-1))" office:value-type="float" office:value="14573" calcext:value-type="float">
            <text:p>14573</text:p>
          </table:table-cell>
          <table:table-cell table:formula="of:=[.E99]-AVERAGE([.I99:.M99])" office:value-type="string" office:string-value="" calcext:value-type="error">
            <text:p>#DIV/0!</text:p>
          </table:table-cell>
          <table:table-cell table:number-columns-repeated="24"/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ROUND([.$H$2]/2/[.$H$3]*([.A100]-1))" office:value-type="float" office:value="14724" calcext:value-type="float">
            <text:p>14724</text:p>
          </table:table-cell>
          <table:table-cell table:formula="of:=[.E100]-AVERAGE([.I100:.M100])" office:value-type="string" office:string-value="" calcext:value-type="error">
            <text:p>#DIV/0!</text:p>
          </table:table-cell>
          <table:table-cell table:number-columns-repeated="24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ROUND([.$H$2]/2/[.$H$3]*([.A101]-1))" office:value-type="float" office:value="14874" calcext:value-type="float">
            <text:p>14874</text:p>
          </table:table-cell>
          <table:table-cell table:formula="of:=[.E101]-AVERAGE([.I101:.M101])" office:value-type="string" office:string-value="" calcext:value-type="error">
            <text:p>#DIV/0!</text:p>
          </table:table-cell>
          <table:table-cell table:number-columns-repeated="24"/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ROUND([.$H$2]/2/[.$H$3]*([.A102]-1))" office:value-type="float" office:value="15024" calcext:value-type="float">
            <text:p>15024</text:p>
          </table:table-cell>
          <table:table-cell table:formula="of:=[.E102]-AVERAGE([.I102:.M102])" office:value-type="string" office:string-value="" calcext:value-type="error">
            <text:p>#DIV/0!</text:p>
          </table:table-cell>
          <table:table-cell table:number-columns-repeated="24"/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ROUND([.$H$2]/2/[.$H$3]*([.A103]-1))" office:value-type="float" office:value="15174" calcext:value-type="float">
            <text:p>15174</text:p>
          </table:table-cell>
          <table:table-cell table:formula="of:=[.E103]-AVERAGE([.I103:.M103])" office:value-type="string" office:string-value="" calcext:value-type="error">
            <text:p>#DIV/0!</text:p>
          </table:table-cell>
          <table:table-cell table:number-columns-repeated="24"/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ROUND([.$H$2]/2/[.$H$3]*([.A104]-1))" office:value-type="float" office:value="15325" calcext:value-type="float">
            <text:p>15325</text:p>
          </table:table-cell>
          <table:table-cell table:formula="of:=[.E104]-AVERAGE([.I104:.M104])" office:value-type="string" office:string-value="" calcext:value-type="error">
            <text:p>#DIV/0!</text:p>
          </table:table-cell>
          <table:table-cell table:number-columns-repeated="24"/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ROUND([.$H$2]/2/[.$H$3]*([.A105]-1))" office:value-type="float" office:value="15475" calcext:value-type="float">
            <text:p>15475</text:p>
          </table:table-cell>
          <table:table-cell table:formula="of:=[.E105]-AVERAGE([.I105:.M105])" office:value-type="string" office:string-value="" calcext:value-type="error">
            <text:p>#DIV/0!</text:p>
          </table:table-cell>
          <table:table-cell table:number-columns-repeated="24"/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ROUND([.$H$2]/2/[.$H$3]*([.A106]-1))" office:value-type="float" office:value="15625" calcext:value-type="float">
            <text:p>15625</text:p>
          </table:table-cell>
          <table:table-cell table:formula="of:=[.E106]-AVERAGE([.I106:.M106])" office:value-type="string" office:string-value="" calcext:value-type="error">
            <text:p>#DIV/0!</text:p>
          </table:table-cell>
          <table:table-cell table:number-columns-repeated="24"/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ROUND([.$H$2]/2/[.$H$3]*([.A107]-1))" office:value-type="float" office:value="15775" calcext:value-type="float">
            <text:p>15775</text:p>
          </table:table-cell>
          <table:table-cell table:formula="of:=[.E107]-AVERAGE([.I107:.M107])" office:value-type="string" office:string-value="" calcext:value-type="error">
            <text:p>#DIV/0!</text:p>
          </table:table-cell>
          <table:table-cell table:number-columns-repeated="24"/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ROUND([.$H$2]/2/[.$H$3]*([.A108]-1))" office:value-type="float" office:value="15926" calcext:value-type="float">
            <text:p>15926</text:p>
          </table:table-cell>
          <table:table-cell table:formula="of:=[.E108]-AVERAGE([.I108:.M108])" office:value-type="string" office:string-value="" calcext:value-type="error">
            <text:p>#DIV/0!</text:p>
          </table:table-cell>
          <table:table-cell table:number-columns-repeated="24"/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ROUND([.$H$2]/2/[.$H$3]*([.A109]-1))" office:value-type="float" office:value="16076" calcext:value-type="float">
            <text:p>16076</text:p>
          </table:table-cell>
          <table:table-cell table:formula="of:=[.E109]-AVERAGE([.I109:.M109])" office:value-type="string" office:string-value="" calcext:value-type="error">
            <text:p>#DIV/0!</text:p>
          </table:table-cell>
          <table:table-cell table:number-columns-repeated="24"/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ROUND([.$H$2]/2/[.$H$3]*([.A110]-1))" office:value-type="float" office:value="16226" calcext:value-type="float">
            <text:p>16226</text:p>
          </table:table-cell>
          <table:table-cell table:formula="of:=[.E110]-AVERAGE([.I110:.M110])" office:value-type="string" office:string-value="" calcext:value-type="error">
            <text:p>#DIV/0!</text:p>
          </table:table-cell>
          <table:table-cell table:number-columns-repeated="24"/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ROUND([.$H$2]/2/[.$H$3]*([.A111]-1))" office:value-type="float" office:value="16376" calcext:value-type="float">
            <text:p>16376</text:p>
          </table:table-cell>
          <table:table-cell table:formula="of:=[.E111]-AVERAGE([.I111:.M111])" office:value-type="string" office:string-value="" calcext:value-type="error">
            <text:p>#DIV/0!</text:p>
          </table:table-cell>
          <table:table-cell table:number-columns-repeated="24"/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ROUND([.$H$2]/2/[.$H$3]*([.A112]-1))" office:value-type="float" office:value="16527" calcext:value-type="float">
            <text:p>16527</text:p>
          </table:table-cell>
          <table:table-cell table:formula="of:=[.E112]-AVERAGE([.I112:.M112])" office:value-type="string" office:string-value="" calcext:value-type="error">
            <text:p>#DIV/0!</text:p>
          </table:table-cell>
          <table:table-cell table:number-columns-repeated="24"/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ROUND([.$H$2]/2/[.$H$3]*([.A113]-1))" office:value-type="float" office:value="16677" calcext:value-type="float">
            <text:p>16677</text:p>
          </table:table-cell>
          <table:table-cell table:formula="of:=[.E113]-AVERAGE([.I113:.M113])" office:value-type="string" office:string-value="" calcext:value-type="error">
            <text:p>#DIV/0!</text:p>
          </table:table-cell>
          <table:table-cell table:number-columns-repeated="24"/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ROUND([.$H$2]/2/[.$H$3]*([.A114]-1))" office:value-type="float" office:value="16827" calcext:value-type="float">
            <text:p>16827</text:p>
          </table:table-cell>
          <table:table-cell table:formula="of:=[.E114]-AVERAGE([.I114:.M114])" office:value-type="string" office:string-value="" calcext:value-type="error">
            <text:p>#DIV/0!</text:p>
          </table:table-cell>
          <table:table-cell table:number-columns-repeated="24"/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ROUND([.$H$2]/2/[.$H$3]*([.A115]-1))" office:value-type="float" office:value="16977" calcext:value-type="float">
            <text:p>16977</text:p>
          </table:table-cell>
          <table:table-cell table:formula="of:=[.E115]-AVERAGE([.I115:.M115])" office:value-type="string" office:string-value="" calcext:value-type="error">
            <text:p>#DIV/0!</text:p>
          </table:table-cell>
          <table:table-cell table:number-columns-repeated="24"/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ROUND([.$H$2]/2/[.$H$3]*([.A116]-1))" office:value-type="float" office:value="17128" calcext:value-type="float">
            <text:p>17128</text:p>
          </table:table-cell>
          <table:table-cell table:formula="of:=[.E116]-AVERAGE([.I116:.M116])" office:value-type="string" office:string-value="" calcext:value-type="error">
            <text:p>#DIV/0!</text:p>
          </table:table-cell>
          <table:table-cell table:number-columns-repeated="24"/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ROUND([.$H$2]/2/[.$H$3]*([.A117]-1))" office:value-type="float" office:value="17278" calcext:value-type="float">
            <text:p>17278</text:p>
          </table:table-cell>
          <table:table-cell table:formula="of:=[.E117]-AVERAGE([.I117:.M117])" office:value-type="string" office:string-value="" calcext:value-type="error">
            <text:p>#DIV/0!</text:p>
          </table:table-cell>
          <table:table-cell table:number-columns-repeated="24"/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ROUND([.$H$2]/2/[.$H$3]*([.A118]-1))" office:value-type="float" office:value="17428" calcext:value-type="float">
            <text:p>17428</text:p>
          </table:table-cell>
          <table:table-cell table:formula="of:=[.E118]-AVERAGE([.I118:.M118])" office:value-type="string" office:string-value="" calcext:value-type="error">
            <text:p>#DIV/0!</text:p>
          </table:table-cell>
          <table:table-cell table:number-columns-repeated="24"/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ROUND([.$H$2]/2/[.$H$3]*([.A119]-1))" office:value-type="float" office:value="17578" calcext:value-type="float">
            <text:p>17578</text:p>
          </table:table-cell>
          <table:table-cell table:formula="of:=[.E119]-AVERAGE([.I119:.M119])" office:value-type="string" office:string-value="" calcext:value-type="error">
            <text:p>#DIV/0!</text:p>
          </table:table-cell>
          <table:table-cell table:number-columns-repeated="24"/>
        </table:table-row>
        <table:table-row table:style-name="ro1">
          <table:table-cell office:value-type="float" office:value="119" calcext:value-type="float">
            <text:p>119</text:p>
          </table:table-cell>
          <table:table-cell table:formula="of:=ROUND([.$H$2]/2/[.$H$3]*([.A120]-1))" office:value-type="float" office:value="17729" calcext:value-type="float">
            <text:p>17729</text:p>
          </table:table-cell>
          <table:table-cell table:formula="of:=[.E120]-AVERAGE([.I120:.M120])" office:value-type="string" office:string-value="" calcext:value-type="error">
            <text:p>#DIV/0!</text:p>
          </table:table-cell>
          <table:table-cell table:number-columns-repeated="24"/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ROUND([.$H$2]/2/[.$H$3]*([.A121]-1))" office:value-type="float" office:value="17879" calcext:value-type="float">
            <text:p>17879</text:p>
          </table:table-cell>
          <table:table-cell table:formula="of:=[.E121]-AVERAGE([.I121:.M121])" office:value-type="string" office:string-value="" calcext:value-type="error">
            <text:p>#DIV/0!</text:p>
          </table:table-cell>
          <table:table-cell table:number-columns-repeated="24"/>
        </table:table-row>
        <table:table-row table:style-name="ro1">
          <table:table-cell office:value-type="float" office:value="121" calcext:value-type="float">
            <text:p>121</text:p>
          </table:table-cell>
          <table:table-cell table:formula="of:=ROUND([.$H$2]/2/[.$H$3]*([.A122]-1))" office:value-type="float" office:value="18029" calcext:value-type="float">
            <text:p>18029</text:p>
          </table:table-cell>
          <table:table-cell table:formula="of:=[.E122]-AVERAGE([.I122:.M122])" office:value-type="string" office:string-value="" calcext:value-type="error">
            <text:p>#DIV/0!</text:p>
          </table:table-cell>
          <table:table-cell table:number-columns-repeated="24"/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ROUND([.$H$2]/2/[.$H$3]*([.A123]-1))" office:value-type="float" office:value="18179" calcext:value-type="float">
            <text:p>18179</text:p>
          </table:table-cell>
          <table:table-cell table:formula="of:=[.E123]-AVERAGE([.I123:.M123])" office:value-type="string" office:string-value="" calcext:value-type="error">
            <text:p>#DIV/0!</text:p>
          </table:table-cell>
          <table:table-cell table:number-columns-repeated="24"/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ROUND([.$H$2]/2/[.$H$3]*([.A124]-1))" office:value-type="float" office:value="18330" calcext:value-type="float">
            <text:p>18330</text:p>
          </table:table-cell>
          <table:table-cell table:formula="of:=[.E124]-AVERAGE([.I124:.M124])" office:value-type="string" office:string-value="" calcext:value-type="error">
            <text:p>#DIV/0!</text:p>
          </table:table-cell>
          <table:table-cell table:number-columns-repeated="24"/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ROUND([.$H$2]/2/[.$H$3]*([.A125]-1))" office:value-type="float" office:value="18480" calcext:value-type="float">
            <text:p>18480</text:p>
          </table:table-cell>
          <table:table-cell table:formula="of:=[.E125]-AVERAGE([.I125:.M125])" office:value-type="string" office:string-value="" calcext:value-type="error">
            <text:p>#DIV/0!</text:p>
          </table:table-cell>
          <table:table-cell table:number-columns-repeated="24"/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ROUND([.$H$2]/2/[.$H$3]*([.A126]-1))" office:value-type="float" office:value="18630" calcext:value-type="float">
            <text:p>18630</text:p>
          </table:table-cell>
          <table:table-cell table:formula="of:=[.E126]-AVERAGE([.I126:.M126])" office:value-type="string" office:string-value="" calcext:value-type="error">
            <text:p>#DIV/0!</text:p>
          </table:table-cell>
          <table:table-cell table:number-columns-repeated="24"/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ROUND([.$H$2]/2/[.$H$3]*([.A127]-1))" office:value-type="float" office:value="18780" calcext:value-type="float">
            <text:p>18780</text:p>
          </table:table-cell>
          <table:table-cell table:formula="of:=[.E127]-AVERAGE([.I127:.M127])" office:value-type="string" office:string-value="" calcext:value-type="error">
            <text:p>#DIV/0!</text:p>
          </table:table-cell>
          <table:table-cell table:number-columns-repeated="24"/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ROUND([.$H$2]/2/[.$H$3]*([.A128]-1))" office:value-type="float" office:value="18931" calcext:value-type="float">
            <text:p>18931</text:p>
          </table:table-cell>
          <table:table-cell table:formula="of:=[.E128]-AVERAGE([.I128:.M128])" office:value-type="string" office:string-value="" calcext:value-type="error">
            <text:p>#DIV/0!</text:p>
          </table:table-cell>
          <table:table-cell table:number-columns-repeated="24"/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ROUND([.$H$2]/2/[.$H$3]*([.A129]-1))" office:value-type="float" office:value="19081" calcext:value-type="float">
            <text:p>19081</text:p>
          </table:table-cell>
          <table:table-cell table:formula="of:=[.E129]-AVERAGE([.I129:.M129])" office:value-type="string" office:string-value="" calcext:value-type="error">
            <text:p>#DIV/0!</text:p>
          </table:table-cell>
          <table:table-cell table:number-columns-repeated="24"/>
        </table:table-row>
        <table:table-row table:style-name="ro1">
          <table:table-cell office:value-type="float" office:value="129" calcext:value-type="float">
            <text:p>129</text:p>
          </table:table-cell>
          <table:table-cell table:formula="of:=ROUND([.$H$2]/2/[.$H$3]*([.A130]-1))" office:value-type="float" office:value="19231" calcext:value-type="float">
            <text:p>19231</text:p>
          </table:table-cell>
          <table:table-cell table:formula="of:=[.E130]-AVERAGE([.I130:.M130])" office:value-type="string" office:string-value="" calcext:value-type="error">
            <text:p>#DIV/0!</text:p>
          </table:table-cell>
          <table:table-cell table:number-columns-repeated="24"/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ROUND([.$H$2]/2/[.$H$3]*([.A131]-1))" office:value-type="float" office:value="19381" calcext:value-type="float">
            <text:p>19381</text:p>
          </table:table-cell>
          <table:table-cell table:formula="of:=[.E131]-AVERAGE([.I131:.M131])" office:value-type="string" office:string-value="" calcext:value-type="error">
            <text:p>#DIV/0!</text:p>
          </table:table-cell>
          <table:table-cell table:number-columns-repeated="24"/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ROUND([.$H$2]/2/[.$H$3]*([.A132]-1))" office:value-type="float" office:value="19531" calcext:value-type="float">
            <text:p>19531</text:p>
          </table:table-cell>
          <table:table-cell table:formula="of:=[.E132]-AVERAGE([.I132:.M132])" office:value-type="string" office:string-value="" calcext:value-type="error">
            <text:p>#DIV/0!</text:p>
          </table:table-cell>
          <table:table-cell table:number-columns-repeated="24"/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ROUND([.$H$2]/2/[.$H$3]*([.A133]-1))" office:value-type="float" office:value="19682" calcext:value-type="float">
            <text:p>19682</text:p>
          </table:table-cell>
          <table:table-cell table:formula="of:=[.E133]-AVERAGE([.I133:.M133])" office:value-type="string" office:string-value="" calcext:value-type="error">
            <text:p>#DIV/0!</text:p>
          </table:table-cell>
          <table:table-cell table:number-columns-repeated="24"/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ROUND([.$H$2]/2/[.$H$3]*([.A134]-1))" office:value-type="float" office:value="19832" calcext:value-type="float">
            <text:p>19832</text:p>
          </table:table-cell>
          <table:table-cell table:formula="of:=[.E134]-AVERAGE([.I134:.M134])" office:value-type="string" office:string-value="" calcext:value-type="error">
            <text:p>#DIV/0!</text:p>
          </table:table-cell>
          <table:table-cell table:number-columns-repeated="24"/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ROUND([.$H$2]/2/[.$H$3]*([.A135]-1))" office:value-type="float" office:value="19982" calcext:value-type="float">
            <text:p>19982</text:p>
          </table:table-cell>
          <table:table-cell table:formula="of:=[.E135]-AVERAGE([.I135:.M135])" office:value-type="string" office:string-value="" calcext:value-type="error">
            <text:p>#DIV/0!</text:p>
          </table:table-cell>
          <table:table-cell table:number-columns-repeated="24"/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ROUND([.$H$2]/2/[.$H$3]*([.A136]-1))" office:value-type="float" office:value="20132" calcext:value-type="float">
            <text:p>20132</text:p>
          </table:table-cell>
          <table:table-cell table:formula="of:=[.E136]-AVERAGE([.I136:.M136])" office:value-type="string" office:string-value="" calcext:value-type="error">
            <text:p>#DIV/0!</text:p>
          </table:table-cell>
          <table:table-cell table:number-columns-repeated="24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ROUND([.$H$2]/2/[.$H$3]*([.A137]-1))" office:value-type="float" office:value="20283" calcext:value-type="float">
            <text:p>20283</text:p>
          </table:table-cell>
          <table:table-cell table:formula="of:=[.E137]-AVERAGE([.I137:.M137])" office:value-type="string" office:string-value="" calcext:value-type="error">
            <text:p>#DIV/0!</text:p>
          </table:table-cell>
          <table:table-cell table:number-columns-repeated="24"/>
        </table:table-row>
        <table:table-row table:style-name="ro1">
          <table:table-cell office:value-type="float" office:value="137" calcext:value-type="float">
            <text:p>137</text:p>
          </table:table-cell>
          <table:table-cell table:formula="of:=ROUND([.$H$2]/2/[.$H$3]*([.A138]-1))" office:value-type="float" office:value="20433" calcext:value-type="float">
            <text:p>20433</text:p>
          </table:table-cell>
          <table:table-cell table:formula="of:=[.E138]-AVERAGE([.I138:.M138])" office:value-type="string" office:string-value="" calcext:value-type="error">
            <text:p>#DIV/0!</text:p>
          </table:table-cell>
          <table:table-cell table:number-columns-repeated="24"/>
        </table:table-row>
        <table:table-row table:style-name="ro1">
          <table:table-cell office:value-type="float" office:value="138" calcext:value-type="float">
            <text:p>138</text:p>
          </table:table-cell>
          <table:table-cell table:formula="of:=ROUND([.$H$2]/2/[.$H$3]*([.A139]-1))" office:value-type="float" office:value="20583" calcext:value-type="float">
            <text:p>20583</text:p>
          </table:table-cell>
          <table:table-cell table:formula="of:=[.E139]-AVERAGE([.I139:.M139])" office:value-type="string" office:string-value="" calcext:value-type="error">
            <text:p>#DIV/0!</text:p>
          </table:table-cell>
          <table:table-cell table:number-columns-repeated="24"/>
        </table:table-row>
        <table:table-row table:style-name="ro1">
          <table:table-cell office:value-type="float" office:value="139" calcext:value-type="float">
            <text:p>139</text:p>
          </table:table-cell>
          <table:table-cell table:formula="of:=ROUND([.$H$2]/2/[.$H$3]*([.A140]-1))" office:value-type="float" office:value="20733" calcext:value-type="float">
            <text:p>20733</text:p>
          </table:table-cell>
          <table:table-cell table:formula="of:=[.E140]-AVERAGE([.I140:.M140])" office:value-type="string" office:string-value="" calcext:value-type="error">
            <text:p>#DIV/0!</text:p>
          </table:table-cell>
          <table:table-cell table:number-columns-repeated="24"/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ROUND([.$H$2]/2/[.$H$3]*([.A141]-1))" office:value-type="float" office:value="20884" calcext:value-type="float">
            <text:p>20884</text:p>
          </table:table-cell>
          <table:table-cell table:formula="of:=[.E141]-AVERAGE([.I141:.M141])" office:value-type="string" office:string-value="" calcext:value-type="error">
            <text:p>#DIV/0!</text:p>
          </table:table-cell>
          <table:table-cell table:number-columns-repeated="24"/>
        </table:table-row>
        <table:table-row table:style-name="ro1">
          <table:table-cell office:value-type="float" office:value="141" calcext:value-type="float">
            <text:p>141</text:p>
          </table:table-cell>
          <table:table-cell table:formula="of:=ROUND([.$H$2]/2/[.$H$3]*([.A142]-1))" office:value-type="float" office:value="21034" calcext:value-type="float">
            <text:p>21034</text:p>
          </table:table-cell>
          <table:table-cell table:formula="of:=[.E142]-AVERAGE([.I142:.M142])" office:value-type="string" office:string-value="" calcext:value-type="error">
            <text:p>#DIV/0!</text:p>
          </table:table-cell>
          <table:table-cell table:number-columns-repeated="24"/>
        </table:table-row>
        <table:table-row table:style-name="ro1">
          <table:table-cell office:value-type="float" office:value="142" calcext:value-type="float">
            <text:p>142</text:p>
          </table:table-cell>
          <table:table-cell table:formula="of:=ROUND([.$H$2]/2/[.$H$3]*([.A143]-1))" office:value-type="float" office:value="21184" calcext:value-type="float">
            <text:p>21184</text:p>
          </table:table-cell>
          <table:table-cell table:formula="of:=[.E143]-AVERAGE([.I143:.M143])" office:value-type="string" office:string-value="" calcext:value-type="error">
            <text:p>#DIV/0!</text:p>
          </table:table-cell>
          <table:table-cell table:number-columns-repeated="24"/>
        </table:table-row>
        <table:table-row table:style-name="ro1">
          <table:table-cell office:value-type="float" office:value="143" calcext:value-type="float">
            <text:p>143</text:p>
          </table:table-cell>
          <table:table-cell table:formula="of:=ROUND([.$H$2]/2/[.$H$3]*([.A144]-1))" office:value-type="float" office:value="21334" calcext:value-type="float">
            <text:p>21334</text:p>
          </table:table-cell>
          <table:table-cell table:formula="of:=[.E144]-AVERAGE([.I144:.M144])" office:value-type="string" office:string-value="" calcext:value-type="error">
            <text:p>#DIV/0!</text:p>
          </table:table-cell>
          <table:table-cell table:number-columns-repeated="24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ROUND([.$H$2]/2/[.$H$3]*([.A145]-1))" office:value-type="float" office:value="21485" calcext:value-type="float">
            <text:p>21485</text:p>
          </table:table-cell>
          <table:table-cell table:formula="of:=[.E145]-AVERAGE([.I145:.M145])" office:value-type="string" office:string-value="" calcext:value-type="error">
            <text:p>#DIV/0!</text:p>
          </table:table-cell>
          <table:table-cell table:number-columns-repeated="24"/>
        </table:table-row>
        <table:table-row table:style-name="ro1">
          <table:table-cell office:value-type="float" office:value="145" calcext:value-type="float">
            <text:p>145</text:p>
          </table:table-cell>
          <table:table-cell table:formula="of:=ROUND([.$H$2]/2/[.$H$3]*([.A146]-1))" office:value-type="float" office:value="21635" calcext:value-type="float">
            <text:p>21635</text:p>
          </table:table-cell>
          <table:table-cell table:formula="of:=[.E146]-AVERAGE([.I146:.M146])" office:value-type="string" office:string-value="" calcext:value-type="error">
            <text:p>#DIV/0!</text:p>
          </table:table-cell>
          <table:table-cell table:number-columns-repeated="24"/>
        </table:table-row>
        <table:table-row table:style-name="ro1">
          <table:table-cell office:value-type="float" office:value="146" calcext:value-type="float">
            <text:p>146</text:p>
          </table:table-cell>
          <table:table-cell table:formula="of:=ROUND([.$H$2]/2/[.$H$3]*([.A147]-1))" office:value-type="float" office:value="21785" calcext:value-type="float">
            <text:p>21785</text:p>
          </table:table-cell>
          <table:table-cell table:formula="of:=[.E147]-AVERAGE([.I147:.M147])" office:value-type="string" office:string-value="" calcext:value-type="error">
            <text:p>#DIV/0!</text:p>
          </table:table-cell>
          <table:table-cell table:number-columns-repeated="24"/>
        </table:table-row>
        <table:table-row table:style-name="ro1">
          <table:table-cell office:value-type="float" office:value="147" calcext:value-type="float">
            <text:p>147</text:p>
          </table:table-cell>
          <table:table-cell table:formula="of:=ROUND([.$H$2]/2/[.$H$3]*([.A148]-1))" office:value-type="float" office:value="21935" calcext:value-type="float">
            <text:p>21935</text:p>
          </table:table-cell>
          <table:table-cell table:formula="of:=[.E148]-AVERAGE([.I148:.M148])" office:value-type="string" office:string-value="" calcext:value-type="error">
            <text:p>#DIV/0!</text:p>
          </table:table-cell>
          <table:table-cell table:number-columns-repeated="24"/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ROUND([.$H$2]/2/[.$H$3]*([.A149]-1))" office:value-type="float" office:value="22086" calcext:value-type="float">
            <text:p>22086</text:p>
          </table:table-cell>
          <table:table-cell table:formula="of:=[.E149]-AVERAGE([.I149:.M149])" office:value-type="string" office:string-value="" calcext:value-type="error">
            <text:p>#DIV/0!</text:p>
          </table:table-cell>
          <table:table-cell table:number-columns-repeated="24"/>
        </table:table-row>
        <table:table-row table:style-name="ro1">
          <table:table-cell office:value-type="float" office:value="149" calcext:value-type="float">
            <text:p>149</text:p>
          </table:table-cell>
          <table:table-cell table:formula="of:=ROUND([.$H$2]/2/[.$H$3]*([.A150]-1))" office:value-type="float" office:value="22236" calcext:value-type="float">
            <text:p>22236</text:p>
          </table:table-cell>
          <table:table-cell table:formula="of:=[.E150]-AVERAGE([.I150:.M150])" office:value-type="string" office:string-value="" calcext:value-type="error">
            <text:p>#DIV/0!</text:p>
          </table:table-cell>
          <table:table-cell table:number-columns-repeated="24"/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ROUND([.$H$2]/2/[.$H$3]*([.A151]-1))" office:value-type="float" office:value="22386" calcext:value-type="float">
            <text:p>22386</text:p>
          </table:table-cell>
          <table:table-cell table:formula="of:=[.E151]-AVERAGE([.I151:.M151])" office:value-type="string" office:string-value="" calcext:value-type="error">
            <text:p>#DIV/0!</text:p>
          </table:table-cell>
          <table:table-cell table:number-columns-repeated="24"/>
        </table:table-row>
        <table:table-row table:style-name="ro1">
          <table:table-cell office:value-type="float" office:value="151" calcext:value-type="float">
            <text:p>151</text:p>
          </table:table-cell>
          <table:table-cell table:formula="of:=ROUND([.$H$2]/2/[.$H$3]*([.A152]-1))" office:value-type="float" office:value="22536" calcext:value-type="float">
            <text:p>22536</text:p>
          </table:table-cell>
          <table:table-cell table:formula="of:=[.E152]-AVERAGE([.I152:.M152])" office:value-type="string" office:string-value="" calcext:value-type="error">
            <text:p>#DIV/0!</text:p>
          </table:table-cell>
          <table:table-cell table:number-columns-repeated="24"/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ROUND([.$H$2]/2/[.$H$3]*([.A153]-1))" office:value-type="float" office:value="22687" calcext:value-type="float">
            <text:p>22687</text:p>
          </table:table-cell>
          <table:table-cell table:formula="of:=[.E153]-AVERAGE([.I153:.M153])" office:value-type="string" office:string-value="" calcext:value-type="error">
            <text:p>#DIV/0!</text:p>
          </table:table-cell>
          <table:table-cell table:number-columns-repeated="24"/>
        </table:table-row>
        <table:table-row table:style-name="ro1">
          <table:table-cell office:value-type="float" office:value="153" calcext:value-type="float">
            <text:p>153</text:p>
          </table:table-cell>
          <table:table-cell table:formula="of:=ROUND([.$H$2]/2/[.$H$3]*([.A154]-1))" office:value-type="float" office:value="22837" calcext:value-type="float">
            <text:p>22837</text:p>
          </table:table-cell>
          <table:table-cell table:formula="of:=[.E154]-AVERAGE([.I154:.M154])" office:value-type="string" office:string-value="" calcext:value-type="error">
            <text:p>#DIV/0!</text:p>
          </table:table-cell>
          <table:table-cell table:number-columns-repeated="24"/>
        </table:table-row>
        <table:table-row table:style-name="ro1">
          <table:table-cell office:value-type="float" office:value="154" calcext:value-type="float">
            <text:p>154</text:p>
          </table:table-cell>
          <table:table-cell table:formula="of:=ROUND([.$H$2]/2/[.$H$3]*([.A155]-1))" office:value-type="float" office:value="22987" calcext:value-type="float">
            <text:p>22987</text:p>
          </table:table-cell>
          <table:table-cell table:formula="of:=[.E155]-AVERAGE([.I155:.M155])" office:value-type="string" office:string-value="" calcext:value-type="error">
            <text:p>#DIV/0!</text:p>
          </table:table-cell>
          <table:table-cell table:number-columns-repeated="24"/>
        </table:table-row>
        <table:table-row table:style-name="ro1">
          <table:table-cell office:value-type="float" office:value="155" calcext:value-type="float">
            <text:p>155</text:p>
          </table:table-cell>
          <table:table-cell table:formula="of:=ROUND([.$H$2]/2/[.$H$3]*([.A156]-1))" office:value-type="float" office:value="23137" calcext:value-type="float">
            <text:p>23137</text:p>
          </table:table-cell>
          <table:table-cell table:formula="of:=[.E156]-AVERAGE([.I156:.M156])" office:value-type="string" office:string-value="" calcext:value-type="error">
            <text:p>#DIV/0!</text:p>
          </table:table-cell>
          <table:table-cell table:number-columns-repeated="24"/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ROUND([.$H$2]/2/[.$H$3]*([.A157]-1))" office:value-type="float" office:value="23288" calcext:value-type="float">
            <text:p>23288</text:p>
          </table:table-cell>
          <table:table-cell table:formula="of:=[.E157]-AVERAGE([.I157:.M157])" office:value-type="string" office:string-value="" calcext:value-type="error">
            <text:p>#DIV/0!</text:p>
          </table:table-cell>
          <table:table-cell table:number-columns-repeated="24"/>
        </table:table-row>
        <table:table-row table:style-name="ro1">
          <table:table-cell office:value-type="float" office:value="157" calcext:value-type="float">
            <text:p>157</text:p>
          </table:table-cell>
          <table:table-cell table:formula="of:=ROUND([.$H$2]/2/[.$H$3]*([.A158]-1))" office:value-type="float" office:value="23438" calcext:value-type="float">
            <text:p>23438</text:p>
          </table:table-cell>
          <table:table-cell table:formula="of:=[.E158]-AVERAGE([.I158:.M158])" office:value-type="string" office:string-value="" calcext:value-type="error">
            <text:p>#DIV/0!</text:p>
          </table:table-cell>
          <table:table-cell table:number-columns-repeated="24"/>
        </table:table-row>
        <table:table-row table:style-name="ro1">
          <table:table-cell office:value-type="float" office:value="158" calcext:value-type="float">
            <text:p>158</text:p>
          </table:table-cell>
          <table:table-cell table:formula="of:=ROUND([.$H$2]/2/[.$H$3]*([.A159]-1))" office:value-type="float" office:value="23588" calcext:value-type="float">
            <text:p>23588</text:p>
          </table:table-cell>
          <table:table-cell table:formula="of:=[.E159]-AVERAGE([.I159:.M159])" office:value-type="string" office:string-value="" calcext:value-type="error">
            <text:p>#DIV/0!</text:p>
          </table:table-cell>
          <table:table-cell table:number-columns-repeated="24"/>
        </table:table-row>
        <table:table-row table:style-name="ro1">
          <table:table-cell office:value-type="float" office:value="159" calcext:value-type="float">
            <text:p>159</text:p>
          </table:table-cell>
          <table:table-cell table:formula="of:=ROUND([.$H$2]/2/[.$H$3]*([.A160]-1))" office:value-type="float" office:value="23738" calcext:value-type="float">
            <text:p>23738</text:p>
          </table:table-cell>
          <table:table-cell table:formula="of:=[.E160]-AVERAGE([.I160:.M160])" office:value-type="string" office:string-value="" calcext:value-type="error">
            <text:p>#DIV/0!</text:p>
          </table:table-cell>
          <table:table-cell table:number-columns-repeated="24"/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ROUND([.$H$2]/2/[.$H$3]*([.A161]-1))" office:value-type="float" office:value="23889" calcext:value-type="float">
            <text:p>23889</text:p>
          </table:table-cell>
          <table:table-cell table:formula="of:=[.E161]-AVERAGE([.I161:.M161])" office:value-type="string" office:string-value="" calcext:value-type="error">
            <text:p>#DIV/0!</text:p>
          </table:table-cell>
          <table:table-cell table:number-columns-repeated="24"/>
        </table:table-row>
        <table:table-row table:style-name="ro1">
          <table:table-cell office:value-type="float" office:value="161" calcext:value-type="float">
            <text:p>161</text:p>
          </table:table-cell>
          <table:table-cell table:formula="of:=ROUND([.$H$2]/2/[.$H$3]*([.A162]-1))" office:value-type="float" office:value="24039" calcext:value-type="float">
            <text:p>24039</text:p>
          </table:table-cell>
          <table:table-cell table:formula="of:=[.E162]-AVERAGE([.I162:.M162])" office:value-type="string" office:string-value="" calcext:value-type="error">
            <text:p>#DIV/0!</text:p>
          </table:table-cell>
          <table:table-cell table:number-columns-repeated="24"/>
        </table:table-row>
        <table:table-row table:style-name="ro1">
          <table:table-cell office:value-type="float" office:value="162" calcext:value-type="float">
            <text:p>162</text:p>
          </table:table-cell>
          <table:table-cell table:formula="of:=ROUND([.$H$2]/2/[.$H$3]*([.A163]-1))" office:value-type="float" office:value="24189" calcext:value-type="float">
            <text:p>24189</text:p>
          </table:table-cell>
          <table:table-cell table:formula="of:=[.E163]-AVERAGE([.I163:.M163])" office:value-type="string" office:string-value="" calcext:value-type="error">
            <text:p>#DIV/0!</text:p>
          </table:table-cell>
          <table:table-cell table:number-columns-repeated="24"/>
        </table:table-row>
        <table:table-row table:style-name="ro1">
          <table:table-cell office:value-type="float" office:value="163" calcext:value-type="float">
            <text:p>163</text:p>
          </table:table-cell>
          <table:table-cell table:formula="of:=ROUND([.$H$2]/2/[.$H$3]*([.A164]-1))" office:value-type="float" office:value="24339" calcext:value-type="float">
            <text:p>24339</text:p>
          </table:table-cell>
          <table:table-cell table:formula="of:=[.E164]-AVERAGE([.I164:.M164])" office:value-type="string" office:string-value="" calcext:value-type="error">
            <text:p>#DIV/0!</text:p>
          </table:table-cell>
          <table:table-cell table:number-columns-repeated="24"/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ROUND([.$H$2]/2/[.$H$3]*([.A165]-1))" office:value-type="float" office:value="24489" calcext:value-type="float">
            <text:p>24489</text:p>
          </table:table-cell>
          <table:table-cell table:formula="of:=[.E165]-AVERAGE([.I165:.M165])" office:value-type="string" office:string-value="" calcext:value-type="error">
            <text:p>#DIV/0!</text:p>
          </table:table-cell>
          <table:table-cell table:number-columns-repeated="24"/>
        </table:table-row>
        <table:table-row table:style-name="ro1">
          <table:table-cell office:value-type="float" office:value="165" calcext:value-type="float">
            <text:p>165</text:p>
          </table:table-cell>
          <table:table-cell table:formula="of:=ROUND([.$H$2]/2/[.$H$3]*([.A166]-1))" office:value-type="float" office:value="24640" calcext:value-type="float">
            <text:p>24640</text:p>
          </table:table-cell>
          <table:table-cell table:formula="of:=[.E166]-AVERAGE([.I166:.M166])" office:value-type="string" office:string-value="" calcext:value-type="error">
            <text:p>#DIV/0!</text:p>
          </table:table-cell>
          <table:table-cell table:number-columns-repeated="24"/>
        </table:table-row>
        <table:table-row table:style-name="ro1">
          <table:table-cell office:value-type="float" office:value="166" calcext:value-type="float">
            <text:p>166</text:p>
          </table:table-cell>
          <table:table-cell table:formula="of:=ROUND([.$H$2]/2/[.$H$3]*([.A167]-1))" office:value-type="float" office:value="24790" calcext:value-type="float">
            <text:p>24790</text:p>
          </table:table-cell>
          <table:table-cell table:formula="of:=[.E167]-AVERAGE([.I167:.M167])" office:value-type="string" office:string-value="" calcext:value-type="error">
            <text:p>#DIV/0!</text:p>
          </table:table-cell>
          <table:table-cell table:number-columns-repeated="24"/>
        </table:table-row>
        <table:table-row table:style-name="ro1">
          <table:table-cell office:value-type="float" office:value="167" calcext:value-type="float">
            <text:p>167</text:p>
          </table:table-cell>
          <table:table-cell table:formula="of:=ROUND([.$H$2]/2/[.$H$3]*([.A168]-1))" office:value-type="float" office:value="24940" calcext:value-type="float">
            <text:p>24940</text:p>
          </table:table-cell>
          <table:table-cell table:formula="of:=[.E168]-AVERAGE([.I168:.M168])" office:value-type="string" office:string-value="" calcext:value-type="error">
            <text:p>#DIV/0!</text:p>
          </table:table-cell>
          <table:table-cell table:number-columns-repeated="24"/>
        </table:table-row>
        <table:table-row table:style-name="ro1">
          <table:table-cell office:value-type="float" office:value="168" calcext:value-type="float">
            <text:p>168</text:p>
          </table:table-cell>
          <table:table-cell table:formula="of:=ROUND([.$H$2]/2/[.$H$3]*([.A169]-1))" office:value-type="float" office:value="25090" calcext:value-type="float">
            <text:p>25090</text:p>
          </table:table-cell>
          <table:table-cell table:formula="of:=[.E169]-AVERAGE([.I169:.M169])" office:value-type="string" office:string-value="" calcext:value-type="error">
            <text:p>#DIV/0!</text:p>
          </table:table-cell>
          <table:table-cell table:number-columns-repeated="24"/>
        </table:table-row>
        <table:table-row table:style-name="ro1">
          <table:table-cell office:value-type="float" office:value="169" calcext:value-type="float">
            <text:p>169</text:p>
          </table:table-cell>
          <table:table-cell table:formula="of:=ROUND([.$H$2]/2/[.$H$3]*([.A170]-1))" office:value-type="float" office:value="25241" calcext:value-type="float">
            <text:p>25241</text:p>
          </table:table-cell>
          <table:table-cell table:formula="of:=[.E170]-AVERAGE([.I170:.M170])" office:value-type="string" office:string-value="" calcext:value-type="error">
            <text:p>#DIV/0!</text:p>
          </table:table-cell>
          <table:table-cell table:number-columns-repeated="24"/>
        </table:table-row>
        <table:table-row table:style-name="ro1">
          <table:table-cell office:value-type="float" office:value="170" calcext:value-type="float">
            <text:p>170</text:p>
          </table:table-cell>
          <table:table-cell table:formula="of:=ROUND([.$H$2]/2/[.$H$3]*([.A171]-1))" office:value-type="float" office:value="25391" calcext:value-type="float">
            <text:p>25391</text:p>
          </table:table-cell>
          <table:table-cell table:formula="of:=[.E171]-AVERAGE([.I171:.M171])" office:value-type="string" office:string-value="" calcext:value-type="error">
            <text:p>#DIV/0!</text:p>
          </table:table-cell>
          <table:table-cell table:number-columns-repeated="24"/>
        </table:table-row>
        <table:table-row table:style-name="ro1">
          <table:table-cell office:value-type="float" office:value="171" calcext:value-type="float">
            <text:p>171</text:p>
          </table:table-cell>
          <table:table-cell table:formula="of:=ROUND([.$H$2]/2/[.$H$3]*([.A172]-1))" office:value-type="float" office:value="25541" calcext:value-type="float">
            <text:p>25541</text:p>
          </table:table-cell>
          <table:table-cell table:formula="of:=[.E172]-AVERAGE([.I172:.M172])" office:value-type="string" office:string-value="" calcext:value-type="error">
            <text:p>#DIV/0!</text:p>
          </table:table-cell>
          <table:table-cell table:number-columns-repeated="24"/>
        </table:table-row>
        <table:table-row table:style-name="ro1">
          <table:table-cell office:value-type="float" office:value="172" calcext:value-type="float">
            <text:p>172</text:p>
          </table:table-cell>
          <table:table-cell table:formula="of:=ROUND([.$H$2]/2/[.$H$3]*([.A173]-1))" office:value-type="float" office:value="25691" calcext:value-type="float">
            <text:p>25691</text:p>
          </table:table-cell>
          <table:table-cell table:formula="of:=[.E173]-AVERAGE([.I173:.M173])" office:value-type="string" office:string-value="" calcext:value-type="error">
            <text:p>#DIV/0!</text:p>
          </table:table-cell>
          <table:table-cell table:number-columns-repeated="24"/>
        </table:table-row>
        <table:table-row table:style-name="ro1">
          <table:table-cell office:value-type="float" office:value="173" calcext:value-type="float">
            <text:p>173</text:p>
          </table:table-cell>
          <table:table-cell table:formula="of:=ROUND([.$H$2]/2/[.$H$3]*([.A174]-1))" office:value-type="float" office:value="25842" calcext:value-type="float">
            <text:p>25842</text:p>
          </table:table-cell>
          <table:table-cell table:formula="of:=[.E174]-AVERAGE([.I174:.M174])" office:value-type="string" office:string-value="" calcext:value-type="error">
            <text:p>#DIV/0!</text:p>
          </table:table-cell>
          <table:table-cell table:number-columns-repeated="24"/>
        </table:table-row>
        <table:table-row table:style-name="ro1">
          <table:table-cell office:value-type="float" office:value="174" calcext:value-type="float">
            <text:p>174</text:p>
          </table:table-cell>
          <table:table-cell table:formula="of:=ROUND([.$H$2]/2/[.$H$3]*([.A175]-1))" office:value-type="float" office:value="25992" calcext:value-type="float">
            <text:p>25992</text:p>
          </table:table-cell>
          <table:table-cell table:formula="of:=[.E175]-AVERAGE([.I175:.M175])" office:value-type="string" office:string-value="" calcext:value-type="error">
            <text:p>#DIV/0!</text:p>
          </table:table-cell>
          <table:table-cell table:number-columns-repeated="24"/>
        </table:table-row>
        <table:table-row table:style-name="ro1">
          <table:table-cell office:value-type="float" office:value="175" calcext:value-type="float">
            <text:p>175</text:p>
          </table:table-cell>
          <table:table-cell table:formula="of:=ROUND([.$H$2]/2/[.$H$3]*([.A176]-1))" office:value-type="float" office:value="26142" calcext:value-type="float">
            <text:p>26142</text:p>
          </table:table-cell>
          <table:table-cell table:formula="of:=[.E176]-AVERAGE([.I176:.M176])" office:value-type="string" office:string-value="" calcext:value-type="error">
            <text:p>#DIV/0!</text:p>
          </table:table-cell>
          <table:table-cell table:number-columns-repeated="24"/>
        </table:table-row>
        <table:table-row table:style-name="ro1">
          <table:table-cell office:value-type="float" office:value="176" calcext:value-type="float">
            <text:p>176</text:p>
          </table:table-cell>
          <table:table-cell table:formula="of:=ROUND([.$H$2]/2/[.$H$3]*([.A177]-1))" office:value-type="float" office:value="26292" calcext:value-type="float">
            <text:p>26292</text:p>
          </table:table-cell>
          <table:table-cell table:formula="of:=[.E177]-AVERAGE([.I177:.M177])" office:value-type="string" office:string-value="" calcext:value-type="error">
            <text:p>#DIV/0!</text:p>
          </table:table-cell>
          <table:table-cell table:number-columns-repeated="24"/>
        </table:table-row>
        <table:table-row table:style-name="ro1">
          <table:table-cell office:value-type="float" office:value="177" calcext:value-type="float">
            <text:p>177</text:p>
          </table:table-cell>
          <table:table-cell table:formula="of:=ROUND([.$H$2]/2/[.$H$3]*([.A178]-1))" office:value-type="float" office:value="26443" calcext:value-type="float">
            <text:p>26443</text:p>
          </table:table-cell>
          <table:table-cell table:formula="of:=[.E178]-AVERAGE([.I178:.M178])" office:value-type="string" office:string-value="" calcext:value-type="error">
            <text:p>#DIV/0!</text:p>
          </table:table-cell>
          <table:table-cell table:number-columns-repeated="24"/>
        </table:table-row>
        <table:table-row table:style-name="ro1">
          <table:table-cell office:value-type="float" office:value="178" calcext:value-type="float">
            <text:p>178</text:p>
          </table:table-cell>
          <table:table-cell table:formula="of:=ROUND([.$H$2]/2/[.$H$3]*([.A179]-1))" office:value-type="float" office:value="26593" calcext:value-type="float">
            <text:p>26593</text:p>
          </table:table-cell>
          <table:table-cell table:formula="of:=[.E179]-AVERAGE([.I179:.M179])" office:value-type="string" office:string-value="" calcext:value-type="error">
            <text:p>#DIV/0!</text:p>
          </table:table-cell>
          <table:table-cell table:number-columns-repeated="24"/>
        </table:table-row>
        <table:table-row table:style-name="ro1">
          <table:table-cell office:value-type="float" office:value="179" calcext:value-type="float">
            <text:p>179</text:p>
          </table:table-cell>
          <table:table-cell table:formula="of:=ROUND([.$H$2]/2/[.$H$3]*([.A180]-1))" office:value-type="float" office:value="26743" calcext:value-type="float">
            <text:p>26743</text:p>
          </table:table-cell>
          <table:table-cell table:formula="of:=[.E180]-AVERAGE([.I180:.M180])" office:value-type="string" office:string-value="" calcext:value-type="error">
            <text:p>#DIV/0!</text:p>
          </table:table-cell>
          <table:table-cell table:number-columns-repeated="24"/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ROUND([.$H$2]/2/[.$H$3]*([.A181]-1))" office:value-type="float" office:value="26893" calcext:value-type="float">
            <text:p>26893</text:p>
          </table:table-cell>
          <table:table-cell table:formula="of:=[.E181]-AVERAGE([.I181:.M181])" office:value-type="string" office:string-value="" calcext:value-type="error">
            <text:p>#DIV/0!</text:p>
          </table:table-cell>
          <table:table-cell table:number-columns-repeated="24"/>
        </table:table-row>
        <table:table-row table:style-name="ro1">
          <table:table-cell office:value-type="float" office:value="181" calcext:value-type="float">
            <text:p>181</text:p>
          </table:table-cell>
          <table:table-cell table:formula="of:=ROUND([.$H$2]/2/[.$H$3]*([.A182]-1))" office:value-type="float" office:value="27044" calcext:value-type="float">
            <text:p>27044</text:p>
          </table:table-cell>
          <table:table-cell table:formula="of:=[.E182]-AVERAGE([.I182:.M182])" office:value-type="string" office:string-value="" calcext:value-type="error">
            <text:p>#DIV/0!</text:p>
          </table:table-cell>
          <table:table-cell table:number-columns-repeated="24"/>
        </table:table-row>
        <table:table-row table:style-name="ro1">
          <table:table-cell office:value-type="float" office:value="182" calcext:value-type="float">
            <text:p>182</text:p>
          </table:table-cell>
          <table:table-cell table:formula="of:=ROUND([.$H$2]/2/[.$H$3]*([.A183]-1))" office:value-type="float" office:value="27194" calcext:value-type="float">
            <text:p>27194</text:p>
          </table:table-cell>
          <table:table-cell table:formula="of:=[.E183]-AVERAGE([.I183:.M183])" office:value-type="string" office:string-value="" calcext:value-type="error">
            <text:p>#DIV/0!</text:p>
          </table:table-cell>
          <table:table-cell table:number-columns-repeated="24"/>
        </table:table-row>
        <table:table-row table:style-name="ro1">
          <table:table-cell office:value-type="float" office:value="183" calcext:value-type="float">
            <text:p>183</text:p>
          </table:table-cell>
          <table:table-cell table:formula="of:=ROUND([.$H$2]/2/[.$H$3]*([.A184]-1))" office:value-type="float" office:value="27344" calcext:value-type="float">
            <text:p>27344</text:p>
          </table:table-cell>
          <table:table-cell table:formula="of:=[.E184]-AVERAGE([.I184:.M184])" office:value-type="string" office:string-value="" calcext:value-type="error">
            <text:p>#DIV/0!</text:p>
          </table:table-cell>
          <table:table-cell table:number-columns-repeated="24"/>
        </table:table-row>
        <table:table-row table:style-name="ro1">
          <table:table-cell office:value-type="float" office:value="184" calcext:value-type="float">
            <text:p>184</text:p>
          </table:table-cell>
          <table:table-cell table:formula="of:=ROUND([.$H$2]/2/[.$H$3]*([.A185]-1))" office:value-type="float" office:value="27494" calcext:value-type="float">
            <text:p>27494</text:p>
          </table:table-cell>
          <table:table-cell table:formula="of:=[.E185]-AVERAGE([.I185:.M185])" office:value-type="string" office:string-value="" calcext:value-type="error">
            <text:p>#DIV/0!</text:p>
          </table:table-cell>
          <table:table-cell table:number-columns-repeated="24"/>
        </table:table-row>
        <table:table-row table:style-name="ro1">
          <table:table-cell office:value-type="float" office:value="185" calcext:value-type="float">
            <text:p>185</text:p>
          </table:table-cell>
          <table:table-cell table:formula="of:=ROUND([.$H$2]/2/[.$H$3]*([.A186]-1))" office:value-type="float" office:value="27645" calcext:value-type="float">
            <text:p>27645</text:p>
          </table:table-cell>
          <table:table-cell table:formula="of:=[.E186]-AVERAGE([.I186:.M186])" office:value-type="string" office:string-value="" calcext:value-type="error">
            <text:p>#DIV/0!</text:p>
          </table:table-cell>
          <table:table-cell table:number-columns-repeated="24"/>
        </table:table-row>
        <table:table-row table:style-name="ro1">
          <table:table-cell office:value-type="float" office:value="186" calcext:value-type="float">
            <text:p>186</text:p>
          </table:table-cell>
          <table:table-cell table:formula="of:=ROUND([.$H$2]/2/[.$H$3]*([.A187]-1))" office:value-type="float" office:value="27795" calcext:value-type="float">
            <text:p>27795</text:p>
          </table:table-cell>
          <table:table-cell table:formula="of:=[.E187]-AVERAGE([.I187:.M187])" office:value-type="string" office:string-value="" calcext:value-type="error">
            <text:p>#DIV/0!</text:p>
          </table:table-cell>
          <table:table-cell table:number-columns-repeated="24"/>
        </table:table-row>
        <table:table-row table:style-name="ro1">
          <table:table-cell office:value-type="float" office:value="187" calcext:value-type="float">
            <text:p>187</text:p>
          </table:table-cell>
          <table:table-cell table:formula="of:=ROUND([.$H$2]/2/[.$H$3]*([.A188]-1))" office:value-type="float" office:value="27945" calcext:value-type="float">
            <text:p>27945</text:p>
          </table:table-cell>
          <table:table-cell table:formula="of:=[.E188]-AVERAGE([.I188:.M188])" office:value-type="string" office:string-value="" calcext:value-type="error">
            <text:p>#DIV/0!</text:p>
          </table:table-cell>
          <table:table-cell table:number-columns-repeated="24"/>
        </table:table-row>
        <table:table-row table:style-name="ro1">
          <table:table-cell office:value-type="float" office:value="188" calcext:value-type="float">
            <text:p>188</text:p>
          </table:table-cell>
          <table:table-cell table:formula="of:=ROUND([.$H$2]/2/[.$H$3]*([.A189]-1))" office:value-type="float" office:value="28095" calcext:value-type="float">
            <text:p>28095</text:p>
          </table:table-cell>
          <table:table-cell table:formula="of:=[.E189]-AVERAGE([.I189:.M189])" office:value-type="string" office:string-value="" calcext:value-type="error">
            <text:p>#DIV/0!</text:p>
          </table:table-cell>
          <table:table-cell table:number-columns-repeated="24"/>
        </table:table-row>
        <table:table-row table:style-name="ro1">
          <table:table-cell office:value-type="float" office:value="189" calcext:value-type="float">
            <text:p>189</text:p>
          </table:table-cell>
          <table:table-cell table:formula="of:=ROUND([.$H$2]/2/[.$H$3]*([.A190]-1))" office:value-type="float" office:value="28246" calcext:value-type="float">
            <text:p>28246</text:p>
          </table:table-cell>
          <table:table-cell table:formula="of:=[.E190]-AVERAGE([.I190:.M190])" office:value-type="string" office:string-value="" calcext:value-type="error">
            <text:p>#DIV/0!</text:p>
          </table:table-cell>
          <table:table-cell table:number-columns-repeated="24"/>
        </table:table-row>
        <table:table-row table:style-name="ro1">
          <table:table-cell office:value-type="float" office:value="190" calcext:value-type="float">
            <text:p>190</text:p>
          </table:table-cell>
          <table:table-cell table:formula="of:=ROUND([.$H$2]/2/[.$H$3]*([.A191]-1))" office:value-type="float" office:value="28396" calcext:value-type="float">
            <text:p>28396</text:p>
          </table:table-cell>
          <table:table-cell table:formula="of:=[.E191]-AVERAGE([.I191:.M191])" office:value-type="string" office:string-value="" calcext:value-type="error">
            <text:p>#DIV/0!</text:p>
          </table:table-cell>
          <table:table-cell table:number-columns-repeated="24"/>
        </table:table-row>
        <table:table-row table:style-name="ro1">
          <table:table-cell office:value-type="float" office:value="191" calcext:value-type="float">
            <text:p>191</text:p>
          </table:table-cell>
          <table:table-cell table:formula="of:=ROUND([.$H$2]/2/[.$H$3]*([.A192]-1))" office:value-type="float" office:value="28546" calcext:value-type="float">
            <text:p>28546</text:p>
          </table:table-cell>
          <table:table-cell table:formula="of:=[.E192]-AVERAGE([.I192:.M192])" office:value-type="string" office:string-value="" calcext:value-type="error">
            <text:p>#DIV/0!</text:p>
          </table:table-cell>
          <table:table-cell table:number-columns-repeated="24"/>
        </table:table-row>
        <table:table-row table:style-name="ro1">
          <table:table-cell office:value-type="float" office:value="192" calcext:value-type="float">
            <text:p>192</text:p>
          </table:table-cell>
          <table:table-cell table:formula="of:=ROUND([.$H$2]/2/[.$H$3]*([.A193]-1))" office:value-type="float" office:value="28696" calcext:value-type="float">
            <text:p>28696</text:p>
          </table:table-cell>
          <table:table-cell table:formula="of:=[.E193]-AVERAGE([.I193:.M193])" office:value-type="string" office:string-value="" calcext:value-type="error">
            <text:p>#DIV/0!</text:p>
          </table:table-cell>
          <table:table-cell table:number-columns-repeated="24"/>
        </table:table-row>
        <table:table-row table:style-name="ro1">
          <table:table-cell office:value-type="float" office:value="193" calcext:value-type="float">
            <text:p>193</text:p>
          </table:table-cell>
          <table:table-cell table:formula="of:=ROUND([.$H$2]/2/[.$H$3]*([.A194]-1))" office:value-type="float" office:value="28847" calcext:value-type="float">
            <text:p>28847</text:p>
          </table:table-cell>
          <table:table-cell table:formula="of:=[.E194]-AVERAGE([.I194:.M194])" office:value-type="string" office:string-value="" calcext:value-type="error">
            <text:p>#DIV/0!</text:p>
          </table:table-cell>
          <table:table-cell table:number-columns-repeated="24"/>
        </table:table-row>
        <table:table-row table:style-name="ro1">
          <table:table-cell office:value-type="float" office:value="194" calcext:value-type="float">
            <text:p>194</text:p>
          </table:table-cell>
          <table:table-cell table:formula="of:=ROUND([.$H$2]/2/[.$H$3]*([.A195]-1))" office:value-type="float" office:value="28997" calcext:value-type="float">
            <text:p>28997</text:p>
          </table:table-cell>
          <table:table-cell table:formula="of:=[.E195]-AVERAGE([.I195:.M195])" office:value-type="string" office:string-value="" calcext:value-type="error">
            <text:p>#DIV/0!</text:p>
          </table:table-cell>
          <table:table-cell table:number-columns-repeated="24"/>
        </table:table-row>
        <table:table-row table:style-name="ro1">
          <table:table-cell office:value-type="float" office:value="195" calcext:value-type="float">
            <text:p>195</text:p>
          </table:table-cell>
          <table:table-cell table:formula="of:=ROUND([.$H$2]/2/[.$H$3]*([.A196]-1))" office:value-type="float" office:value="29147" calcext:value-type="float">
            <text:p>29147</text:p>
          </table:table-cell>
          <table:table-cell table:formula="of:=[.E196]-AVERAGE([.I196:.M196])" office:value-type="string" office:string-value="" calcext:value-type="error">
            <text:p>#DIV/0!</text:p>
          </table:table-cell>
          <table:table-cell table:number-columns-repeated="24"/>
        </table:table-row>
        <table:table-row table:style-name="ro1">
          <table:table-cell office:value-type="float" office:value="196" calcext:value-type="float">
            <text:p>196</text:p>
          </table:table-cell>
          <table:table-cell table:formula="of:=ROUND([.$H$2]/2/[.$H$3]*([.A197]-1))" office:value-type="float" office:value="29297" calcext:value-type="float">
            <text:p>29297</text:p>
          </table:table-cell>
          <table:table-cell table:formula="of:=[.E197]-AVERAGE([.I197:.M197])" office:value-type="string" office:string-value="" calcext:value-type="error">
            <text:p>#DIV/0!</text:p>
          </table:table-cell>
          <table:table-cell table:number-columns-repeated="24"/>
        </table:table-row>
        <table:table-row table:style-name="ro1">
          <table:table-cell office:value-type="float" office:value="197" calcext:value-type="float">
            <text:p>197</text:p>
          </table:table-cell>
          <table:table-cell table:formula="of:=ROUND([.$H$2]/2/[.$H$3]*([.A198]-1))" office:value-type="float" office:value="29447" calcext:value-type="float">
            <text:p>29447</text:p>
          </table:table-cell>
          <table:table-cell table:formula="of:=[.E198]-AVERAGE([.I198:.M198])" office:value-type="string" office:string-value="" calcext:value-type="error">
            <text:p>#DIV/0!</text:p>
          </table:table-cell>
          <table:table-cell table:number-columns-repeated="24"/>
        </table:table-row>
        <table:table-row table:style-name="ro1">
          <table:table-cell office:value-type="float" office:value="198" calcext:value-type="float">
            <text:p>198</text:p>
          </table:table-cell>
          <table:table-cell table:formula="of:=ROUND([.$H$2]/2/[.$H$3]*([.A199]-1))" office:value-type="float" office:value="29598" calcext:value-type="float">
            <text:p>29598</text:p>
          </table:table-cell>
          <table:table-cell table:formula="of:=[.E199]-AVERAGE([.I199:.M199])" office:value-type="string" office:string-value="" calcext:value-type="error">
            <text:p>#DIV/0!</text:p>
          </table:table-cell>
          <table:table-cell table:number-columns-repeated="24"/>
        </table:table-row>
        <table:table-row table:style-name="ro1">
          <table:table-cell office:value-type="float" office:value="199" calcext:value-type="float">
            <text:p>199</text:p>
          </table:table-cell>
          <table:table-cell table:formula="of:=ROUND([.$H$2]/2/[.$H$3]*([.A200]-1))" office:value-type="float" office:value="29748" calcext:value-type="float">
            <text:p>29748</text:p>
          </table:table-cell>
          <table:table-cell table:formula="of:=[.E200]-AVERAGE([.I200:.M200])" office:value-type="string" office:string-value="" calcext:value-type="error">
            <text:p>#DIV/0!</text:p>
          </table:table-cell>
          <table:table-cell table:number-columns-repeated="24"/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ROUND([.$H$2]/2/[.$H$3]*([.A201]-1))" office:value-type="float" office:value="29898" calcext:value-type="float">
            <text:p>29898</text:p>
          </table:table-cell>
          <table:table-cell table:formula="of:=[.E201]-AVERAGE([.I201:.M201])" office:value-type="string" office:string-value="" calcext:value-type="error">
            <text:p>#DIV/0!</text:p>
          </table:table-cell>
          <table:table-cell table:number-columns-repeated="24"/>
        </table:table-row>
        <table:table-row table:style-name="ro1">
          <table:table-cell office:value-type="float" office:value="201" calcext:value-type="float">
            <text:p>201</text:p>
          </table:table-cell>
          <table:table-cell table:formula="of:=ROUND([.$H$2]/2/[.$H$3]*([.A202]-1))" office:value-type="float" office:value="30048" calcext:value-type="float">
            <text:p>30048</text:p>
          </table:table-cell>
          <table:table-cell table:formula="of:=[.E202]-AVERAGE([.I202:.M202])" office:value-type="string" office:string-value="" calcext:value-type="error">
            <text:p>#DIV/0!</text:p>
          </table:table-cell>
          <table:table-cell table:number-columns-repeated="24"/>
        </table:table-row>
        <table:table-row table:style-name="ro1">
          <table:table-cell office:value-type="float" office:value="202" calcext:value-type="float">
            <text:p>202</text:p>
          </table:table-cell>
          <table:table-cell table:formula="of:=ROUND([.$H$2]/2/[.$H$3]*([.A203]-1))" office:value-type="float" office:value="30199" calcext:value-type="float">
            <text:p>30199</text:p>
          </table:table-cell>
          <table:table-cell table:formula="of:=[.E203]-AVERAGE([.I203:.M203])" office:value-type="string" office:string-value="" calcext:value-type="error">
            <text:p>#DIV/0!</text:p>
          </table:table-cell>
          <table:table-cell table:number-columns-repeated="24"/>
        </table:table-row>
        <table:table-row table:style-name="ro1">
          <table:table-cell office:value-type="float" office:value="203" calcext:value-type="float">
            <text:p>203</text:p>
          </table:table-cell>
          <table:table-cell table:formula="of:=ROUND([.$H$2]/2/[.$H$3]*([.A204]-1))" office:value-type="float" office:value="30349" calcext:value-type="float">
            <text:p>30349</text:p>
          </table:table-cell>
          <table:table-cell table:formula="of:=[.E204]-AVERAGE([.I204:.M204])" office:value-type="string" office:string-value="" calcext:value-type="error">
            <text:p>#DIV/0!</text:p>
          </table:table-cell>
          <table:table-cell table:number-columns-repeated="24"/>
        </table:table-row>
        <table:table-row table:style-name="ro1">
          <table:table-cell office:value-type="float" office:value="204" calcext:value-type="float">
            <text:p>204</text:p>
          </table:table-cell>
          <table:table-cell table:formula="of:=ROUND([.$H$2]/2/[.$H$3]*([.A205]-1))" office:value-type="float" office:value="30499" calcext:value-type="float">
            <text:p>30499</text:p>
          </table:table-cell>
          <table:table-cell table:formula="of:=[.E205]-AVERAGE([.I205:.M205])" office:value-type="string" office:string-value="" calcext:value-type="error">
            <text:p>#DIV/0!</text:p>
          </table:table-cell>
          <table:table-cell table:number-columns-repeated="24"/>
        </table:table-row>
        <table:table-row table:style-name="ro1">
          <table:table-cell office:value-type="float" office:value="205" calcext:value-type="float">
            <text:p>205</text:p>
          </table:table-cell>
          <table:table-cell table:formula="of:=ROUND([.$H$2]/2/[.$H$3]*([.A206]-1))" office:value-type="float" office:value="30649" calcext:value-type="float">
            <text:p>30649</text:p>
          </table:table-cell>
          <table:table-cell table:formula="of:=[.E206]-AVERAGE([.I206:.M206])" office:value-type="string" office:string-value="" calcext:value-type="error">
            <text:p>#DIV/0!</text:p>
          </table:table-cell>
          <table:table-cell table:number-columns-repeated="24"/>
        </table:table-row>
        <table:table-row table:style-name="ro1">
          <table:table-cell office:value-type="float" office:value="206" calcext:value-type="float">
            <text:p>206</text:p>
          </table:table-cell>
          <table:table-cell table:formula="of:=ROUND([.$H$2]/2/[.$H$3]*([.A207]-1))" office:value-type="float" office:value="30800" calcext:value-type="float">
            <text:p>30800</text:p>
          </table:table-cell>
          <table:table-cell table:formula="of:=[.E207]-AVERAGE([.I207:.M207])" office:value-type="string" office:string-value="" calcext:value-type="error">
            <text:p>#DIV/0!</text:p>
          </table:table-cell>
          <table:table-cell table:number-columns-repeated="24"/>
        </table:table-row>
        <table:table-row table:style-name="ro1">
          <table:table-cell office:value-type="float" office:value="207" calcext:value-type="float">
            <text:p>207</text:p>
          </table:table-cell>
          <table:table-cell table:formula="of:=ROUND([.$H$2]/2/[.$H$3]*([.A208]-1))" office:value-type="float" office:value="30950" calcext:value-type="float">
            <text:p>30950</text:p>
          </table:table-cell>
          <table:table-cell table:formula="of:=[.E208]-AVERAGE([.I208:.M208])" office:value-type="string" office:string-value="" calcext:value-type="error">
            <text:p>#DIV/0!</text:p>
          </table:table-cell>
          <table:table-cell table:number-columns-repeated="24"/>
        </table:table-row>
        <table:table-row table:style-name="ro1">
          <table:table-cell office:value-type="float" office:value="208" calcext:value-type="float">
            <text:p>208</text:p>
          </table:table-cell>
          <table:table-cell table:formula="of:=ROUND([.$H$2]/2/[.$H$3]*([.A209]-1))" office:value-type="float" office:value="31100" calcext:value-type="float">
            <text:p>31100</text:p>
          </table:table-cell>
          <table:table-cell table:formula="of:=[.E209]-AVERAGE([.I209:.M209])" office:value-type="string" office:string-value="" calcext:value-type="error">
            <text:p>#DIV/0!</text:p>
          </table:table-cell>
          <table:table-cell table:number-columns-repeated="24"/>
        </table:table-row>
        <table:table-row table:style-name="ro1">
          <table:table-cell office:value-type="float" office:value="209" calcext:value-type="float">
            <text:p>209</text:p>
          </table:table-cell>
          <table:table-cell table:formula="of:=ROUND([.$H$2]/2/[.$H$3]*([.A210]-1))" office:value-type="float" office:value="31250" calcext:value-type="float">
            <text:p>31250</text:p>
          </table:table-cell>
          <table:table-cell table:formula="of:=[.E210]-AVERAGE([.I210:.M210])" office:value-type="string" office:string-value="" calcext:value-type="error">
            <text:p>#DIV/0!</text:p>
          </table:table-cell>
          <table:table-cell table:number-columns-repeated="24"/>
        </table:table-row>
        <table:table-row table:style-name="ro1">
          <table:table-cell office:value-type="float" office:value="210" calcext:value-type="float">
            <text:p>210</text:p>
          </table:table-cell>
          <table:table-cell table:formula="of:=ROUND([.$H$2]/2/[.$H$3]*([.A211]-1))" office:value-type="float" office:value="31401" calcext:value-type="float">
            <text:p>31401</text:p>
          </table:table-cell>
          <table:table-cell table:formula="of:=[.E211]-AVERAGE([.I211:.M211])" office:value-type="string" office:string-value="" calcext:value-type="error">
            <text:p>#DIV/0!</text:p>
          </table:table-cell>
          <table:table-cell table:number-columns-repeated="24"/>
        </table:table-row>
        <table:table-row table:style-name="ro1">
          <table:table-cell office:value-type="float" office:value="211" calcext:value-type="float">
            <text:p>211</text:p>
          </table:table-cell>
          <table:table-cell table:formula="of:=ROUND([.$H$2]/2/[.$H$3]*([.A212]-1))" office:value-type="float" office:value="31551" calcext:value-type="float">
            <text:p>31551</text:p>
          </table:table-cell>
          <table:table-cell table:formula="of:=[.E212]-AVERAGE([.I212:.M212])" office:value-type="string" office:string-value="" calcext:value-type="error">
            <text:p>#DIV/0!</text:p>
          </table:table-cell>
          <table:table-cell table:number-columns-repeated="24"/>
        </table:table-row>
        <table:table-row table:style-name="ro1">
          <table:table-cell office:value-type="float" office:value="212" calcext:value-type="float">
            <text:p>212</text:p>
          </table:table-cell>
          <table:table-cell table:formula="of:=ROUND([.$H$2]/2/[.$H$3]*([.A213]-1))" office:value-type="float" office:value="31701" calcext:value-type="float">
            <text:p>31701</text:p>
          </table:table-cell>
          <table:table-cell table:formula="of:=[.E213]-AVERAGE([.I213:.M213])" office:value-type="string" office:string-value="" calcext:value-type="error">
            <text:p>#DIV/0!</text:p>
          </table:table-cell>
          <table:table-cell table:number-columns-repeated="24"/>
        </table:table-row>
        <table:table-row table:style-name="ro1">
          <table:table-cell office:value-type="float" office:value="213" calcext:value-type="float">
            <text:p>213</text:p>
          </table:table-cell>
          <table:table-cell table:formula="of:=ROUND([.$H$2]/2/[.$H$3]*([.A214]-1))" office:value-type="float" office:value="31851" calcext:value-type="float">
            <text:p>31851</text:p>
          </table:table-cell>
          <table:table-cell table:formula="of:=[.E214]-AVERAGE([.I214:.M214])" office:value-type="string" office:string-value="" calcext:value-type="error">
            <text:p>#DIV/0!</text:p>
          </table:table-cell>
          <table:table-cell table:number-columns-repeated="24"/>
        </table:table-row>
        <table:table-row table:style-name="ro1">
          <table:table-cell office:value-type="float" office:value="214" calcext:value-type="float">
            <text:p>214</text:p>
          </table:table-cell>
          <table:table-cell table:formula="of:=ROUND([.$H$2]/2/[.$H$3]*([.A215]-1))" office:value-type="float" office:value="32002" calcext:value-type="float">
            <text:p>32002</text:p>
          </table:table-cell>
          <table:table-cell table:formula="of:=[.E215]-AVERAGE([.I215:.M215])" office:value-type="string" office:string-value="" calcext:value-type="error">
            <text:p>#DIV/0!</text:p>
          </table:table-cell>
          <table:table-cell table:number-columns-repeated="24"/>
        </table:table-row>
        <table:table-row table:style-name="ro1">
          <table:table-cell office:value-type="float" office:value="215" calcext:value-type="float">
            <text:p>215</text:p>
          </table:table-cell>
          <table:table-cell table:formula="of:=ROUND([.$H$2]/2/[.$H$3]*([.A216]-1))" office:value-type="float" office:value="32152" calcext:value-type="float">
            <text:p>32152</text:p>
          </table:table-cell>
          <table:table-cell table:formula="of:=[.E216]-AVERAGE([.I216:.M216])" office:value-type="string" office:string-value="" calcext:value-type="error">
            <text:p>#DIV/0!</text:p>
          </table:table-cell>
          <table:table-cell table:number-columns-repeated="24"/>
        </table:table-row>
        <table:table-row table:style-name="ro1">
          <table:table-cell office:value-type="float" office:value="216" calcext:value-type="float">
            <text:p>216</text:p>
          </table:table-cell>
          <table:table-cell table:formula="of:=ROUND([.$H$2]/2/[.$H$3]*([.A217]-1))" office:value-type="float" office:value="32302" calcext:value-type="float">
            <text:p>32302</text:p>
          </table:table-cell>
          <table:table-cell table:formula="of:=[.E217]-AVERAGE([.I217:.M217])" office:value-type="string" office:string-value="" calcext:value-type="error">
            <text:p>#DIV/0!</text:p>
          </table:table-cell>
          <table:table-cell table:number-columns-repeated="24"/>
        </table:table-row>
        <table:table-row table:style-name="ro1">
          <table:table-cell office:value-type="float" office:value="217" calcext:value-type="float">
            <text:p>217</text:p>
          </table:table-cell>
          <table:table-cell table:formula="of:=ROUND([.$H$2]/2/[.$H$3]*([.A218]-1))" office:value-type="float" office:value="32452" calcext:value-type="float">
            <text:p>32452</text:p>
          </table:table-cell>
          <table:table-cell table:formula="of:=[.E218]-AVERAGE([.I218:.M218])" office:value-type="string" office:string-value="" calcext:value-type="error">
            <text:p>#DIV/0!</text:p>
          </table:table-cell>
          <table:table-cell table:number-columns-repeated="24"/>
        </table:table-row>
        <table:table-row table:style-name="ro1">
          <table:table-cell office:value-type="float" office:value="218" calcext:value-type="float">
            <text:p>218</text:p>
          </table:table-cell>
          <table:table-cell table:formula="of:=ROUND([.$H$2]/2/[.$H$3]*([.A219]-1))" office:value-type="float" office:value="32603" calcext:value-type="float">
            <text:p>32603</text:p>
          </table:table-cell>
          <table:table-cell table:formula="of:=[.E219]-AVERAGE([.I219:.M219])" office:value-type="string" office:string-value="" calcext:value-type="error">
            <text:p>#DIV/0!</text:p>
          </table:table-cell>
          <table:table-cell table:number-columns-repeated="24"/>
        </table:table-row>
        <table:table-row table:style-name="ro1">
          <table:table-cell office:value-type="float" office:value="219" calcext:value-type="float">
            <text:p>219</text:p>
          </table:table-cell>
          <table:table-cell table:formula="of:=ROUND([.$H$2]/2/[.$H$3]*([.A220]-1))" office:value-type="float" office:value="32753" calcext:value-type="float">
            <text:p>32753</text:p>
          </table:table-cell>
          <table:table-cell table:formula="of:=[.E220]-AVERAGE([.I220:.M220])" office:value-type="string" office:string-value="" calcext:value-type="error">
            <text:p>#DIV/0!</text:p>
          </table:table-cell>
          <table:table-cell table:number-columns-repeated="24"/>
        </table:table-row>
        <table:table-row table:style-name="ro1">
          <table:table-cell office:value-type="float" office:value="220" calcext:value-type="float">
            <text:p>220</text:p>
          </table:table-cell>
          <table:table-cell table:formula="of:=ROUND([.$H$2]/2/[.$H$3]*([.A221]-1))" office:value-type="float" office:value="32903" calcext:value-type="float">
            <text:p>32903</text:p>
          </table:table-cell>
          <table:table-cell table:formula="of:=[.E221]-AVERAGE([.I221:.M221])" office:value-type="string" office:string-value="" calcext:value-type="error">
            <text:p>#DIV/0!</text:p>
          </table:table-cell>
          <table:table-cell table:number-columns-repeated="24"/>
        </table:table-row>
        <table:table-row table:style-name="ro1">
          <table:table-cell office:value-type="float" office:value="221" calcext:value-type="float">
            <text:p>221</text:p>
          </table:table-cell>
          <table:table-cell table:formula="of:=ROUND([.$H$2]/2/[.$H$3]*([.A222]-1))" office:value-type="float" office:value="33053" calcext:value-type="float">
            <text:p>33053</text:p>
          </table:table-cell>
          <table:table-cell table:formula="of:=[.E222]-AVERAGE([.I222:.M222])" office:value-type="string" office:string-value="" calcext:value-type="error">
            <text:p>#DIV/0!</text:p>
          </table:table-cell>
          <table:table-cell table:number-columns-repeated="24"/>
        </table:table-row>
        <table:table-row table:style-name="ro1">
          <table:table-cell office:value-type="float" office:value="222" calcext:value-type="float">
            <text:p>222</text:p>
          </table:table-cell>
          <table:table-cell table:formula="of:=ROUND([.$H$2]/2/[.$H$3]*([.A223]-1))" office:value-type="float" office:value="33204" calcext:value-type="float">
            <text:p>33204</text:p>
          </table:table-cell>
          <table:table-cell table:formula="of:=[.E223]-AVERAGE([.I223:.M223])" office:value-type="string" office:string-value="" calcext:value-type="error">
            <text:p>#DIV/0!</text:p>
          </table:table-cell>
          <table:table-cell table:number-columns-repeated="24"/>
        </table:table-row>
        <table:table-row table:style-name="ro1">
          <table:table-cell office:value-type="float" office:value="223" calcext:value-type="float">
            <text:p>223</text:p>
          </table:table-cell>
          <table:table-cell table:formula="of:=ROUND([.$H$2]/2/[.$H$3]*([.A224]-1))" office:value-type="float" office:value="33354" calcext:value-type="float">
            <text:p>33354</text:p>
          </table:table-cell>
          <table:table-cell table:formula="of:=[.E224]-AVERAGE([.I224:.M224])" office:value-type="string" office:string-value="" calcext:value-type="error">
            <text:p>#DIV/0!</text:p>
          </table:table-cell>
          <table:table-cell table:number-columns-repeated="24"/>
        </table:table-row>
        <table:table-row table:style-name="ro1">
          <table:table-cell office:value-type="float" office:value="224" calcext:value-type="float">
            <text:p>224</text:p>
          </table:table-cell>
          <table:table-cell table:formula="of:=ROUND([.$H$2]/2/[.$H$3]*([.A225]-1))" office:value-type="float" office:value="33504" calcext:value-type="float">
            <text:p>33504</text:p>
          </table:table-cell>
          <table:table-cell table:formula="of:=[.E225]-AVERAGE([.I225:.M225])" office:value-type="string" office:string-value="" calcext:value-type="error">
            <text:p>#DIV/0!</text:p>
          </table:table-cell>
          <table:table-cell table:number-columns-repeated="24"/>
        </table:table-row>
        <table:table-row table:style-name="ro1">
          <table:table-cell office:value-type="float" office:value="225" calcext:value-type="float">
            <text:p>225</text:p>
          </table:table-cell>
          <table:table-cell table:formula="of:=ROUND([.$H$2]/2/[.$H$3]*([.A226]-1))" office:value-type="float" office:value="33654" calcext:value-type="float">
            <text:p>33654</text:p>
          </table:table-cell>
          <table:table-cell table:formula="of:=[.E226]-AVERAGE([.I226:.M226])" office:value-type="string" office:string-value="" calcext:value-type="error">
            <text:p>#DIV/0!</text:p>
          </table:table-cell>
          <table:table-cell table:number-columns-repeated="24"/>
        </table:table-row>
        <table:table-row table:style-name="ro1">
          <table:table-cell office:value-type="float" office:value="226" calcext:value-type="float">
            <text:p>226</text:p>
          </table:table-cell>
          <table:table-cell table:formula="of:=ROUND([.$H$2]/2/[.$H$3]*([.A227]-1))" office:value-type="float" office:value="33804" calcext:value-type="float">
            <text:p>33804</text:p>
          </table:table-cell>
          <table:table-cell table:formula="of:=[.E227]-AVERAGE([.I227:.M227])" office:value-type="string" office:string-value="" calcext:value-type="error">
            <text:p>#DIV/0!</text:p>
          </table:table-cell>
          <table:table-cell table:number-columns-repeated="24"/>
        </table:table-row>
        <table:table-row table:style-name="ro1">
          <table:table-cell office:value-type="float" office:value="227" calcext:value-type="float">
            <text:p>227</text:p>
          </table:table-cell>
          <table:table-cell table:formula="of:=ROUND([.$H$2]/2/[.$H$3]*([.A228]-1))" office:value-type="float" office:value="33955" calcext:value-type="float">
            <text:p>33955</text:p>
          </table:table-cell>
          <table:table-cell table:formula="of:=[.E228]-AVERAGE([.I228:.M228])" office:value-type="string" office:string-value="" calcext:value-type="error">
            <text:p>#DIV/0!</text:p>
          </table:table-cell>
          <table:table-cell table:number-columns-repeated="24"/>
        </table:table-row>
        <table:table-row table:style-name="ro1">
          <table:table-cell office:value-type="float" office:value="228" calcext:value-type="float">
            <text:p>228</text:p>
          </table:table-cell>
          <table:table-cell table:formula="of:=ROUND([.$H$2]/2/[.$H$3]*([.A229]-1))" office:value-type="float" office:value="34105" calcext:value-type="float">
            <text:p>34105</text:p>
          </table:table-cell>
          <table:table-cell table:formula="of:=[.E229]-AVERAGE([.I229:.M229])" office:value-type="string" office:string-value="" calcext:value-type="error">
            <text:p>#DIV/0!</text:p>
          </table:table-cell>
          <table:table-cell table:number-columns-repeated="24"/>
        </table:table-row>
        <table:table-row table:style-name="ro1">
          <table:table-cell office:value-type="float" office:value="229" calcext:value-type="float">
            <text:p>229</text:p>
          </table:table-cell>
          <table:table-cell table:formula="of:=ROUND([.$H$2]/2/[.$H$3]*([.A230]-1))" office:value-type="float" office:value="34255" calcext:value-type="float">
            <text:p>34255</text:p>
          </table:table-cell>
          <table:table-cell table:formula="of:=[.E230]-AVERAGE([.I230:.M230])" office:value-type="string" office:string-value="" calcext:value-type="error">
            <text:p>#DIV/0!</text:p>
          </table:table-cell>
          <table:table-cell table:number-columns-repeated="24"/>
        </table:table-row>
        <table:table-row table:style-name="ro1">
          <table:table-cell office:value-type="float" office:value="230" calcext:value-type="float">
            <text:p>230</text:p>
          </table:table-cell>
          <table:table-cell table:formula="of:=ROUND([.$H$2]/2/[.$H$3]*([.A231]-1))" office:value-type="float" office:value="34405" calcext:value-type="float">
            <text:p>34405</text:p>
          </table:table-cell>
          <table:table-cell table:formula="of:=[.E231]-AVERAGE([.I231:.M231])" office:value-type="string" office:string-value="" calcext:value-type="error">
            <text:p>#DIV/0!</text:p>
          </table:table-cell>
          <table:table-cell table:number-columns-repeated="24"/>
        </table:table-row>
        <table:table-row table:style-name="ro1">
          <table:table-cell office:value-type="float" office:value="231" calcext:value-type="float">
            <text:p>231</text:p>
          </table:table-cell>
          <table:table-cell table:formula="of:=ROUND([.$H$2]/2/[.$H$3]*([.A232]-1))" office:value-type="float" office:value="34556" calcext:value-type="float">
            <text:p>34556</text:p>
          </table:table-cell>
          <table:table-cell table:formula="of:=[.E232]-AVERAGE([.I232:.M232])" office:value-type="string" office:string-value="" calcext:value-type="error">
            <text:p>#DIV/0!</text:p>
          </table:table-cell>
          <table:table-cell table:number-columns-repeated="24"/>
        </table:table-row>
        <table:table-row table:style-name="ro1">
          <table:table-cell office:value-type="float" office:value="232" calcext:value-type="float">
            <text:p>232</text:p>
          </table:table-cell>
          <table:table-cell table:formula="of:=ROUND([.$H$2]/2/[.$H$3]*([.A233]-1))" office:value-type="float" office:value="34706" calcext:value-type="float">
            <text:p>34706</text:p>
          </table:table-cell>
          <table:table-cell table:formula="of:=[.E233]-AVERAGE([.I233:.M233])" office:value-type="string" office:string-value="" calcext:value-type="error">
            <text:p>#DIV/0!</text:p>
          </table:table-cell>
          <table:table-cell table:number-columns-repeated="24"/>
        </table:table-row>
        <table:table-row table:style-name="ro1">
          <table:table-cell office:value-type="float" office:value="233" calcext:value-type="float">
            <text:p>233</text:p>
          </table:table-cell>
          <table:table-cell table:formula="of:=ROUND([.$H$2]/2/[.$H$3]*([.A234]-1))" office:value-type="float" office:value="34856" calcext:value-type="float">
            <text:p>34856</text:p>
          </table:table-cell>
          <table:table-cell table:formula="of:=[.E234]-AVERAGE([.I234:.M234])" office:value-type="string" office:string-value="" calcext:value-type="error">
            <text:p>#DIV/0!</text:p>
          </table:table-cell>
          <table:table-cell table:number-columns-repeated="24"/>
        </table:table-row>
        <table:table-row table:style-name="ro1">
          <table:table-cell office:value-type="float" office:value="234" calcext:value-type="float">
            <text:p>234</text:p>
          </table:table-cell>
          <table:table-cell table:formula="of:=ROUND([.$H$2]/2/[.$H$3]*([.A235]-1))" office:value-type="float" office:value="35006" calcext:value-type="float">
            <text:p>35006</text:p>
          </table:table-cell>
          <table:table-cell table:formula="of:=[.E235]-AVERAGE([.I235:.M235])" office:value-type="string" office:string-value="" calcext:value-type="error">
            <text:p>#DIV/0!</text:p>
          </table:table-cell>
          <table:table-cell table:number-columns-repeated="24"/>
        </table:table-row>
        <table:table-row table:style-name="ro1">
          <table:table-cell office:value-type="float" office:value="235" calcext:value-type="float">
            <text:p>235</text:p>
          </table:table-cell>
          <table:table-cell table:formula="of:=ROUND([.$H$2]/2/[.$H$3]*([.A236]-1))" office:value-type="float" office:value="35157" calcext:value-type="float">
            <text:p>35157</text:p>
          </table:table-cell>
          <table:table-cell table:formula="of:=[.E236]-AVERAGE([.I236:.M236])" office:value-type="string" office:string-value="" calcext:value-type="error">
            <text:p>#DIV/0!</text:p>
          </table:table-cell>
          <table:table-cell table:number-columns-repeated="24"/>
        </table:table-row>
        <table:table-row table:style-name="ro1">
          <table:table-cell office:value-type="float" office:value="236" calcext:value-type="float">
            <text:p>236</text:p>
          </table:table-cell>
          <table:table-cell table:formula="of:=ROUND([.$H$2]/2/[.$H$3]*([.A237]-1))" office:value-type="float" office:value="35307" calcext:value-type="float">
            <text:p>35307</text:p>
          </table:table-cell>
          <table:table-cell table:formula="of:=[.E237]-AVERAGE([.I237:.M237])" office:value-type="string" office:string-value="" calcext:value-type="error">
            <text:p>#DIV/0!</text:p>
          </table:table-cell>
          <table:table-cell table:number-columns-repeated="24"/>
        </table:table-row>
        <table:table-row table:style-name="ro1">
          <table:table-cell office:value-type="float" office:value="237" calcext:value-type="float">
            <text:p>237</text:p>
          </table:table-cell>
          <table:table-cell table:formula="of:=ROUND([.$H$2]/2/[.$H$3]*([.A238]-1))" office:value-type="float" office:value="35457" calcext:value-type="float">
            <text:p>35457</text:p>
          </table:table-cell>
          <table:table-cell table:formula="of:=[.E238]-AVERAGE([.I238:.M238])" office:value-type="string" office:string-value="" calcext:value-type="error">
            <text:p>#DIV/0!</text:p>
          </table:table-cell>
          <table:table-cell table:number-columns-repeated="24"/>
        </table:table-row>
        <table:table-row table:style-name="ro1">
          <table:table-cell office:value-type="float" office:value="238" calcext:value-type="float">
            <text:p>238</text:p>
          </table:table-cell>
          <table:table-cell table:formula="of:=ROUND([.$H$2]/2/[.$H$3]*([.A239]-1))" office:value-type="float" office:value="35607" calcext:value-type="float">
            <text:p>35607</text:p>
          </table:table-cell>
          <table:table-cell table:formula="of:=[.E239]-AVERAGE([.I239:.M239])" office:value-type="string" office:string-value="" calcext:value-type="error">
            <text:p>#DIV/0!</text:p>
          </table:table-cell>
          <table:table-cell table:number-columns-repeated="24"/>
        </table:table-row>
        <table:table-row table:style-name="ro1">
          <table:table-cell office:value-type="float" office:value="239" calcext:value-type="float">
            <text:p>239</text:p>
          </table:table-cell>
          <table:table-cell table:formula="of:=ROUND([.$H$2]/2/[.$H$3]*([.A240]-1))" office:value-type="float" office:value="35758" calcext:value-type="float">
            <text:p>35758</text:p>
          </table:table-cell>
          <table:table-cell table:formula="of:=[.E240]-AVERAGE([.I240:.M240])" office:value-type="string" office:string-value="" calcext:value-type="error">
            <text:p>#DIV/0!</text:p>
          </table:table-cell>
          <table:table-cell table:number-columns-repeated="24"/>
        </table:table-row>
        <table:table-row table:style-name="ro1">
          <table:table-cell office:value-type="float" office:value="240" calcext:value-type="float">
            <text:p>240</text:p>
          </table:table-cell>
          <table:table-cell table:formula="of:=ROUND([.$H$2]/2/[.$H$3]*([.A241]-1))" office:value-type="float" office:value="35908" calcext:value-type="float">
            <text:p>35908</text:p>
          </table:table-cell>
          <table:table-cell table:formula="of:=[.E241]-AVERAGE([.I241:.M241])" office:value-type="string" office:string-value="" calcext:value-type="error">
            <text:p>#DIV/0!</text:p>
          </table:table-cell>
          <table:table-cell table:number-columns-repeated="24"/>
        </table:table-row>
        <table:table-row table:style-name="ro1">
          <table:table-cell office:value-type="float" office:value="241" calcext:value-type="float">
            <text:p>241</text:p>
          </table:table-cell>
          <table:table-cell table:formula="of:=ROUND([.$H$2]/2/[.$H$3]*([.A242]-1))" office:value-type="float" office:value="36058" calcext:value-type="float">
            <text:p>36058</text:p>
          </table:table-cell>
          <table:table-cell table:formula="of:=[.E242]-AVERAGE([.I242:.M242])" office:value-type="string" office:string-value="" calcext:value-type="error">
            <text:p>#DIV/0!</text:p>
          </table:table-cell>
          <table:table-cell table:number-columns-repeated="24"/>
        </table:table-row>
        <table:table-row table:style-name="ro1">
          <table:table-cell office:value-type="float" office:value="242" calcext:value-type="float">
            <text:p>242</text:p>
          </table:table-cell>
          <table:table-cell table:formula="of:=ROUND([.$H$2]/2/[.$H$3]*([.A243]-1))" office:value-type="float" office:value="36208" calcext:value-type="float">
            <text:p>36208</text:p>
          </table:table-cell>
          <table:table-cell table:formula="of:=[.E243]-AVERAGE([.I243:.M243])" office:value-type="string" office:string-value="" calcext:value-type="error">
            <text:p>#DIV/0!</text:p>
          </table:table-cell>
          <table:table-cell table:number-columns-repeated="24"/>
        </table:table-row>
        <table:table-row table:style-name="ro1">
          <table:table-cell office:value-type="float" office:value="243" calcext:value-type="float">
            <text:p>243</text:p>
          </table:table-cell>
          <table:table-cell table:formula="of:=ROUND([.$H$2]/2/[.$H$3]*([.A244]-1))" office:value-type="float" office:value="36359" calcext:value-type="float">
            <text:p>36359</text:p>
          </table:table-cell>
          <table:table-cell table:formula="of:=[.E244]-AVERAGE([.I244:.M244])" office:value-type="string" office:string-value="" calcext:value-type="error">
            <text:p>#DIV/0!</text:p>
          </table:table-cell>
          <table:table-cell table:number-columns-repeated="24"/>
        </table:table-row>
        <table:table-row table:style-name="ro1">
          <table:table-cell office:value-type="float" office:value="244" calcext:value-type="float">
            <text:p>244</text:p>
          </table:table-cell>
          <table:table-cell table:formula="of:=ROUND([.$H$2]/2/[.$H$3]*([.A245]-1))" office:value-type="float" office:value="36509" calcext:value-type="float">
            <text:p>36509</text:p>
          </table:table-cell>
          <table:table-cell table:formula="of:=[.E245]-AVERAGE([.I245:.M245])" office:value-type="string" office:string-value="" calcext:value-type="error">
            <text:p>#DIV/0!</text:p>
          </table:table-cell>
          <table:table-cell table:number-columns-repeated="24"/>
        </table:table-row>
        <table:table-row table:style-name="ro1">
          <table:table-cell office:value-type="float" office:value="245" calcext:value-type="float">
            <text:p>245</text:p>
          </table:table-cell>
          <table:table-cell table:formula="of:=ROUND([.$H$2]/2/[.$H$3]*([.A246]-1))" office:value-type="float" office:value="36659" calcext:value-type="float">
            <text:p>36659</text:p>
          </table:table-cell>
          <table:table-cell table:formula="of:=[.E246]-AVERAGE([.I246:.M246])" office:value-type="string" office:string-value="" calcext:value-type="error">
            <text:p>#DIV/0!</text:p>
          </table:table-cell>
          <table:table-cell table:number-columns-repeated="24"/>
        </table:table-row>
        <table:table-row table:style-name="ro1">
          <table:table-cell office:value-type="float" office:value="246" calcext:value-type="float">
            <text:p>246</text:p>
          </table:table-cell>
          <table:table-cell table:formula="of:=ROUND([.$H$2]/2/[.$H$3]*([.A247]-1))" office:value-type="float" office:value="36809" calcext:value-type="float">
            <text:p>36809</text:p>
          </table:table-cell>
          <table:table-cell table:formula="of:=[.E247]-AVERAGE([.I247:.M247])" office:value-type="string" office:string-value="" calcext:value-type="error">
            <text:p>#DIV/0!</text:p>
          </table:table-cell>
          <table:table-cell table:number-columns-repeated="24"/>
        </table:table-row>
        <table:table-row table:style-name="ro1">
          <table:table-cell office:value-type="float" office:value="247" calcext:value-type="float">
            <text:p>247</text:p>
          </table:table-cell>
          <table:table-cell table:formula="of:=ROUND([.$H$2]/2/[.$H$3]*([.A248]-1))" office:value-type="float" office:value="36960" calcext:value-type="float">
            <text:p>36960</text:p>
          </table:table-cell>
          <table:table-cell table:formula="of:=[.E248]-AVERAGE([.I248:.M248])" office:value-type="string" office:string-value="" calcext:value-type="error">
            <text:p>#DIV/0!</text:p>
          </table:table-cell>
          <table:table-cell table:number-columns-repeated="24"/>
        </table:table-row>
        <table:table-row table:style-name="ro1">
          <table:table-cell office:value-type="float" office:value="248" calcext:value-type="float">
            <text:p>248</text:p>
          </table:table-cell>
          <table:table-cell table:formula="of:=ROUND([.$H$2]/2/[.$H$3]*([.A249]-1))" office:value-type="float" office:value="37110" calcext:value-type="float">
            <text:p>37110</text:p>
          </table:table-cell>
          <table:table-cell table:formula="of:=[.E249]-AVERAGE([.I249:.M249])" office:value-type="string" office:string-value="" calcext:value-type="error">
            <text:p>#DIV/0!</text:p>
          </table:table-cell>
          <table:table-cell table:number-columns-repeated="24"/>
        </table:table-row>
        <table:table-row table:style-name="ro1">
          <table:table-cell office:value-type="float" office:value="249" calcext:value-type="float">
            <text:p>249</text:p>
          </table:table-cell>
          <table:table-cell table:formula="of:=ROUND([.$H$2]/2/[.$H$3]*([.A250]-1))" office:value-type="float" office:value="37260" calcext:value-type="float">
            <text:p>37260</text:p>
          </table:table-cell>
          <table:table-cell table:formula="of:=[.E250]-AVERAGE([.I250:.M250])" office:value-type="string" office:string-value="" calcext:value-type="error">
            <text:p>#DIV/0!</text:p>
          </table:table-cell>
          <table:table-cell table:number-columns-repeated="24"/>
        </table:table-row>
        <table:table-row table:style-name="ro1">
          <table:table-cell office:value-type="float" office:value="250" calcext:value-type="float">
            <text:p>250</text:p>
          </table:table-cell>
          <table:table-cell table:formula="of:=ROUND([.$H$2]/2/[.$H$3]*([.A251]-1))" office:value-type="float" office:value="37410" calcext:value-type="float">
            <text:p>37410</text:p>
          </table:table-cell>
          <table:table-cell table:formula="of:=[.E251]-AVERAGE([.I251:.M251])" office:value-type="string" office:string-value="" calcext:value-type="error">
            <text:p>#DIV/0!</text:p>
          </table:table-cell>
          <table:table-cell table:number-columns-repeated="24"/>
        </table:table-row>
        <table:table-row table:style-name="ro1">
          <table:table-cell office:value-type="float" office:value="251" calcext:value-type="float">
            <text:p>251</text:p>
          </table:table-cell>
          <table:table-cell table:formula="of:=ROUND([.$H$2]/2/[.$H$3]*([.A252]-1))" office:value-type="float" office:value="37561" calcext:value-type="float">
            <text:p>37561</text:p>
          </table:table-cell>
          <table:table-cell table:formula="of:=[.E252]-AVERAGE([.I252:.M252])" office:value-type="string" office:string-value="" calcext:value-type="error">
            <text:p>#DIV/0!</text:p>
          </table:table-cell>
          <table:table-cell table:number-columns-repeated="24"/>
        </table:table-row>
        <table:table-row table:style-name="ro1">
          <table:table-cell office:value-type="float" office:value="252" calcext:value-type="float">
            <text:p>252</text:p>
          </table:table-cell>
          <table:table-cell table:formula="of:=ROUND([.$H$2]/2/[.$H$3]*([.A253]-1))" office:value-type="float" office:value="37711" calcext:value-type="float">
            <text:p>37711</text:p>
          </table:table-cell>
          <table:table-cell table:formula="of:=[.E253]-AVERAGE([.I253:.M253])" office:value-type="string" office:string-value="" calcext:value-type="error">
            <text:p>#DIV/0!</text:p>
          </table:table-cell>
          <table:table-cell table:number-columns-repeated="24"/>
        </table:table-row>
        <table:table-row table:style-name="ro1">
          <table:table-cell office:value-type="float" office:value="253" calcext:value-type="float">
            <text:p>253</text:p>
          </table:table-cell>
          <table:table-cell table:formula="of:=ROUND([.$H$2]/2/[.$H$3]*([.A254]-1))" office:value-type="float" office:value="37861" calcext:value-type="float">
            <text:p>37861</text:p>
          </table:table-cell>
          <table:table-cell table:formula="of:=[.E254]-AVERAGE([.I254:.M254])" office:value-type="string" office:string-value="" calcext:value-type="error">
            <text:p>#DIV/0!</text:p>
          </table:table-cell>
          <table:table-cell table:number-columns-repeated="24"/>
        </table:table-row>
        <table:table-row table:style-name="ro1">
          <table:table-cell office:value-type="float" office:value="254" calcext:value-type="float">
            <text:p>254</text:p>
          </table:table-cell>
          <table:table-cell table:formula="of:=ROUND([.$H$2]/2/[.$H$3]*([.A255]-1))" office:value-type="float" office:value="38011" calcext:value-type="float">
            <text:p>38011</text:p>
          </table:table-cell>
          <table:table-cell table:formula="of:=[.E255]-AVERAGE([.I255:.M255])" office:value-type="string" office:string-value="" calcext:value-type="error">
            <text:p>#DIV/0!</text:p>
          </table:table-cell>
          <table:table-cell table:number-columns-repeated="24"/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ROUND([.$H$2]/2/[.$H$3]*([.A256]-1))" office:value-type="float" office:value="38162" calcext:value-type="float">
            <text:p>38162</text:p>
          </table:table-cell>
          <table:table-cell table:formula="of:=[.E256]-AVERAGE([.I256:.M256])" office:value-type="string" office:string-value="" calcext:value-type="error">
            <text:p>#DIV/0!</text:p>
          </table:table-cell>
          <table:table-cell table:number-columns-repeated="24"/>
        </table:table-row>
        <table:table-row table:style-name="ro1">
          <table:table-cell office:value-type="float" office:value="256" calcext:value-type="float">
            <text:p>256</text:p>
          </table:table-cell>
          <table:table-cell table:formula="of:=ROUND([.$H$2]/2/[.$H$3]*([.A257]-1))" office:value-type="float" office:value="38312" calcext:value-type="float">
            <text:p>38312</text:p>
          </table:table-cell>
          <table:table-cell table:formula="of:=[.E257]-AVERAGE([.I257:.M257])" office:value-type="string" office:string-value="" calcext:value-type="error">
            <text:p>#DIV/0!</text:p>
          </table:table-cell>
          <table:table-cell table:number-columns-repeated="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stroke-dash draw:name="Double_20_Dash" draw:display-name="Double Dash" draw:style="rect" draw:dots1="1" draw:dots1-length="800%" draw:distance="300%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1T12:48:27.668565961</meta:creation-date>
    <dc:date>2024-05-28T07:25:45.665500779</dc:date>
    <meta:editing-duration>PT49M31S</meta:editing-duration>
    <meta:editing-cycles>7</meta:editing-cycles>
    <meta:generator>LibreOffice/7.3.7.2$Linux_X86_64 LibreOffice_project/30$Build-2</meta:generator>
    <meta:document-statistic meta:table-count="1" meta:cell-count="1733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step-start"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33.698cm" svg:height="20.067cm" xlink:href=".." xlink:type="simple" chart:class="chart:line" chart:style-name="ch1">
        <chart:legend chart:legend-position="end" svg:x="130.661cm" svg:y="9.485cm" style:legend-expansion="high" chart:style-name="ch2"/>
        <chart:plot-area chart:style-name="ch3" table:cell-range-address="Sheet1.B1:Sheet1.D257" chart:data-source-has-labels="both" svg:x="2.673cm" svg:y="0.401cm" svg:width="125.315cm" svg:height="19.265cm">
          <chart:coordinate-region svg:x="3.665cm" svg:y="0.6cm" svg:width="124.323cm" svg:height="18.867cm"/>
          <chart:axis chart:dimension="x" chart:name="primary-x" chart:style-name="ch4" chartooo:axis-type="auto">
            <chartooo:date-scale/>
            <chart:categories table:cell-range-address="Sheet1.B2:Sheet1.B25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C2:Sheet1.C257" chart:label-cell-address="Sheet1.C1:Sheet1.C1" chart:class="chart:line">
            <chart:data-point chart:repeated="256"/>
          </chart:series>
          <chart:series chart:style-name="ch7" chart:values-cell-range-address="Sheet1.D2:Sheet1.D257" chart:label-cell-address="Sheet1.D1:Sheet1.D1" chart:class="chart:line">
            <chart:data-point chart:repeated="25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1_filtered</text:p>
                <draw:g>
                  <svg:desc>Sheet1.C1:Sheet1.C1</svg:desc>
                </draw:g>
              </table:table-cell>
              <table:table-cell office:value-type="string">
                <text:p/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heet1.B2:Sheet1.B257</svg:desc>
                </draw:g>
              </table:table-cell>
              <table:table-cell office:value-type="float" office:value="0">
                <text:p>0</text:p>
                <draw:g>
                  <svg:desc>Sheet1.C2:Sheet1.C257</svg:desc>
                </draw:g>
              </table:table-cell>
              <table:table-cell office:value-type="float" office:value="NaN">
                <text:p>NaN</text:p>
                <draw:g>
                  <svg:desc>Sheet1.D2:Sheet1.D257</svg:desc>
                </draw:g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190.4051">
                <text:p>190.40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-13.3043">
                <text:p>-13.30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1">
                <text:p>451</text:p>
              </table:table-cell>
              <table:table-cell office:value-type="float" office:value="-15.0128">
                <text:p>-15.01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01">
                <text:p>601</text:p>
              </table:table-cell>
              <table:table-cell office:value-type="float" office:value="-10.5772">
                <text:p>-10.57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51">
                <text:p>751</text:p>
              </table:table-cell>
              <table:table-cell office:value-type="float" office:value="74.9808">
                <text:p>74.98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01">
                <text:p>901</text:p>
              </table:table-cell>
              <table:table-cell office:value-type="float" office:value="387.0886">
                <text:p>387.08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52">
                <text:p>1052</text:p>
              </table:table-cell>
              <table:table-cell office:value-type="float" office:value="290.8341">
                <text:p>290.83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02">
                <text:p>1202</text:p>
              </table:table-cell>
              <table:table-cell office:value-type="float" office:value="13.9784">
                <text:p>13.97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52">
                <text:p>1352</text:p>
              </table:table-cell>
              <table:table-cell office:value-type="float" office:value="7.1556">
                <text:p>7.15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02">
                <text:p>1502</text:p>
              </table:table-cell>
              <table:table-cell office:value-type="float" office:value="-2.2098">
                <text:p>-2.20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53">
                <text:p>1653</text:p>
              </table:table-cell>
              <table:table-cell office:value-type="float" office:value="-7.0195">
                <text:p>-7.01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803">
                <text:p>1803</text:p>
              </table:table-cell>
              <table:table-cell office:value-type="float" office:value="4.6576">
                <text:p>4.65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53">
                <text:p>1953</text:p>
              </table:table-cell>
              <table:table-cell office:value-type="float" office:value="284.1943">
                <text:p>284.19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03">
                <text:p>2103</text:p>
              </table:table-cell>
              <table:table-cell office:value-type="float" office:value="1378.0464">
                <text:p>1378.04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254">
                <text:p>2254</text:p>
              </table:table-cell>
              <table:table-cell office:value-type="float" office:value="1125.0339">
                <text:p>1125.03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404">
                <text:p>2404</text:p>
              </table:table-cell>
              <table:table-cell office:value-type="float" office:value="94.4508">
                <text:p>94.45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554">
                <text:p>2554</text:p>
              </table:table-cell>
              <table:table-cell office:value-type="float" office:value="14.3272">
                <text:p>14.32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704">
                <text:p>2704</text:p>
              </table:table-cell>
              <table:table-cell office:value-type="float" office:value="19.7131">
                <text:p>19.71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855">
                <text:p>2855</text:p>
              </table:table-cell>
              <table:table-cell office:value-type="float" office:value="9.0258">
                <text:p>9.02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005">
                <text:p>3005</text:p>
              </table:table-cell>
              <table:table-cell office:value-type="float" office:value="25.4895">
                <text:p>25.48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155">
                <text:p>3155</text:p>
              </table:table-cell>
              <table:table-cell office:value-type="float" office:value="52.6187">
                <text:p>52.61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305">
                <text:p>3305</text:p>
              </table:table-cell>
              <table:table-cell office:value-type="float" office:value="52.385">
                <text:p>52.3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456">
                <text:p>3456</text:p>
              </table:table-cell>
              <table:table-cell office:value-type="float" office:value="11.5955">
                <text:p>11.59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06">
                <text:p>3606</text:p>
              </table:table-cell>
              <table:table-cell office:value-type="float" office:value="7.2253">
                <text:p>7.22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56">
                <text:p>3756</text:p>
              </table:table-cell>
              <table:table-cell office:value-type="float" office:value="0.8013">
                <text:p>0.80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906">
                <text:p>3906</text:p>
              </table:table-cell>
              <table:table-cell office:value-type="float" office:value="9.9281">
                <text:p>9.92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57">
                <text:p>4057</text:p>
              </table:table-cell>
              <table:table-cell office:value-type="float" office:value="5.8236">
                <text:p>5.82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07">
                <text:p>4207</text:p>
              </table:table-cell>
              <table:table-cell office:value-type="float" office:value="23.2378">
                <text:p>23.23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57">
                <text:p>4357</text:p>
              </table:table-cell>
              <table:table-cell office:value-type="float" office:value="48.9823">
                <text:p>48.98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07">
                <text:p>4507</text:p>
              </table:table-cell>
              <table:table-cell office:value-type="float" office:value="16.1315">
                <text:p>16.13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658">
                <text:p>4658</text:p>
              </table:table-cell>
              <table:table-cell office:value-type="float" office:value="3.468">
                <text:p>3.4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808">
                <text:p>4808</text:p>
              </table:table-cell>
              <table:table-cell office:value-type="float" office:value="15.4767">
                <text:p>15.47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958">
                <text:p>4958</text:p>
              </table:table-cell>
              <table:table-cell office:value-type="float" office:value="10.9696">
                <text:p>10.96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108">
                <text:p>5108</text:p>
              </table:table-cell>
              <table:table-cell office:value-type="float" office:value="72.9425">
                <text:p>72.94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258">
                <text:p>5258</text:p>
              </table:table-cell>
              <table:table-cell office:value-type="float" office:value="523.0202">
                <text:p>523.02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409">
                <text:p>5409</text:p>
              </table:table-cell>
              <table:table-cell office:value-type="float" office:value="1046.5245">
                <text:p>1046.52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559">
                <text:p>5559</text:p>
              </table:table-cell>
              <table:table-cell office:value-type="float" office:value="386.9934">
                <text:p>386.99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709">
                <text:p>5709</text:p>
              </table:table-cell>
              <table:table-cell office:value-type="float" office:value="48.9241">
                <text:p>48.92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859">
                <text:p>5859</text:p>
              </table:table-cell>
              <table:table-cell office:value-type="float" office:value="18.2356">
                <text:p>18.23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010">
                <text:p>6010</text:p>
              </table:table-cell>
              <table:table-cell office:value-type="float" office:value="16.479">
                <text:p>16.4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160">
                <text:p>6160</text:p>
              </table:table-cell>
              <table:table-cell office:value-type="float" office:value="4.5036">
                <text:p>4.50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310">
                <text:p>6310</text:p>
              </table:table-cell>
              <table:table-cell office:value-type="float" office:value="2.0541">
                <text:p>2.05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460">
                <text:p>6460</text:p>
              </table:table-cell>
              <table:table-cell office:value-type="float" office:value="11.9101">
                <text:p>11.91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611">
                <text:p>6611</text:p>
              </table:table-cell>
              <table:table-cell office:value-type="float" office:value="10.6836">
                <text:p>10.68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761">
                <text:p>6761</text:p>
              </table:table-cell>
              <table:table-cell office:value-type="float" office:value="2.1068">
                <text:p>2.10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911">
                <text:p>6911</text:p>
              </table:table-cell>
              <table:table-cell office:value-type="float" office:value="6.9795">
                <text:p>6.97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061">
                <text:p>7061</text:p>
              </table:table-cell>
              <table:table-cell office:value-type="float" office:value="1.8508">
                <text:p>1.85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212">
                <text:p>7212</text:p>
              </table:table-cell>
              <table:table-cell office:value-type="float" office:value="13.2809">
                <text:p>13.28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362">
                <text:p>7362</text:p>
              </table:table-cell>
              <table:table-cell office:value-type="float" office:value="4.6224">
                <text:p>4.62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512">
                <text:p>7512</text:p>
              </table:table-cell>
              <table:table-cell office:value-type="float" office:value="55.0386">
                <text:p>55.03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662">
                <text:p>7662</text:p>
              </table:table-cell>
              <table:table-cell office:value-type="float" office:value="40.6489">
                <text:p>40.64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813">
                <text:p>7813</text:p>
              </table:table-cell>
              <table:table-cell office:value-type="float" office:value="12.0698">
                <text:p>12.06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963">
                <text:p>7963</text:p>
              </table:table-cell>
              <table:table-cell office:value-type="float" office:value="13.3914">
                <text:p>13.39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113">
                <text:p>8113</text:p>
              </table:table-cell>
              <table:table-cell office:value-type="float" office:value="4.9524">
                <text:p>4.95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263">
                <text:p>8263</text:p>
              </table:table-cell>
              <table:table-cell office:value-type="float" office:value="13.738">
                <text:p>13.7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414">
                <text:p>8414</text:p>
              </table:table-cell>
              <table:table-cell office:value-type="float" office:value="17.2614">
                <text:p>17.26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564">
                <text:p>8564</text:p>
              </table:table-cell>
              <table:table-cell office:value-type="float" office:value="12.5151">
                <text:p>12.51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714">
                <text:p>8714</text:p>
              </table:table-cell>
              <table:table-cell office:value-type="float" office:value="10.1552">
                <text:p>10.15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864">
                <text:p>8864</text:p>
              </table:table-cell>
              <table:table-cell office:value-type="float" office:value="10.2151">
                <text:p>10.21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015">
                <text:p>9015</text:p>
              </table:table-cell>
              <table:table-cell office:value-type="float" office:value="2.968">
                <text:p>2.9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165">
                <text:p>9165</text:p>
              </table:table-cell>
              <table:table-cell office:value-type="float" office:value="3.1515">
                <text:p>3.15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315">
                <text:p>9315</text:p>
              </table:table-cell>
              <table:table-cell office:value-type="float" office:value="7.4893">
                <text:p>7.48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465">
                <text:p>9465</text:p>
              </table:table-cell>
              <table:table-cell office:value-type="float" office:value="4.0333">
                <text:p>4.0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616">
                <text:p>961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766">
                <text:p>976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916">
                <text:p>991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066">
                <text:p>1006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216">
                <text:p>1021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367">
                <text:p>1036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517">
                <text:p>1051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667">
                <text:p>1066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817">
                <text:p>1081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968">
                <text:p>1096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118">
                <text:p>1111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268">
                <text:p>1126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418">
                <text:p>114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569">
                <text:p>115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719">
                <text:p>117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869">
                <text:p>118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019">
                <text:p>120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170">
                <text:p>121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320">
                <text:p>123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470">
                <text:p>124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620">
                <text:p>126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771">
                <text:p>127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921">
                <text:p>129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071">
                <text:p>130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221">
                <text:p>132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372">
                <text:p>133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522">
                <text:p>135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672">
                <text:p>136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822">
                <text:p>138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973">
                <text:p>139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123">
                <text:p>141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273">
                <text:p>142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423">
                <text:p>144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573">
                <text:p>145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724">
                <text:p>147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874">
                <text:p>148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024">
                <text:p>150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174">
                <text:p>15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325">
                <text:p>15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475">
                <text:p>154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625">
                <text:p>15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775">
                <text:p>157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926">
                <text:p>159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076">
                <text:p>160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226">
                <text:p>162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376">
                <text:p>163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527">
                <text:p>165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677">
                <text:p>166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827">
                <text:p>168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977">
                <text:p>169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128">
                <text:p>17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278">
                <text:p>17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428">
                <text:p>174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578">
                <text:p>175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729">
                <text:p>177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879">
                <text:p>178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8029">
                <text:p>180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8179">
                <text:p>181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8330">
                <text:p>183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8480">
                <text:p>184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8630">
                <text:p>186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8780">
                <text:p>187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8931">
                <text:p>189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081">
                <text:p>190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231">
                <text:p>192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381">
                <text:p>193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531">
                <text:p>195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682">
                <text:p>196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832">
                <text:p>198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982">
                <text:p>199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132">
                <text:p>201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283">
                <text:p>202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433">
                <text:p>204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583">
                <text:p>205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733">
                <text:p>20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884">
                <text:p>208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034">
                <text:p>210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184">
                <text:p>21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334">
                <text:p>213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485">
                <text:p>214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635">
                <text:p>216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785">
                <text:p>217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935">
                <text:p>219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2086">
                <text:p>220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2236">
                <text:p>222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2386">
                <text:p>223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2536">
                <text:p>225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2687">
                <text:p>226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2837">
                <text:p>228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2987">
                <text:p>229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3137">
                <text:p>231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3288">
                <text:p>232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3438">
                <text:p>234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3588">
                <text:p>235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3738">
                <text:p>237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3889">
                <text:p>23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4039">
                <text:p>240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4189">
                <text:p>24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4339">
                <text:p>243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4489">
                <text:p>244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4640">
                <text:p>246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4790">
                <text:p>247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4940">
                <text:p>249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5090">
                <text:p>250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5241">
                <text:p>252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5391">
                <text:p>253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5541">
                <text:p>255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5691">
                <text:p>256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5842">
                <text:p>258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5992">
                <text:p>259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6142">
                <text:p>261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6292">
                <text:p>262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6443">
                <text:p>264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6593">
                <text:p>265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6743">
                <text:p>267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6893">
                <text:p>268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7044">
                <text:p>270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7194">
                <text:p>271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7344">
                <text:p>273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7494">
                <text:p>274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7645">
                <text:p>276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7795">
                <text:p>277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7945">
                <text:p>279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8095">
                <text:p>280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8246">
                <text:p>282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8396">
                <text:p>283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8546">
                <text:p>285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8696">
                <text:p>286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8847">
                <text:p>288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8997">
                <text:p>289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9147">
                <text:p>29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9297">
                <text:p>292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9447">
                <text:p>294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9598">
                <text:p>295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9748">
                <text:p>297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9898">
                <text:p>298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0048">
                <text:p>300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0199">
                <text:p>30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0349">
                <text:p>303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0499">
                <text:p>304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0649">
                <text:p>306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0800">
                <text:p>308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0950">
                <text:p>309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1100">
                <text:p>31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1250">
                <text:p>31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1401">
                <text:p>314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1551">
                <text:p>315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1701">
                <text:p>317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1851">
                <text:p>318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2002">
                <text:p>320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2152">
                <text:p>321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2302">
                <text:p>323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2452">
                <text:p>324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2603">
                <text:p>326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2753">
                <text:p>327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2903">
                <text:p>329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3053">
                <text:p>330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3204">
                <text:p>332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3354">
                <text:p>333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3504">
                <text:p>33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3654">
                <text:p>336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3804">
                <text:p>338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3955">
                <text:p>339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4105">
                <text:p>34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4255">
                <text:p>342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4405">
                <text:p>344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4556">
                <text:p>345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4706">
                <text:p>347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4856">
                <text:p>348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5006">
                <text:p>350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5157">
                <text:p>351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5307">
                <text:p>353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5457">
                <text:p>354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5607">
                <text:p>356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5758">
                <text:p>357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5908">
                <text:p>359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058">
                <text:p>360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208">
                <text:p>362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359">
                <text:p>363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509">
                <text:p>365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659">
                <text:p>366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809">
                <text:p>368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60">
                <text:p>369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110">
                <text:p>371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260">
                <text:p>372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410">
                <text:p>374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561">
                <text:p>375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711">
                <text:p>377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861">
                <text:p>378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011">
                <text:p>380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162">
                <text:p>38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312">
                <text:p>383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step-start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91cm" svg:y="4.201cm" style:legend-expansion="high" chart:style-name="ch2"/>
        <chart:plot-area chart:style-name="ch3" table:cell-range-address="Sheet1.AA2:Sheet1.AA65" svg:x="0.32cm" svg:y="0.18cm" svg:width="12.27cm" svg:height="8.64cm">
          <chart:coordinate-region svg:x="1.127cm" svg:y="0.38cm" svg:width="11.323cm" svg:height="7.64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A2:Sheet1.AA65" chart:class="chart:line">
            <chart:data-point chart:repeated="6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59">
                <text:p>359</text:p>
                <draw:g>
                  <svg:desc>Sheet1.AA2:Sheet1.AA6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24">
                <text:p>32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69">
                <text:p>26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69">
                <text:p>26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88">
                <text:p>28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34">
                <text:p>33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58">
                <text:p>35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66">
                <text:p>36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67">
                <text:p>36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55">
                <text:p>35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41">
                <text:p>34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28">
                <text:p>32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78">
                <text:p>27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8">
                <text:p>27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27">
                <text:p>32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44">
                <text:p>34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66">
                <text:p>36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74">
                <text:p>37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